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text-align="center" fo:break-before="auto" fo:line-height="115%" fo:margin-top="0.353cm" fo:keep-with-next="always" fo:keep-together="always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T6_159" style:family="text"/>
    <style:style style:name="T6_160" style:family="text"/>
    <style:style style:name="T6_161" style:family="text"/>
    <style:style style:name="T6_162" style:family="text"/>
    <style:style style:name="T6_163" style:family="text"/>
    <style:style style:name="T6_164" style:family="text"/>
    <style:style style:name="T6_165" style:family="text"/>
    <style:style style:name="T6_166" style:family="text"/>
    <style:style style:name="T6_167" style:family="text"/>
    <style:style style:name="T6_168" style:family="text"/>
    <style:style style:name="T6_169" style:family="text"/>
    <style:style style:name="T6_170" style:family="text"/>
    <style:style style:name="T6_171" style:family="text"/>
    <style:style style:name="T6_172" style:family="text"/>
    <style:style style:name="T6_173" style:family="text"/>
    <style:style style:name="T6_174" style:family="text"/>
    <style:style style:name="T6_175" style:family="text"/>
    <style:style style:name="T6_176" style:family="text"/>
    <style:style style:name="T6_177" style:family="text"/>
    <style:style style:name="T6_178" style:family="text"/>
    <style:style style:name="T6_179" style:family="text"/>
    <style:style style:name="T6_180" style:family="text"/>
    <style:style style:name="T6_181" style:family="text"/>
    <style:style style:name="T6_182" style:family="text"/>
    <style:style style:name="T6_183" style:family="text"/>
    <style:style style:name="T6_184" style:family="text"/>
    <style:style style:name="T6_185" style:family="text"/>
    <style:style style:name="T6_186" style:family="text"/>
    <style:style style:name="T6_187" style:family="text"/>
    <style:style style:name="T6_188" style:family="text"/>
    <style:style style:name="T6_189" style:family="text"/>
    <style:style style:name="T6_190" style:family="text"/>
    <style:style style:name="T6_191" style:family="text"/>
    <style:style style:name="T6_192" style:family="text"/>
    <style:style style:name="T6_193" style:family="text"/>
    <style:style style:name="T6_194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P9" style:family="paragraph" style:parent-style-name="Heading_20_2">
      <style:paragraph-properties fo:break-before="auto" fo:line-height="115%" fo:margin-top="0.353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P10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background-color="#ffffff" fo:color="#222222" fo:font-size="10pt" style:font-size-asian="10pt" style:font-size-complex="10pt"/>
    </style:style>
    <style:style style:name="T11_2" style:family="text">
      <style:text-properties fo:background-color="#ffffff" fo:color="#222222" fo:font-size="10pt" style:font-size-asian="10pt" style:font-size-complex="10pt"/>
    </style:style>
    <style:style style:name="T11_3" style:family="text">
      <style:text-properties fo:background-color="#ffffff" fo:color="#222222" fo:font-size="10pt" style:font-size-asian="10pt" style:font-size-complex="10pt"/>
    </style:style>
    <style:style style:name="T11_4" style:family="text">
      <style:text-properties fo:background-color="#ffffff" fo:color="#222222" fo:font-size="10pt" style:font-size-asian="10pt" style:font-size-complex="10pt"/>
    </style:style>
    <style:style style:name="T11_5" style:family="text">
      <style:text-properties fo:background-color="#ffffff" fo:color="#222222" fo:font-size="10pt" style:font-size-asian="10pt" style:font-size-complex="10pt"/>
    </style:style>
    <style:style style:name="T11_6" style:family="text">
      <style:text-properties fo:background-color="#ffffff" fo:color="#222222" fo:font-size="10pt" style:font-size-asian="10pt" style:font-size-complex="10pt"/>
    </style:style>
    <style:style style:name="T11_7" style:family="text">
      <style:text-properties fo:background-color="#ffffff" fo:color="#222222" fo:font-size="10pt" style:font-size-asian="10pt" style:font-size-complex="10pt"/>
    </style:style>
    <style:style style:name="T11_8" style:family="text">
      <style:text-properties fo:background-color="#ffffff" fo:color="#222222" fo:font-size="10pt" style:font-size-asian="10pt" style:font-size-complex="10pt"/>
    </style:style>
    <style:style style:name="T11_9" style:family="text">
      <style:text-properties fo:background-color="#ffffff" fo:color="#222222" fo:font-size="10pt" style:font-size-asian="10pt" style:font-size-complex="10pt"/>
    </style:style>
    <style:style style:name="T11_10" style:family="text">
      <style:text-properties fo:background-color="#ffffff" fo:color="#222222" fo:font-size="10pt" style:font-size-asian="10pt" style:font-size-complex="10pt"/>
    </style:style>
    <style:style style:name="T11_11" style:family="text">
      <style:text-properties fo:background-color="#ffffff" fo:color="#222222" fo:font-size="10pt" style:font-size-asian="10pt" style:font-size-complex="10pt"/>
    </style:style>
    <style:style style:name="T11_12" style:family="text">
      <style:text-properties fo:background-color="#ffffff" fo:color="#222222" fo:font-size="10pt" style:font-size-asian="10pt" style:font-size-complex="10pt"/>
    </style:style>
    <style:style style:name="T11_13" style:family="text">
      <style:text-properties fo:background-color="#ffffff" fo:color="#222222" fo:font-size="10pt" style:font-size-asian="10pt" style:font-size-complex="10pt"/>
    </style:style>
    <style:style style:name="T11_14" style:family="text">
      <style:text-properties fo:background-color="#ffffff" fo:color="#222222" fo:font-size="10pt" style:font-size-asian="10pt" style:font-size-complex="10pt"/>
    </style:style>
    <style:style style:name="T11_15" style:family="text">
      <style:text-properties fo:background-color="#ffffff" fo:color="#222222" fo:font-size="10pt" style:font-size-asian="10pt" style:font-size-complex="10pt"/>
    </style:style>
    <style:style style:name="T11_16" style:family="text">
      <style:text-properties fo:background-color="#ffffff" fo:color="#222222" fo:font-size="10pt" style:font-size-asian="10pt" style:font-size-complex="10pt"/>
    </style:style>
    <style:style style:name="T11_17" style:family="text">
      <style:text-properties fo:background-color="#ffffff" fo:color="#222222" fo:font-size="10pt" style:font-size-asian="10pt" style:font-size-complex="10pt"/>
    </style:style>
    <style:style style:name="T11_18" style:family="text">
      <style:text-properties fo:background-color="#ffffff" fo:color="#222222" fo:font-size="10pt" style:font-size-asian="10pt" style:font-size-complex="10pt"/>
    </style:style>
    <style:style style:name="T11_19" style:family="text">
      <style:text-properties fo:background-color="#ffffff" fo:color="#222222" fo:font-size="10pt" style:font-size-asian="10pt" style:font-size-complex="10pt"/>
    </style:style>
    <style:style style:name="T11_20" style:family="text">
      <style:text-properties fo:background-color="#ffffff" fo:color="#222222" fo:font-size="10pt" style:font-size-asian="10pt" style:font-size-complex="10pt"/>
    </style:style>
    <style:style style:name="T11_21" style:family="text">
      <style:text-properties fo:background-color="#ffffff" fo:color="#222222" fo:font-size="10pt" style:font-size-asian="10pt" style:font-size-complex="10pt"/>
    </style:style>
    <style:style style:name="T11_22" style:family="text">
      <style:text-properties fo:background-color="#ffffff" fo:color="#222222" fo:font-size="10pt" style:font-size-asian="10pt" style:font-size-complex="10pt"/>
    </style:style>
    <style:style style:name="T11_23" style:family="text">
      <style:text-properties fo:background-color="#ffffff" fo:color="#222222" fo:font-size="10pt" style:font-size-asian="10pt" style:font-size-complex="10pt"/>
    </style:style>
    <style:style style:name="T11_24" style:family="text">
      <style:text-properties fo:background-color="#ffffff" fo:color="#222222" fo:font-size="10pt" style:font-size-asian="10pt" style:font-size-complex="10pt"/>
    </style:style>
    <style:style style:name="T11_25" style:family="text">
      <style:text-properties fo:background-color="#ffffff" fo:color="#222222" fo:font-size="10pt" style:font-size-asian="10pt" style:font-size-complex="10pt"/>
    </style:style>
    <style:style style:name="T11_26" style:family="text">
      <style:text-properties fo:background-color="#ffffff" fo:color="#222222" fo:font-size="10pt" style:font-size-asian="10pt" style:font-size-complex="10pt"/>
    </style:style>
    <style:style style:name="T11_27" style:family="text">
      <style:text-properties fo:background-color="#ffffff" fo:color="#222222" fo:font-size="10pt" style:font-size-asian="10pt" style:font-size-complex="10pt"/>
    </style:style>
    <style:style style:name="T11_28" style:family="text">
      <style:text-properties fo:background-color="#ffffff" fo:color="#222222" fo:font-size="10pt" style:font-size-asian="10pt" style:font-size-complex="10pt"/>
    </style:style>
    <style:style style:name="T11_29" style:family="text">
      <style:text-properties fo:background-color="#ffffff" fo:color="#222222" fo:font-size="10pt" style:font-size-asian="10pt" style:font-size-complex="10pt"/>
    </style:style>
    <style:style style:name="T11_30" style:family="text">
      <style:text-properties fo:background-color="#ffffff" fo:color="#222222" fo:font-size="10pt" style:font-size-asian="10pt" style:font-size-complex="10pt"/>
    </style:style>
    <style:style style:name="T11_31" style:family="text">
      <style:text-properties fo:background-color="#ffffff" fo:color="#222222" fo:font-size="10pt" style:font-size-asian="10pt" style:font-size-complex="10pt"/>
    </style:style>
    <style:style style:name="T11_32" style:family="text">
      <style:text-properties fo:background-color="#ffffff" fo:color="#222222" fo:font-size="10pt" style:font-size-asian="10pt" style:font-size-complex="10pt"/>
    </style:style>
    <style:style style:name="T11_33" style:family="text">
      <style:text-properties fo:background-color="#ffffff" fo:color="#222222" fo:font-size="10pt" style:font-size-asian="10pt" style:font-size-complex="10pt"/>
    </style:style>
    <style:style style:name="T11_34" style:family="text">
      <style:text-properties fo:background-color="#ffffff" fo:color="#222222" fo:font-size="10pt" style:font-size-asian="10pt" style:font-size-complex="10pt"/>
    </style:style>
    <style:style style:name="T11_35" style:family="text">
      <style:text-properties fo:background-color="#ffffff" fo:color="#222222" fo:font-size="10pt" style:font-size-asian="10pt" style:font-size-complex="10pt"/>
    </style:style>
    <style:style style:name="T11_36" style:family="text">
      <style:text-properties fo:background-color="#ffffff" fo:color="#222222" fo:font-size="10pt" style:font-size-asian="10pt" style:font-size-complex="10pt"/>
    </style:style>
    <style:style style:name="T11_37" style:family="text">
      <style:text-properties fo:background-color="#ffffff" fo:color="#222222" fo:font-size="10pt" style:font-size-asian="10pt" style:font-size-complex="10pt"/>
    </style:style>
    <style:style style:name="T11_38" style:family="text">
      <style:text-properties fo:background-color="#ffffff" fo:color="#222222" fo:font-size="10pt" style:font-size-asian="10pt" style:font-size-complex="10pt"/>
    </style:style>
    <style:style style:name="T11_39" style:family="text">
      <style:text-properties fo:background-color="#ffffff" fo:color="#222222" fo:font-size="10pt" style:font-size-asian="10pt" style:font-size-complex="10pt"/>
    </style:style>
    <style:style style:name="T11_40" style:family="text">
      <style:text-properties fo:background-color="#ffffff" fo:color="#222222" fo:font-size="10pt" style:font-size-asian="10pt" style:font-size-complex="10pt"/>
    </style:style>
    <style:style style:name="T11_41" style:family="text">
      <style:text-properties fo:background-color="#ffffff" fo:color="#222222" fo:font-size="10pt" style:font-size-asian="10pt" style:font-size-complex="10pt"/>
    </style:style>
    <style:style style:name="T11_42" style:family="text">
      <style:text-properties fo:background-color="#ffffff" fo:color="#222222" fo:font-size="10pt" style:font-size-asian="10pt" style:font-size-complex="10pt"/>
    </style:style>
    <style:style style:name="T11_43" style:family="text">
      <style:text-properties fo:background-color="#ffffff" fo:color="#222222" fo:font-size="10pt" style:font-size-asian="10pt" style:font-size-complex="10pt"/>
    </style:style>
    <style:style style:name="T11_44" style:family="text">
      <style:text-properties fo:background-color="#ffffff" fo:color="#222222" fo:font-size="10pt" style:font-size-asian="10pt" style:font-size-complex="10pt"/>
    </style:style>
    <style:style style:name="T11_45" style:family="text">
      <style:text-properties fo:background-color="#ffffff" fo:color="#222222" fo:font-size="10pt" style:font-size-asian="10pt" style:font-size-complex="10pt"/>
    </style:style>
    <style:style style:name="T11_46" style:family="text">
      <style:text-properties fo:background-color="#ffffff" fo:color="#222222" fo:font-size="10pt" style:font-size-asian="10pt" style:font-size-complex="10pt"/>
    </style:style>
    <style:style style:name="T11_47" style:family="text">
      <style:text-properties fo:background-color="#ffffff" fo:color="#222222" fo:font-size="10pt" style:font-size-asian="10pt" style:font-size-complex="10pt"/>
    </style:style>
    <style:style style:name="T11_48" style:family="text">
      <style:text-properties fo:background-color="#ffffff" fo:color="#222222" fo:font-size="10pt" style:font-size-asian="10pt" style:font-size-complex="10pt"/>
    </style:style>
    <style:style style:name="T11_49" style:family="text">
      <style:text-properties fo:background-color="#ffffff" fo:color="#222222" fo:font-size="10pt" style:font-size-asian="10pt" style:font-size-complex="10pt"/>
    </style:style>
    <style:style style:name="T11_50" style:family="text">
      <style:text-properties fo:background-color="#ffffff" fo:color="#222222" fo:font-size="10pt" style:font-size-asian="10pt" style:font-size-complex="10pt"/>
    </style:style>
    <style:style style:name="T11_51" style:family="text">
      <style:text-properties fo:background-color="#ffffff" fo:color="#222222" fo:font-size="10pt" style:font-size-asian="10pt" style:font-size-complex="10pt"/>
    </style:style>
    <style:style style:name="T11_52" style:family="text">
      <style:text-properties fo:background-color="#ffffff" fo:color="#222222" fo:font-size="10pt" style:font-size-asian="10pt" style:font-size-complex="10pt"/>
    </style:style>
    <style:style style:name="T11_53" style:family="text">
      <style:text-properties fo:background-color="#ffffff" fo:color="#222222" fo:font-size="10pt" style:font-size-asian="10pt" style:font-size-complex="10pt"/>
    </style:style>
    <style:style style:name="T11_54" style:family="text">
      <style:text-properties fo:background-color="#ffffff" fo:color="#222222" fo:font-size="10pt" style:font-size-asian="10pt" style:font-size-complex="10pt"/>
    </style:style>
    <style:style style:name="T11_55" style:family="text">
      <style:text-properties fo:background-color="#ffffff" fo:color="#222222" fo:font-size="10pt" style:font-size-asian="10pt" style:font-size-complex="10pt"/>
    </style:style>
    <style:style style:name="T11_56" style:family="text">
      <style:text-properties fo:background-color="#ffffff" fo:color="#222222" fo:font-size="10pt" style:font-size-asian="10pt" style:font-size-complex="10pt"/>
    </style:style>
    <style:style style:name="T11_57" style:family="text">
      <style:text-properties fo:background-color="#ffffff" fo:color="#222222" fo:font-size="10pt" style:font-size-asian="10pt" style:font-size-complex="10pt"/>
    </style:style>
    <style:style style:name="T11_58" style:family="text">
      <style:text-properties fo:background-color="#ffffff" fo:color="#222222" fo:font-size="10pt" style:font-size-asian="10pt" style:font-size-complex="10pt"/>
    </style:style>
    <style:style style:name="T11_59" style:family="text">
      <style:text-properties fo:background-color="#ffffff" fo:color="#222222" fo:font-size="10pt" style:font-size-asian="10pt" style:font-size-complex="10pt"/>
    </style:style>
    <style:style style:name="T11_60" style:family="text">
      <style:text-properties fo:background-color="#ffffff" fo:color="#222222" fo:font-size="10pt" style:font-size-asian="10pt" style:font-size-complex="10pt"/>
    </style:style>
    <style:style style:name="T11_61" style:family="text">
      <style:text-properties fo:background-color="#ffffff" fo:color="#222222" fo:font-size="10pt" style:font-size-asian="10pt" style:font-size-complex="10pt"/>
    </style:style>
    <style:style style:name="T11_62" style:family="text">
      <style:text-properties fo:background-color="#ffffff" fo:color="#222222" fo:font-size="10pt" style:font-size-asian="10pt" style:font-size-complex="10pt"/>
    </style:style>
    <style:style style:name="T11_63" style:family="text">
      <style:text-properties fo:background-color="#ffffff" fo:color="#222222" fo:font-size="10pt" style:font-size-asian="10pt" style:font-size-complex="10pt"/>
    </style:style>
    <style:style style:name="T11_64" style:family="text">
      <style:text-properties fo:background-color="#ffffff" fo:color="#222222" fo:font-size="10pt" style:font-size-asian="10pt" style:font-size-complex="10pt"/>
    </style:style>
    <style:style style:name="T11_65" style:family="text">
      <style:text-properties fo:background-color="#ffffff" fo:color="#222222" fo:font-size="10pt" style:font-size-asian="10pt" style:font-size-complex="10pt"/>
    </style:style>
    <style:style style:name="T11_66" style:family="text">
      <style:text-properties fo:background-color="#ffffff" fo:color="#222222" fo:font-size="10pt" style:font-size-asian="10pt" style:font-size-complex="10pt"/>
    </style:style>
    <style:style style:name="T11_67" style:family="text">
      <style:text-properties fo:background-color="#ffffff" fo:color="#222222" fo:font-size="10pt" style:font-size-asian="10pt" style:font-size-complex="10pt"/>
    </style:style>
    <style:style style:name="T11_68" style:family="text">
      <style:text-properties fo:background-color="#ffffff" fo:color="#222222" fo:font-size="10pt" style:font-size-asian="10pt" style:font-size-complex="10pt"/>
    </style:style>
    <style:style style:name="T11_69" style:family="text">
      <style:text-properties fo:background-color="#ffffff" fo:color="#222222" fo:font-size="10pt" style:font-size-asian="10pt" style:font-size-complex="10pt"/>
    </style:style>
    <style:style style:name="T11_70" style:family="text">
      <style:text-properties fo:background-color="#ffffff" fo:color="#222222" fo:font-size="10pt" style:font-size-asian="10pt" style:font-size-complex="10pt"/>
    </style:style>
    <style:style style:name="T11_71" style:family="text">
      <style:text-properties fo:background-color="#ffffff" fo:color="#222222" fo:font-size="10pt" style:font-size-asian="10pt" style:font-size-complex="10pt"/>
    </style:style>
    <style:style style:name="T11_72" style:family="text">
      <style:text-properties fo:background-color="#ffffff" fo:color="#222222" fo:font-size="10pt" style:font-size-asian="10pt" style:font-size-complex="10pt"/>
    </style:style>
    <style:style style:name="T11_73" style:family="text">
      <style:text-properties fo:background-color="#ffffff" fo:color="#222222" fo:font-size="10pt" style:font-size-asian="10pt" style:font-size-complex="10pt"/>
    </style:style>
    <style:style style:name="T11_74" style:family="text">
      <style:text-properties fo:background-color="#ffffff" fo:color="#222222" fo:font-size="10pt" style:font-size-asian="10pt" style:font-size-complex="10pt"/>
    </style:style>
    <style:style style:name="T11_75" style:family="text">
      <style:text-properties fo:background-color="#ffffff" fo:color="#222222" fo:font-size="10pt" style:font-size-asian="10pt" style:font-size-complex="10pt"/>
    </style:style>
    <style:style style:name="T11_76" style:family="text">
      <style:text-properties fo:background-color="#ffffff" fo:color="#222222" fo:font-size="10pt" style:font-size-asian="10pt" style:font-size-complex="10pt"/>
    </style:style>
    <style:style style:name="T11_77" style:family="text">
      <style:text-properties fo:background-color="#ffffff" fo:color="#222222" fo:font-size="10pt" style:font-size-asian="10pt" style:font-size-complex="10pt"/>
    </style:style>
    <style:style style:name="T11_78" style:family="text">
      <style:text-properties fo:background-color="#ffffff" fo:color="#222222" fo:font-size="10pt" style:font-size-asian="10pt" style:font-size-complex="10pt"/>
    </style:style>
    <style:style style:name="T11_79" style:family="text">
      <style:text-properties fo:background-color="#ffffff" fo:color="#222222" fo:font-size="10pt" style:font-size-asian="10pt" style:font-size-complex="10pt"/>
    </style:style>
    <style:style style:name="T11_80" style:family="text">
      <style:text-properties fo:background-color="#ffffff" fo:color="#222222" fo:font-size="10pt" style:font-size-asian="10pt" style:font-size-complex="10pt"/>
    </style:style>
    <style:style style:name="T11_81" style:family="text">
      <style:text-properties fo:background-color="#ffffff" fo:color="#222222" fo:font-size="10pt" style:font-size-asian="10pt" style:font-size-complex="10pt"/>
    </style:style>
    <style:style style:name="T11_82" style:family="text">
      <style:text-properties fo:background-color="#ffffff" fo:color="#222222" fo:font-size="10pt" style:font-size-asian="10pt" style:font-size-complex="10pt"/>
    </style:style>
    <style:style style:name="T11_83" style:family="text">
      <style:text-properties fo:background-color="#ffffff" fo:color="#222222" fo:font-size="10pt" style:font-size-asian="10pt" style:font-size-complex="10pt"/>
    </style:style>
    <style:style style:name="T11_84" style:family="text">
      <style:text-properties fo:background-color="#ffffff" fo:color="#222222" fo:font-size="10pt" style:font-size-asian="10pt" style:font-size-complex="10pt"/>
    </style:style>
    <style:style style:name="T11_85" style:family="text">
      <style:text-properties fo:background-color="#ffffff" fo:color="#222222" fo:font-size="10pt" style:font-size-asian="10pt" style:font-size-complex="10pt"/>
    </style:style>
    <style:style style:name="T11_86" style:family="text">
      <style:text-properties fo:background-color="#ffffff" fo:color="#222222" fo:font-size="10pt" style:font-size-asian="10pt" style:font-size-complex="10pt"/>
    </style:style>
    <style:style style:name="T11_87" style:family="text">
      <style:text-properties fo:background-color="#ffffff" fo:color="#222222" fo:font-size="10pt" style:font-size-asian="10pt" style:font-size-complex="10pt"/>
    </style:style>
    <style:style style:name="T11_88" style:family="text">
      <style:text-properties fo:background-color="#ffffff" fo:color="#222222" fo:font-size="10pt" style:font-size-asian="10pt" style:font-size-complex="10pt"/>
    </style:style>
    <style:style style:name="T11_89" style:family="text">
      <style:text-properties fo:background-color="#ffffff" fo:color="#222222" fo:font-size="10pt" style:font-size-asian="10pt" style:font-size-complex="10pt"/>
    </style:style>
    <style:style style:name="T11_90" style:family="text">
      <style:text-properties fo:background-color="#ffffff" fo:color="#222222" fo:font-size="10pt" style:font-size-asian="10pt" style:font-size-complex="10pt"/>
    </style:style>
    <style:style style:name="T11_91" style:family="text">
      <style:text-properties fo:background-color="#ffffff" fo:color="#222222" fo:font-size="10pt" style:font-size-asian="10pt" style:font-size-complex="10pt"/>
    </style:style>
    <style:style style:name="T11_92" style:family="text">
      <style:text-properties fo:background-color="#ffffff" fo:color="#222222" fo:font-size="10pt" style:font-size-asian="10pt" style:font-size-complex="10pt"/>
    </style:style>
    <style:style style:name="T11_93" style:family="text">
      <style:text-properties fo:background-color="#ffffff" fo:color="#222222" fo:font-size="10pt" style:font-size-asian="10pt" style:font-size-complex="10pt"/>
    </style:style>
    <style:style style:name="T11_94" style:family="text">
      <style:text-properties fo:background-color="#ffffff" fo:color="#222222" fo:font-size="10pt" style:font-size-asian="10pt" style:font-size-complex="10pt"/>
    </style:style>
    <style:style style:name="T11_95" style:family="text">
      <style:text-properties fo:background-color="#ffffff" fo:color="#222222" fo:font-size="10pt" style:font-size-asian="10pt" style:font-size-complex="10pt"/>
    </style:style>
    <style:style style:name="T11_96" style:family="text">
      <style:text-properties fo:background-color="#ffffff" fo:color="#222222" fo:font-size="10pt" style:font-size-asian="10pt" style:font-size-complex="10pt"/>
    </style:style>
    <style:style style:name="T11_97" style:family="text">
      <style:text-properties fo:background-color="#ffffff" fo:color="#222222" fo:font-size="10pt" style:font-size-asian="10pt" style:font-size-complex="10pt"/>
    </style:style>
    <style:style style:name="T11_98" style:family="text">
      <style:text-properties fo:background-color="#ffffff" fo:color="#222222" fo:font-size="10pt" style:font-size-asian="10pt" style:font-size-complex="10pt"/>
    </style:style>
    <style:style style:name="T11_99" style:family="text">
      <style:text-properties fo:background-color="#ffffff" fo:color="#222222" fo:font-size="10pt" style:font-size-asian="10pt" style:font-size-complex="10pt"/>
    </style:style>
    <style:style style:name="T11_100" style:family="text">
      <style:text-properties fo:background-color="#ffffff" fo:color="#222222" fo:font-size="10pt" style:font-size-asian="10pt" style:font-size-complex="10pt"/>
    </style:style>
    <style:style style:name="T11_101" style:family="text">
      <style:text-properties fo:background-color="#ffffff" fo:color="#222222" fo:font-size="10pt" style:font-size-asian="10pt" style:font-size-complex="10pt"/>
    </style:style>
    <style:style style:name="T11_102" style:family="text">
      <style:text-properties fo:background-color="#ffffff" fo:color="#222222" fo:font-size="10pt" style:font-size-asian="10pt" style:font-size-complex="10pt"/>
    </style:style>
    <style:style style:name="T11_103" style:family="text">
      <style:text-properties fo:background-color="#ffffff" fo:color="#222222" fo:font-size="10pt" style:font-size-asian="10pt" style:font-size-complex="10pt"/>
    </style:style>
    <style:style style:name="T11_104" style:family="text">
      <style:text-properties fo:background-color="#ffffff" fo:color="#222222" fo:font-size="10pt" style:font-size-asian="10pt" style:font-size-complex="10pt"/>
    </style:style>
    <style:style style:name="T11_105" style:family="text">
      <style:text-properties fo:background-color="#ffffff" fo:color="#222222" fo:font-size="10pt" style:font-size-asian="10pt" style:font-size-complex="10pt"/>
    </style:style>
    <style:style style:name="T11_106" style:family="text">
      <style:text-properties fo:background-color="#ffffff" fo:color="#222222" fo:font-size="10pt" style:font-size-asian="10pt" style:font-size-complex="10pt"/>
    </style:style>
    <style:style style:name="T11_107" style:family="text">
      <style:text-properties fo:background-color="#ffffff" fo:color="#222222" fo:font-size="10pt" style:font-size-asian="10pt" style:font-size-complex="10pt"/>
    </style:style>
    <style:style style:name="T11_108" style:family="text">
      <style:text-properties fo:background-color="#ffffff" fo:color="#222222" fo:font-size="10pt" style:font-size-asian="10pt" style:font-size-complex="10pt"/>
    </style:style>
    <style:style style:name="T11_109" style:family="text">
      <style:text-properties fo:background-color="#ffffff" fo:color="#222222" fo:font-size="10pt" style:font-size-asian="10pt" style:font-size-complex="10pt"/>
    </style:style>
    <style:style style:name="T11_110" style:family="text">
      <style:text-properties fo:background-color="#ffffff" fo:color="#222222" fo:font-size="10pt" style:font-size-asian="10pt" style:font-size-complex="10pt"/>
    </style:style>
    <style:style style:name="T11_111" style:family="text">
      <style:text-properties fo:background-color="#ffffff" fo:color="#222222" fo:font-size="10pt" style:font-size-asian="10pt" style:font-size-complex="10pt"/>
    </style:style>
    <style:style style:name="T11_112" style:family="text">
      <style:text-properties fo:background-color="#ffffff" fo:color="#222222" fo:font-size="10pt" style:font-size-asian="10pt" style:font-size-complex="10pt"/>
    </style:style>
    <style:style style:name="T11_113" style:family="text">
      <style:text-properties fo:background-color="#ffffff" fo:color="#222222" fo:font-size="10pt" style:font-size-asian="10pt" style:font-size-complex="10pt"/>
    </style:style>
    <style:style style:name="T11_114" style:family="text">
      <style:text-properties fo:background-color="#ffffff" fo:color="#222222" fo:font-size="10pt" style:font-size-asian="10pt" style:font-size-complex="10pt"/>
    </style:style>
    <style:style style:name="T11_115" style:family="text">
      <style:text-properties fo:background-color="#ffffff" fo:color="#222222" fo:font-size="10pt" style:font-size-asian="10pt" style:font-size-complex="10pt"/>
    </style:style>
    <style:style style:name="T11_116" style:family="text">
      <style:text-properties fo:background-color="#ffffff" fo:color="#222222" fo:font-size="10pt" style:font-size-asian="10pt" style:font-size-complex="10pt"/>
    </style:style>
    <style:style style:name="T11_117" style:family="text">
      <style:text-properties fo:background-color="#ffffff" fo:color="#222222" fo:font-size="10pt" style:font-size-asian="10pt" style:font-size-complex="10pt"/>
    </style:style>
    <style:style style:name="T11_118" style:family="text">
      <style:text-properties fo:background-color="#ffffff" fo:color="#222222" fo:font-size="10pt" style:font-size-asian="10pt" style:font-size-complex="10pt"/>
    </style:style>
    <style:style style:name="T11_119" style:family="text">
      <style:text-properties fo:background-color="#ffffff" fo:color="#222222" fo:font-size="10pt" style:font-size-asian="10pt" style:font-size-complex="10pt"/>
    </style:style>
    <style:style style:name="T11_120" style:family="text">
      <style:text-properties fo:background-color="#ffffff" fo:color="#222222" fo:font-size="10pt" style:font-size-asian="10pt" style:font-size-complex="10pt"/>
    </style:style>
    <style:style style:name="T11_121" style:family="text">
      <style:text-properties fo:background-color="#ffffff" fo:color="#222222" fo:font-size="10pt" style:font-size-asian="10pt" style:font-size-complex="10pt"/>
    </style:style>
    <style:style style:name="T11_122" style:family="text">
      <style:text-properties fo:background-color="#ffffff" fo:color="#222222" fo:font-size="10pt" style:font-size-asian="10pt" style:font-size-complex="10pt"/>
    </style:style>
    <style:style style:name="T11_123" style:family="text">
      <style:text-properties fo:background-color="#ffffff" fo:color="#222222" fo:font-size="10pt" style:font-size-asian="10pt" style:font-size-complex="10pt"/>
    </style:style>
    <style:style style:name="T11_124" style:family="text">
      <style:text-properties fo:background-color="#ffffff" fo:color="#222222" fo:font-size="10pt" style:font-size-asian="10pt" style:font-size-complex="10pt"/>
    </style:style>
    <style:style style:name="T11_125" style:family="text">
      <style:text-properties fo:background-color="#ffffff" fo:color="#222222" fo:font-size="10pt" style:font-size-asian="10pt" style:font-size-complex="10pt"/>
    </style:style>
    <style:style style:name="T11_126" style:family="text">
      <style:text-properties fo:background-color="#ffffff" fo:color="#222222" fo:font-size="10pt" style:font-size-asian="10pt" style:font-size-complex="10pt"/>
    </style:style>
    <style:style style:name="T11_127" style:family="text">
      <style:text-properties fo:background-color="#ffffff" fo:color="#222222" fo:font-size="10pt" style:font-size-asian="10pt" style:font-size-complex="10pt"/>
    </style:style>
    <style:style style:name="T11_128" style:family="text">
      <style:text-properties fo:background-color="#ffffff" fo:color="#222222" fo:font-size="10pt" style:font-size-asian="10pt" style:font-size-complex="10pt"/>
    </style:style>
    <style:style style:name="T11_129" style:family="text">
      <style:text-properties fo:background-color="#ffffff" fo:color="#222222" fo:font-size="10pt" style:font-size-asian="10pt" style:font-size-complex="10pt"/>
    </style:style>
    <style:style style:name="T11_130" style:family="text">
      <style:text-properties fo:background-color="#ffffff" fo:color="#222222" fo:font-size="10pt" style:font-size-asian="10pt" style:font-size-complex="10pt"/>
    </style:style>
    <style:style style:name="T11_131" style:family="text">
      <style:text-properties fo:background-color="#ffffff" fo:color="#222222" fo:font-size="10pt" style:font-size-asian="10pt" style:font-size-complex="10pt"/>
    </style:style>
    <style:style style:name="T11_132" style:family="text">
      <style:text-properties fo:background-color="#ffffff" fo:color="#222222" fo:font-size="10pt" style:font-size-asian="10pt" style:font-size-complex="10pt"/>
    </style:style>
    <style:style style:name="T11_133" style:family="text">
      <style:text-properties fo:background-color="#ffffff" fo:color="#222222" fo:font-size="10pt" style:font-size-asian="10pt" style:font-size-complex="10pt"/>
    </style:style>
    <style:style style:name="T11_134" style:family="text">
      <style:text-properties fo:background-color="#ffffff" fo:color="#222222" fo:font-size="10pt" style:font-size-asian="10pt" style:font-size-complex="10pt"/>
    </style:style>
    <style:style style:name="T11_135" style:family="text">
      <style:text-properties fo:background-color="#ffffff" fo:color="#222222" fo:font-size="10pt" style:font-size-asian="10pt" style:font-size-complex="10pt"/>
    </style:style>
    <style:style style:name="T11_136" style:family="text">
      <style:text-properties fo:background-color="#ffffff" fo:color="#222222" fo:font-size="10pt" style:font-size-asian="10pt" style:font-size-complex="10pt"/>
    </style:style>
    <style:style style:name="T11_137" style:family="text">
      <style:text-properties fo:background-color="#ffffff" fo:color="#222222" fo:font-size="10pt" style:font-size-asian="10pt" style:font-size-complex="10pt"/>
    </style:style>
    <style:style style:name="T11_138" style:family="text">
      <style:text-properties fo:background-color="#ffffff" fo:color="#222222" fo:font-size="10pt" style:font-size-asian="10pt" style:font-size-complex="10pt"/>
    </style:style>
    <style:style style:name="T11_139" style:family="text">
      <style:text-properties fo:background-color="#ffffff" fo:color="#222222" fo:font-size="10pt" style:font-size-asian="10pt" style:font-size-complex="10pt"/>
    </style:style>
    <style:style style:name="T11_140" style:family="text">
      <style:text-properties fo:background-color="#ffffff" fo:color="#222222" fo:font-size="10pt" style:font-size-asian="10pt" style:font-size-complex="10pt"/>
    </style:style>
    <style:style style:name="T11_141" style:family="text">
      <style:text-properties fo:background-color="#ffffff" fo:color="#222222" fo:font-size="10pt" style:font-size-asian="10pt" style:font-size-complex="10pt"/>
    </style:style>
    <style:style style:name="T11_142" style:family="text">
      <style:text-properties fo:background-color="#ffffff" fo:color="#222222" fo:font-size="10pt" style:font-size-asian="10pt" style:font-size-complex="10pt"/>
    </style:style>
    <style:style style:name="T11_143" style:family="text">
      <style:text-properties fo:background-color="#ffffff" fo:color="#222222" fo:font-size="10pt" style:font-size-asian="10pt" style:font-size-complex="10pt"/>
    </style:style>
    <style:style style:name="T11_144" style:family="text">
      <style:text-properties fo:background-color="#ffffff" fo:color="#222222" fo:font-size="10pt" style:font-size-asian="10pt" style:font-size-complex="10pt"/>
    </style:style>
    <style:style style:name="T11_145" style:family="text">
      <style:text-properties fo:background-color="#ffffff" fo:color="#222222" fo:font-size="10pt" style:font-size-asian="10pt" style:font-size-complex="10pt"/>
    </style:style>
    <style:style style:name="T11_146" style:family="text">
      <style:text-properties fo:background-color="#ffffff" fo:color="#222222" fo:font-size="10pt" style:font-size-asian="10pt" style:font-size-complex="10pt"/>
    </style:style>
    <style:style style:name="T11_147" style:family="text">
      <style:text-properties fo:background-color="#ffffff" fo:color="#222222" fo:font-size="10pt" style:font-size-asian="10pt" style:font-size-complex="10pt"/>
    </style:style>
    <style:style style:name="T11_148" style:family="text">
      <style:text-properties fo:background-color="#ffffff" fo:color="#222222" fo:font-size="10pt" style:font-size-asian="10pt" style:font-size-complex="10pt"/>
    </style:style>
    <style:style style:name="T11_149" style:family="text">
      <style:text-properties fo:background-color="#ffffff" fo:color="#222222" fo:font-size="10pt" style:font-size-asian="10pt" style:font-size-complex="10pt"/>
    </style:style>
    <style:style style:name="T11_150" style:family="text">
      <style:text-properties fo:background-color="#ffffff" fo:color="#222222" fo:font-size="10pt" style:font-size-asian="10pt" style:font-size-complex="10pt"/>
    </style:style>
    <style:style style:name="T11_151" style:family="text">
      <style:text-properties fo:background-color="#ffffff" fo:color="#222222" fo:font-size="10pt" style:font-size-asian="10pt" style:font-size-complex="10pt"/>
    </style:style>
    <style:style style:name="T11_152" style:family="text">
      <style:text-properties fo:background-color="#ffffff" fo:color="#222222" fo:font-size="10pt" style:font-size-asian="10pt" style:font-size-complex="10pt"/>
    </style:style>
    <style:style style:name="T11_153" style:family="text">
      <style:text-properties fo:background-color="#ffffff" fo:color="#222222" fo:font-size="10pt" style:font-size-asian="10pt" style:font-size-complex="10pt"/>
    </style:style>
    <style:style style:name="T11_154" style:family="text">
      <style:text-properties fo:background-color="#ffffff" fo:color="#222222" fo:font-size="10pt" style:font-size-asian="10pt" style:font-size-complex="10pt"/>
    </style:style>
    <style:style style:name="T11_155" style:family="text">
      <style:text-properties fo:background-color="#ffffff" fo:color="#222222" fo:font-size="10pt" style:font-size-asian="10pt" style:font-size-complex="10pt"/>
    </style:style>
    <style:style style:name="T11_156" style:family="text">
      <style:text-properties fo:background-color="#ffffff" fo:color="#222222" fo:font-size="10pt" style:font-size-asian="10pt" style:font-size-complex="10pt"/>
    </style:style>
    <style:style style:name="T11_157" style:family="text">
      <style:text-properties fo:background-color="#ffffff" fo:color="#222222" fo:font-size="10pt" style:font-size-asian="10pt" style:font-size-complex="10pt"/>
    </style:style>
    <style:style style:name="T11_158" style:family="text">
      <style:text-properties fo:background-color="#ffffff" fo:color="#222222" fo:font-size="10pt" style:font-size-asian="10pt" style:font-size-complex="10pt"/>
    </style:style>
    <style:style style:name="T11_159" style:family="text">
      <style:text-properties fo:background-color="#ffffff" fo:color="#222222" fo:font-size="10pt" style:font-size-asian="10pt" style:font-size-complex="10pt"/>
    </style:style>
    <style:style style:name="T11_160" style:family="text">
      <style:text-properties fo:background-color="#ffffff" fo:color="#222222" fo:font-size="10pt" style:font-size-asian="10pt" style:font-size-complex="10pt"/>
    </style:style>
    <style:style style:name="T11_161" style:family="text">
      <style:text-properties fo:background-color="#ffffff" fo:color="#222222" fo:font-size="10pt" style:font-size-asian="10pt" style:font-size-complex="10pt"/>
    </style:style>
    <style:style style:name="T11_162" style:family="text">
      <style:text-properties fo:background-color="#ffffff" fo:color="#222222" fo:font-size="10pt" style:font-size-asian="10pt" style:font-size-complex="10pt"/>
    </style:style>
    <style:style style:name="T11_163" style:family="text">
      <style:text-properties fo:background-color="#ffffff" fo:color="#222222" fo:font-size="10pt" style:font-size-asian="10pt" style:font-size-complex="10pt"/>
    </style:style>
    <style:style style:name="T11_164" style:family="text">
      <style:text-properties fo:background-color="#ffffff" fo:color="#222222" fo:font-size="10pt" style:font-size-asian="10pt" style:font-size-complex="10pt"/>
    </style:style>
    <style:style style:name="T11_165" style:family="text">
      <style:text-properties fo:background-color="#ffffff" fo:color="#222222" fo:font-size="10pt" style:font-size-asian="10pt" style:font-size-complex="10pt"/>
    </style:style>
    <style:style style:name="T11_166" style:family="text">
      <style:text-properties fo:background-color="#ffffff" fo:color="#222222" fo:font-size="10pt" style:font-size-asian="10pt" style:font-size-complex="10pt"/>
    </style:style>
    <style:style style:name="T11_167" style:family="text">
      <style:text-properties fo:background-color="#ffffff" fo:color="#222222" fo:font-size="10pt" style:font-size-asian="10pt" style:font-size-complex="10pt"/>
    </style:style>
    <style:style style:name="T11_168" style:family="text">
      <style:text-properties fo:background-color="#ffffff" fo:color="#222222" fo:font-size="10pt" style:font-size-asian="10pt" style:font-size-complex="10pt"/>
    </style:style>
    <style:style style:name="T11_169" style:family="text">
      <style:text-properties fo:background-color="#ffffff" fo:color="#222222" fo:font-size="10pt" style:font-size-asian="10pt" style:font-size-complex="10pt"/>
    </style:style>
    <style:style style:name="T11_170" style:family="text">
      <style:text-properties fo:background-color="#ffffff" fo:color="#222222" fo:font-size="10pt" style:font-size-asian="10pt" style:font-size-complex="10pt"/>
    </style:style>
    <style:style style:name="T11_171" style:family="text">
      <style:text-properties fo:background-color="#ffffff" fo:color="#222222" fo:font-size="10pt" style:font-size-asian="10pt" style:font-size-complex="10pt"/>
    </style:style>
    <style:style style:name="T11_172" style:family="text">
      <style:text-properties fo:background-color="#ffffff" fo:color="#222222" fo:font-size="10pt" style:font-size-asian="10pt" style:font-size-complex="10pt"/>
    </style:style>
    <style:style style:name="T11_173" style:family="text">
      <style:text-properties fo:background-color="#ffffff" fo:color="#222222" fo:font-size="10pt" style:font-size-asian="10pt" style:font-size-complex="10pt"/>
    </style:style>
    <style:style style:name="T11_174" style:family="text">
      <style:text-properties fo:background-color="#ffffff" fo:color="#222222" fo:font-size="10pt" style:font-size-asian="10pt" style:font-size-complex="10pt"/>
    </style:style>
    <style:style style:name="T11_175" style:family="text">
      <style:text-properties fo:background-color="#ffffff" fo:color="#222222" fo:font-size="10pt" style:font-size-asian="10pt" style:font-size-complex="10pt"/>
    </style:style>
    <style:style style:name="T11_176" style:family="text">
      <style:text-properties fo:background-color="#ffffff" fo:color="#222222" fo:font-size="10pt" style:font-size-asian="10pt" style:font-size-complex="10pt"/>
    </style:style>
    <style:style style:name="T11_177" style:family="text">
      <style:text-properties fo:background-color="#ffffff" fo:color="#222222" fo:font-size="10pt" style:font-size-asian="10pt" style:font-size-complex="10pt"/>
    </style:style>
    <style:style style:name="T11_178" style:family="text">
      <style:text-properties fo:background-color="#ffffff" fo:color="#222222" fo:font-size="10pt" style:font-size-asian="10pt" style:font-size-complex="10pt"/>
    </style:style>
    <style:style style:name="T11_179" style:family="text">
      <style:text-properties fo:background-color="#ffffff" fo:color="#222222" fo:font-size="10pt" style:font-size-asian="10pt" style:font-size-complex="10pt"/>
    </style:style>
    <style:style style:name="T11_180" style:family="text">
      <style:text-properties fo:background-color="#ffffff" fo:color="#222222" fo:font-size="10pt" style:font-size-asian="10pt" style:font-size-complex="10pt"/>
    </style:style>
    <style:style style:name="T11_181" style:family="text">
      <style:text-properties fo:background-color="#ffffff" fo:color="#222222" fo:font-size="10pt" style:font-size-asian="10pt" style:font-size-complex="10pt"/>
    </style:style>
    <style:style style:name="T11_182" style:family="text">
      <style:text-properties fo:background-color="#ffffff" fo:color="#222222" fo:font-size="10pt" style:font-size-asian="10pt" style:font-size-complex="10pt"/>
    </style:style>
    <style:style style:name="T11_183" style:family="text">
      <style:text-properties fo:background-color="#ffffff" fo:color="#222222" fo:font-size="10pt" style:font-size-asian="10pt" style:font-size-complex="10pt"/>
    </style:style>
    <style:style style:name="T11_184" style:family="text">
      <style:text-properties fo:background-color="#ffffff" fo:color="#222222" fo:font-size="10pt" style:font-size-asian="10pt" style:font-size-complex="10pt"/>
    </style:style>
    <style:style style:name="T11_185" style:family="text">
      <style:text-properties fo:background-color="#ffffff" fo:color="#222222" fo:font-size="10pt" style:font-size-asian="10pt" style:font-size-complex="10pt"/>
    </style:style>
    <style:style style:name="T11_186" style:family="text">
      <style:text-properties fo:background-color="#ffffff" fo:color="#222222" fo:font-size="10pt" style:font-size-asian="10pt" style:font-size-complex="10pt"/>
    </style:style>
    <style:style style:name="T11_187" style:family="text">
      <style:text-properties fo:background-color="#ffffff" fo:color="#222222" fo:font-size="10pt" style:font-size-asian="10pt" style:font-size-complex="10pt"/>
    </style:style>
    <style:style style:name="T11_188" style:family="text">
      <style:text-properties fo:background-color="#ffffff" fo:color="#222222" fo:font-size="10pt" style:font-size-asian="10pt" style:font-size-complex="10pt"/>
    </style:style>
    <style:style style:name="T11_189" style:family="text">
      <style:text-properties fo:background-color="#ffffff" fo:color="#222222" fo:font-size="10pt" style:font-size-asian="10pt" style:font-size-complex="10pt"/>
    </style:style>
    <style:style style:name="T11_190" style:family="text">
      <style:text-properties fo:background-color="#ffffff" fo:color="#222222" fo:font-size="10pt" style:font-size-asian="10pt" style:font-size-complex="10pt"/>
    </style:style>
    <style:style style:name="T11_191" style:family="text">
      <style:text-properties fo:background-color="#ffffff" fo:color="#222222" fo:font-size="10pt" style:font-size-asian="10pt" style:font-size-complex="10pt"/>
    </style:style>
    <style:style style:name="T11_192" style:family="text">
      <style:text-properties fo:background-color="#ffffff" fo:color="#222222" fo:font-size="10pt" style:font-size-asian="10pt" style:font-size-complex="10pt"/>
    </style:style>
    <style:style style:name="T11_193" style:family="text">
      <style:text-properties fo:background-color="#ffffff" fo:color="#222222" fo:font-size="10pt" style:font-size-asian="10pt" style:font-size-complex="10pt"/>
    </style:style>
    <style:style style:name="T11_194" style:family="text">
      <style:text-properties fo:background-color="#ffffff" fo:color="#222222" fo:font-size="10pt" style:font-size-asian="10pt" style:font-size-complex="10pt"/>
    </style:style>
    <style:style style:name="T11_195" style:family="text">
      <style:text-properties fo:background-color="#ffffff" fo:color="#222222" fo:font-size="10pt" style:font-size-asian="10pt" style:font-size-complex="10pt"/>
    </style:style>
    <style:style style:name="T11_196" style:family="text">
      <style:text-properties fo:background-color="#ffffff" fo:color="#222222" fo:font-size="10pt" style:font-size-asian="10pt" style:font-size-complex="10pt"/>
    </style:style>
    <style:style style:name="T11_197" style:family="text">
      <style:text-properties fo:background-color="#ffffff" fo:color="#222222" fo:font-size="10pt" style:font-size-asian="10pt" style:font-size-complex="10pt"/>
    </style:style>
    <style:style style:name="T11_198" style:family="text">
      <style:text-properties fo:background-color="#ffffff" fo:color="#222222" fo:font-size="10pt" style:font-size-asian="10pt" style:font-size-complex="10pt"/>
    </style:style>
    <style:style style:name="T11_199" style:family="text">
      <style:text-properties fo:background-color="#ffffff" fo:color="#222222" fo:font-size="10pt" style:font-size-asian="10pt" style:font-size-complex="10pt"/>
    </style:style>
    <style:style style:name="T11_200" style:family="text">
      <style:text-properties fo:background-color="#ffffff" fo:color="#222222" fo:font-size="10pt" style:font-size-asian="10pt" style:font-size-complex="10pt"/>
    </style:style>
    <style:style style:name="T11_201" style:family="text">
      <style:text-properties fo:background-color="#ffffff" fo:color="#222222" fo:font-size="10pt" style:font-size-asian="10pt" style:font-size-complex="10pt"/>
    </style:style>
    <style:style style:name="T11_202" style:family="text">
      <style:text-properties fo:background-color="#ffffff" fo:color="#222222" fo:font-size="10pt" style:font-size-asian="10pt" style:font-size-complex="10pt"/>
    </style:style>
    <style:style style:name="T11_203" style:family="text">
      <style:text-properties fo:background-color="#ffffff" fo:color="#222222" fo:font-size="10pt" style:font-size-asian="10pt" style:font-size-complex="10pt"/>
    </style:style>
    <style:style style:name="T11_204" style:family="text">
      <style:text-properties fo:background-color="#ffffff" fo:color="#222222" fo:font-size="10pt" style:font-size-asian="10pt" style:font-size-complex="10pt"/>
    </style:style>
    <style:style style:name="T11_205" style:family="text">
      <style:text-properties fo:background-color="#ffffff" fo:color="#222222" fo:font-size="10pt" style:font-size-asian="10pt" style:font-size-complex="10pt"/>
    </style:style>
    <style:style style:name="T11_206" style:family="text">
      <style:text-properties fo:background-color="#ffffff" fo:color="#222222" fo:font-size="10pt" style:font-size-asian="10pt" style:font-size-complex="10pt"/>
    </style:style>
    <style:style style:name="T11_207" style:family="text">
      <style:text-properties fo:background-color="#ffffff" fo:color="#222222" fo:font-size="10pt" style:font-size-asian="10pt" style:font-size-complex="10pt"/>
    </style:style>
    <style:style style:name="T11_208" style:family="text">
      <style:text-properties fo:background-color="#ffffff" fo:color="#222222" fo:font-size="10pt" style:font-size-asian="10pt" style:font-size-complex="10pt"/>
    </style:style>
    <style:style style:name="T11_209" style:family="text">
      <style:text-properties fo:background-color="#ffffff" fo:color="#222222" fo:font-size="10pt" style:font-size-asian="10pt" style:font-size-complex="10pt"/>
    </style:style>
    <style:style style:name="T11_210" style:family="text">
      <style:text-properties fo:background-color="#ffffff" fo:color="#222222" fo:font-size="10pt" style:font-size-asian="10pt" style:font-size-complex="10pt"/>
    </style:style>
    <style:style style:name="T11_211" style:family="text">
      <style:text-properties fo:background-color="#ffffff" fo:color="#222222" fo:font-size="10pt" style:font-size-asian="10pt" style:font-size-complex="10pt"/>
    </style:style>
    <style:style style:name="T11_212" style:family="text">
      <style:text-properties fo:background-color="#ffffff" fo:color="#222222" fo:font-size="10pt" style:font-size-asian="10pt" style:font-size-complex="10pt"/>
    </style:style>
    <style:style style:name="T11_213" style:family="text">
      <style:text-properties fo:background-color="#ffffff" fo:color="#222222" fo:font-size="10pt" style:font-size-asian="10pt" style:font-size-complex="10pt"/>
    </style:style>
    <style:style style:name="T11_214" style:family="text">
      <style:text-properties fo:background-color="#ffffff" fo:color="#222222" fo:font-size="10pt" style:font-size-asian="10pt" style:font-size-complex="10pt"/>
    </style:style>
    <style:style style:name="T11_215" style:family="text">
      <style:text-properties fo:background-color="#ffffff" fo:color="#222222" fo:font-size="10pt" style:font-size-asian="10pt" style:font-size-complex="10pt"/>
    </style:style>
    <style:style style:name="T11_216" style:family="text">
      <style:text-properties fo:background-color="#ffffff" fo:color="#222222" fo:font-size="10pt" style:font-size-asian="10pt" style:font-size-complex="10pt"/>
    </style:style>
    <style:style style:name="T11_217" style:family="text">
      <style:text-properties fo:background-color="#ffffff" fo:color="#222222" fo:font-size="10pt" style:font-size-asian="10pt" style:font-size-complex="10pt"/>
    </style:style>
    <style:style style:name="T11_218" style:family="text">
      <style:text-properties fo:background-color="#ffffff" fo:color="#222222" fo:font-size="10pt" style:font-size-asian="10pt" style:font-size-complex="10pt"/>
    </style:style>
    <style:style style:name="T11_219" style:family="text">
      <style:text-properties fo:background-color="#ffffff" fo:color="#222222" fo:font-size="10pt" style:font-size-asian="10pt" style:font-size-complex="10pt"/>
    </style:style>
    <style:style style:name="T11_220" style:family="text">
      <style:text-properties fo:background-color="#ffffff" fo:color="#222222" fo:font-size="10pt" style:font-size-asian="10pt" style:font-size-complex="10pt"/>
    </style:style>
    <style:style style:name="T11_221" style:family="text">
      <style:text-properties fo:background-color="#ffffff" fo:color="#222222" fo:font-size="10pt" style:font-size-asian="10pt" style:font-size-complex="10pt"/>
    </style:style>
    <style:style style:name="T11_222" style:family="text">
      <style:text-properties fo:background-color="#ffffff" fo:color="#222222" fo:font-size="10pt" style:font-size-asian="10pt" style:font-size-complex="10pt"/>
    </style:style>
    <style:style style:name="T11_223" style:family="text">
      <style:text-properties fo:background-color="#ffffff" fo:color="#222222" fo:font-size="10pt" style:font-size-asian="10pt" style:font-size-complex="10pt"/>
    </style:style>
    <style:style style:name="T11_224" style:family="text">
      <style:text-properties fo:background-color="#ffffff" fo:color="#222222" fo:font-size="10pt" style:font-size-asian="10pt" style:font-size-complex="10pt"/>
    </style:style>
    <style:style style:name="T11_225" style:family="text">
      <style:text-properties fo:background-color="#ffffff" fo:color="#222222" fo:font-size="10pt" style:font-size-asian="10pt" style:font-size-complex="10pt"/>
    </style:style>
    <style:style style:name="T11_226" style:family="text">
      <style:text-properties fo:background-color="#ffffff" fo:color="#222222" fo:font-size="10pt" style:font-size-asian="10pt" style:font-size-complex="10pt"/>
    </style:style>
    <style:style style:name="P12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background-color="#ffffff" fo:color="#222222" fo:font-size="10pt" style:font-size-asian="10pt" style:font-size-complex="10pt"/>
    </style:style>
    <style:style style:name="T13_2" style:family="text">
      <style:text-properties fo:background-color="#ffffff" fo:color="#222222" fo:font-size="10pt" style:font-size-asian="10pt" style:font-size-complex="10pt"/>
    </style:style>
    <style:style style:name="T13_3" style:family="text">
      <style:text-properties fo:background-color="#ffffff" fo:color="#222222" fo:font-size="10pt" style:font-size-asian="10pt" style:font-size-complex="10pt"/>
    </style:style>
    <style:style style:name="T13_4" style:family="text">
      <style:text-properties fo:background-color="#ffffff" fo:color="#222222" fo:font-size="10pt" style:font-size-asian="10pt" style:font-size-complex="10pt"/>
    </style:style>
    <style:style style:name="T13_5" style:family="text">
      <style:text-properties fo:background-color="#ffffff" fo:color="#222222" fo:font-size="10pt" style:font-size-asian="10pt" style:font-size-complex="10pt"/>
    </style:style>
    <style:style style:name="T13_6" style:family="text">
      <style:text-properties fo:background-color="#ffffff" fo:color="#222222" fo:font-size="10pt" style:font-size-asian="10pt" style:font-size-complex="10pt"/>
    </style:style>
    <style:style style:name="T13_7" style:family="text">
      <style:text-properties fo:background-color="#ffffff" fo:color="#222222" fo:font-size="10pt" style:font-size-asian="10pt" style:font-size-complex="10pt"/>
    </style:style>
    <style:style style:name="T13_8" style:family="text">
      <style:text-properties fo:background-color="#ffffff" fo:color="#222222" fo:font-size="10pt" style:font-size-asian="10pt" style:font-size-complex="10pt"/>
    </style:style>
    <style:style style:name="T13_9" style:family="text">
      <style:text-properties fo:background-color="#ffffff" fo:color="#222222" fo:font-size="10pt" style:font-size-asian="10pt" style:font-size-complex="10pt"/>
    </style:style>
    <style:style style:name="T13_10" style:family="text">
      <style:text-properties fo:background-color="#ffffff" fo:color="#222222" fo:font-size="10pt" style:font-size-asian="10pt" style:font-size-complex="10pt"/>
    </style:style>
    <style:style style:name="T13_11" style:family="text">
      <style:text-properties fo:background-color="#ffffff" fo:color="#222222" fo:font-size="10pt" style:font-size-asian="10pt" style:font-size-complex="10pt"/>
    </style:style>
    <style:style style:name="T13_12" style:family="text">
      <style:text-properties fo:background-color="#ffffff" fo:color="#222222" fo:font-size="10pt" style:font-size-asian="10pt" style:font-size-complex="10pt"/>
    </style:style>
    <style:style style:name="T13_13" style:family="text">
      <style:text-properties fo:background-color="#ffffff" fo:color="#222222" fo:font-size="10pt" style:font-size-asian="10pt" style:font-size-complex="10pt"/>
    </style:style>
    <style:style style:name="T13_14" style:family="text">
      <style:text-properties fo:background-color="#ffffff" fo:color="#222222" fo:font-size="10pt" style:font-size-asian="10pt" style:font-size-complex="10pt"/>
    </style:style>
    <style:style style:name="T13_15" style:family="text">
      <style:text-properties fo:background-color="#ffffff" fo:color="#222222" fo:font-size="10pt" style:font-size-asian="10pt" style:font-size-complex="10pt"/>
    </style:style>
    <style:style style:name="T13_16" style:family="text">
      <style:text-properties fo:background-color="#ffffff" fo:color="#222222" fo:font-size="10pt" style:font-size-asian="10pt" style:font-size-complex="10pt"/>
    </style:style>
    <style:style style:name="T13_17" style:family="text">
      <style:text-properties fo:background-color="#ffffff" fo:color="#222222" fo:font-size="10pt" style:font-size-asian="10pt" style:font-size-complex="10pt"/>
    </style:style>
    <style:style style:name="T13_18" style:family="text">
      <style:text-properties fo:background-color="#ffffff" fo:color="#222222" fo:font-size="10pt" style:font-size-asian="10pt" style:font-size-complex="10pt"/>
    </style:style>
    <style:style style:name="T13_19" style:family="text">
      <style:text-properties fo:background-color="#ffffff" fo:color="#222222" fo:font-size="10pt" style:font-size-asian="10pt" style:font-size-complex="10pt"/>
    </style:style>
    <style:style style:name="T13_20" style:family="text">
      <style:text-properties fo:background-color="#ffffff" fo:color="#222222" fo:font-size="10pt" style:font-size-asian="10pt" style:font-size-complex="10pt"/>
    </style:style>
    <style:style style:name="T13_21" style:family="text">
      <style:text-properties fo:background-color="#ffffff" fo:color="#222222" fo:font-size="10pt" style:font-size-asian="10pt" style:font-size-complex="10pt"/>
    </style:style>
    <style:style style:name="T13_22" style:family="text">
      <style:text-properties fo:background-color="#ffffff" fo:color="#222222" fo:font-size="10pt" style:font-size-asian="10pt" style:font-size-complex="10pt"/>
    </style:style>
    <style:style style:name="T13_23" style:family="text">
      <style:text-properties fo:background-color="#ffffff" fo:color="#222222" fo:font-size="10pt" style:font-size-asian="10pt" style:font-size-complex="10pt"/>
    </style:style>
    <style:style style:name="T13_24" style:family="text">
      <style:text-properties fo:background-color="#ffffff" fo:color="#222222" fo:font-size="10pt" style:font-size-asian="10pt" style:font-size-complex="10pt"/>
    </style:style>
    <style:style style:name="T13_25" style:family="text">
      <style:text-properties fo:background-color="#ffffff" fo:color="#222222" fo:font-size="10pt" style:font-size-asian="10pt" style:font-size-complex="10pt"/>
    </style:style>
    <style:style style:name="T13_26" style:family="text">
      <style:text-properties fo:background-color="#ffffff" fo:color="#222222" fo:font-size="10pt" style:font-size-asian="10pt" style:font-size-complex="10pt"/>
    </style:style>
    <style:style style:name="T13_27" style:family="text">
      <style:text-properties fo:background-color="#ffffff" fo:color="#222222" fo:font-size="10pt" style:font-size-asian="10pt" style:font-size-complex="10pt"/>
    </style:style>
    <style:style style:name="T13_28" style:family="text">
      <style:text-properties fo:background-color="#ffffff" fo:color="#222222" fo:font-size="10pt" style:font-size-asian="10pt" style:font-size-complex="10pt"/>
    </style:style>
    <style:style style:name="T13_29" style:family="text">
      <style:text-properties fo:background-color="#ffffff" fo:color="#222222" fo:font-size="10pt" style:font-size-asian="10pt" style:font-size-complex="10pt"/>
    </style:style>
    <style:style style:name="T13_30" style:family="text">
      <style:text-properties fo:background-color="#ffffff" fo:color="#222222" fo:font-size="10pt" style:font-size-asian="10pt" style:font-size-complex="10pt"/>
    </style:style>
    <style:style style:name="T13_31" style:family="text">
      <style:text-properties fo:background-color="#ffffff" fo:color="#222222" fo:font-size="10pt" style:font-size-asian="10pt" style:font-size-complex="10pt"/>
    </style:style>
    <style:style style:name="T13_32" style:family="text">
      <style:text-properties fo:background-color="#ffffff" fo:color="#222222" fo:font-size="10pt" style:font-size-asian="10pt" style:font-size-complex="10pt"/>
    </style:style>
    <style:style style:name="T13_33" style:family="text">
      <style:text-properties fo:background-color="#ffffff" fo:color="#222222" fo:font-size="10pt" style:font-size-asian="10pt" style:font-size-complex="10pt"/>
    </style:style>
    <style:style style:name="T13_34" style:family="text">
      <style:text-properties fo:background-color="#ffffff" fo:color="#222222" fo:font-size="10pt" style:font-size-asian="10pt" style:font-size-complex="10pt"/>
    </style:style>
    <style:style style:name="T13_35" style:family="text">
      <style:text-properties fo:background-color="#ffffff" fo:color="#222222" fo:font-size="10pt" style:font-size-asian="10pt" style:font-size-complex="10pt"/>
    </style:style>
    <style:style style:name="T13_36" style:family="text">
      <style:text-properties fo:background-color="#ffffff" fo:color="#222222" fo:font-size="10pt" style:font-size-asian="10pt" style:font-size-complex="10pt"/>
    </style:style>
    <style:style style:name="T13_37" style:family="text">
      <style:text-properties fo:background-color="#ffffff" fo:color="#222222" fo:font-size="10pt" style:font-size-asian="10pt" style:font-size-complex="10pt"/>
    </style:style>
    <style:style style:name="T13_38" style:family="text">
      <style:text-properties fo:background-color="#ffffff" fo:color="#222222" fo:font-size="10pt" style:font-size-asian="10pt" style:font-size-complex="10pt"/>
    </style:style>
    <style:style style:name="T13_39" style:family="text">
      <style:text-properties fo:background-color="#ffffff" fo:color="#222222" fo:font-size="10pt" style:font-size-asian="10pt" style:font-size-complex="10pt"/>
    </style:style>
    <style:style style:name="T13_40" style:family="text">
      <style:text-properties fo:background-color="#ffffff" fo:color="#222222" fo:font-size="10pt" style:font-size-asian="10pt" style:font-size-complex="10pt"/>
    </style:style>
    <style:style style:name="T13_41" style:family="text">
      <style:text-properties fo:background-color="#ffffff" fo:color="#222222" fo:font-size="10pt" style:font-size-asian="10pt" style:font-size-complex="10pt"/>
    </style:style>
    <style:style style:name="T13_42" style:family="text">
      <style:text-properties fo:background-color="#ffffff" fo:color="#222222" fo:font-size="10pt" style:font-size-asian="10pt" style:font-size-complex="10pt"/>
    </style:style>
    <style:style style:name="T13_43" style:family="text">
      <style:text-properties fo:background-color="#ffffff" fo:color="#222222" fo:font-size="10pt" style:font-size-asian="10pt" style:font-size-complex="10pt"/>
    </style:style>
    <style:style style:name="T13_44" style:family="text">
      <style:text-properties fo:background-color="#ffffff" fo:color="#222222" fo:font-size="10pt" style:font-size-asian="10pt" style:font-size-complex="10pt"/>
    </style:style>
    <style:style style:name="T13_45" style:family="text">
      <style:text-properties fo:background-color="#ffffff" fo:color="#222222" fo:font-size="10pt" style:font-size-asian="10pt" style:font-size-complex="10pt"/>
    </style:style>
    <style:style style:name="T13_46" style:family="text">
      <style:text-properties fo:background-color="#ffffff" fo:color="#222222" fo:font-size="10pt" style:font-size-asian="10pt" style:font-size-complex="10pt"/>
    </style:style>
    <style:style style:name="T13_47" style:family="text">
      <style:text-properties fo:background-color="#ffffff" fo:color="#222222" fo:font-size="10pt" style:font-size-asian="10pt" style:font-size-complex="10pt"/>
    </style:style>
    <style:style style:name="T13_48" style:family="text">
      <style:text-properties fo:background-color="#ffffff" fo:color="#222222" fo:font-size="10pt" style:font-size-asian="10pt" style:font-size-complex="10pt"/>
    </style:style>
    <style:style style:name="T13_49" style:family="text">
      <style:text-properties fo:background-color="#ffffff" fo:color="#222222" fo:font-size="10pt" style:font-size-asian="10pt" style:font-size-complex="10pt"/>
    </style:style>
    <style:style style:name="T13_50" style:family="text">
      <style:text-properties fo:background-color="#ffffff" fo:color="#222222" fo:font-size="10pt" style:font-size-asian="10pt" style:font-size-complex="10pt"/>
    </style:style>
    <style:style style:name="T13_51" style:family="text">
      <style:text-properties fo:background-color="#ffffff" fo:color="#222222" fo:font-size="10pt" style:font-size-asian="10pt" style:font-size-complex="10pt"/>
    </style:style>
    <style:style style:name="T13_52" style:family="text">
      <style:text-properties fo:background-color="#ffffff" fo:color="#222222" fo:font-size="10pt" style:font-size-asian="10pt" style:font-size-complex="10pt"/>
    </style:style>
    <style:style style:name="T13_53" style:family="text">
      <style:text-properties fo:background-color="#ffffff" fo:color="#222222" fo:font-size="10pt" style:font-size-asian="10pt" style:font-size-complex="10pt"/>
    </style:style>
    <style:style style:name="T13_54" style:family="text">
      <style:text-properties fo:background-color="#ffffff" fo:color="#222222" fo:font-size="10pt" style:font-size-asian="10pt" style:font-size-complex="10pt"/>
    </style:style>
    <style:style style:name="T13_55" style:family="text">
      <style:text-properties fo:background-color="#ffffff" fo:color="#222222" fo:font-size="10pt" style:font-size-asian="10pt" style:font-size-complex="10pt"/>
    </style:style>
    <style:style style:name="T13_56" style:family="text">
      <style:text-properties fo:background-color="#ffffff" fo:color="#222222" fo:font-size="10pt" style:font-size-asian="10pt" style:font-size-complex="10pt"/>
    </style:style>
    <style:style style:name="T13_57" style:family="text">
      <style:text-properties fo:background-color="#ffffff" fo:color="#222222" fo:font-size="10pt" style:font-size-asian="10pt" style:font-size-complex="10pt"/>
    </style:style>
    <style:style style:name="T13_58" style:family="text">
      <style:text-properties fo:background-color="#ffffff" fo:color="#222222" fo:font-size="10pt" style:font-size-asian="10pt" style:font-size-complex="10pt"/>
    </style:style>
    <style:style style:name="T13_59" style:family="text">
      <style:text-properties fo:background-color="#ffffff" fo:color="#222222" fo:font-size="10pt" style:font-size-asian="10pt" style:font-size-complex="10pt"/>
    </style:style>
    <style:style style:name="T13_60" style:family="text">
      <style:text-properties fo:background-color="#ffffff" fo:color="#222222" fo:font-size="10pt" style:font-size-asian="10pt" style:font-size-complex="10pt"/>
    </style:style>
    <style:style style:name="T13_61" style:family="text">
      <style:text-properties fo:background-color="#ffffff" fo:color="#222222" fo:font-size="10pt" style:font-size-asian="10pt" style:font-size-complex="10pt"/>
    </style:style>
    <style:style style:name="T13_62" style:family="text">
      <style:text-properties fo:background-color="#ffffff" fo:color="#222222" fo:font-size="10pt" style:font-size-asian="10pt" style:font-size-complex="10pt"/>
    </style:style>
    <style:style style:name="T13_63" style:family="text">
      <style:text-properties fo:background-color="#ffffff" fo:color="#222222" fo:font-size="10pt" style:font-size-asian="10pt" style:font-size-complex="10pt"/>
    </style:style>
    <style:style style:name="T13_64" style:family="text">
      <style:text-properties fo:background-color="#ffffff" fo:color="#222222" fo:font-size="10pt" style:font-size-asian="10pt" style:font-size-complex="10pt"/>
    </style:style>
    <style:style style:name="T13_65" style:family="text">
      <style:text-properties fo:background-color="#ffffff" fo:color="#222222" fo:font-size="10pt" style:font-size-asian="10pt" style:font-size-complex="10pt"/>
    </style:style>
    <style:style style:name="T13_66" style:family="text">
      <style:text-properties fo:background-color="#ffffff" fo:color="#222222" fo:font-size="10pt" style:font-size-asian="10pt" style:font-size-complex="10pt"/>
    </style:style>
    <style:style style:name="T13_67" style:family="text">
      <style:text-properties fo:background-color="#ffffff" fo:color="#222222" fo:font-size="10pt" style:font-size-asian="10pt" style:font-size-complex="10pt"/>
    </style:style>
    <style:style style:name="T13_68" style:family="text">
      <style:text-properties fo:background-color="#ffffff" fo:color="#222222" fo:font-size="10pt" style:font-size-asian="10pt" style:font-size-complex="10pt"/>
    </style:style>
    <style:style style:name="T13_69" style:family="text">
      <style:text-properties fo:background-color="#ffffff" fo:color="#222222" fo:font-size="10pt" style:font-size-asian="10pt" style:font-size-complex="10pt"/>
    </style:style>
    <style:style style:name="T13_70" style:family="text">
      <style:text-properties fo:background-color="#ffffff" fo:color="#222222" fo:font-size="10pt" style:font-size-asian="10pt" style:font-size-complex="10pt"/>
    </style:style>
    <style:style style:name="T13_71" style:family="text">
      <style:text-properties fo:background-color="#ffffff" fo:color="#222222" fo:font-size="10pt" style:font-size-asian="10pt" style:font-size-complex="10pt"/>
    </style:style>
    <style:style style:name="T13_72" style:family="text">
      <style:text-properties fo:background-color="#ffffff" fo:color="#222222" fo:font-size="10pt" style:font-size-asian="10pt" style:font-size-complex="10pt"/>
    </style:style>
    <style:style style:name="T13_73" style:family="text">
      <style:text-properties fo:background-color="#ffffff" fo:color="#222222" fo:font-size="10pt" style:font-size-asian="10pt" style:font-size-complex="10pt"/>
    </style:style>
    <style:style style:name="T13_74" style:family="text">
      <style:text-properties fo:background-color="#ffffff" fo:color="#222222" fo:font-size="10pt" style:font-size-asian="10pt" style:font-size-complex="10pt"/>
    </style:style>
    <style:style style:name="T13_75" style:family="text">
      <style:text-properties fo:background-color="#ffffff" fo:color="#222222" fo:font-size="10pt" style:font-size-asian="10pt" style:font-size-complex="10pt"/>
    </style:style>
    <style:style style:name="T13_76" style:family="text">
      <style:text-properties fo:background-color="#ffffff" fo:color="#222222" fo:font-size="10pt" style:font-size-asian="10pt" style:font-size-complex="10pt"/>
    </style:style>
    <style:style style:name="T13_77" style:family="text">
      <style:text-properties fo:background-color="#ffffff" fo:color="#222222" fo:font-size="10pt" style:font-size-asian="10pt" style:font-size-complex="10pt"/>
    </style:style>
    <style:style style:name="T13_78" style:family="text">
      <style:text-properties fo:background-color="#ffffff" fo:color="#222222" fo:font-size="10pt" style:font-size-asian="10pt" style:font-size-complex="10pt"/>
    </style:style>
    <style:style style:name="T13_79" style:family="text">
      <style:text-properties fo:background-color="#ffffff" fo:color="#222222" fo:font-size="10pt" style:font-size-asian="10pt" style:font-size-complex="10pt"/>
    </style:style>
    <style:style style:name="T13_80" style:family="text">
      <style:text-properties fo:background-color="#ffffff" fo:color="#222222" fo:font-size="10pt" style:font-size-asian="10pt" style:font-size-complex="10pt"/>
    </style:style>
    <style:style style:name="T13_81" style:family="text">
      <style:text-properties fo:background-color="#ffffff" fo:color="#222222" fo:font-size="10pt" style:font-size-asian="10pt" style:font-size-complex="10pt"/>
    </style:style>
    <style:style style:name="T13_82" style:family="text">
      <style:text-properties fo:background-color="#ffffff" fo:color="#222222" fo:font-size="10pt" style:font-size-asian="10pt" style:font-size-complex="10pt"/>
    </style:style>
    <style:style style:name="T13_83" style:family="text">
      <style:text-properties fo:background-color="#ffffff" fo:color="#222222" fo:font-size="10pt" style:font-size-asian="10pt" style:font-size-complex="10pt"/>
    </style:style>
    <style:style style:name="T13_84" style:family="text">
      <style:text-properties fo:background-color="#ffffff" fo:color="#222222" fo:font-size="10pt" style:font-size-asian="10pt" style:font-size-complex="10pt"/>
    </style:style>
    <style:style style:name="T13_85" style:family="text">
      <style:text-properties fo:background-color="#ffffff" fo:color="#222222" fo:font-size="10pt" style:font-size-asian="10pt" style:font-size-complex="10pt"/>
    </style:style>
    <style:style style:name="T13_86" style:family="text">
      <style:text-properties fo:background-color="#ffffff" fo:color="#222222" fo:font-size="10pt" style:font-size-asian="10pt" style:font-size-complex="10pt"/>
    </style:style>
    <style:style style:name="T13_87" style:family="text">
      <style:text-properties fo:background-color="#ffffff" fo:color="#222222" fo:font-size="10pt" style:font-size-asian="10pt" style:font-size-complex="10pt"/>
    </style:style>
    <style:style style:name="T13_88" style:family="text">
      <style:text-properties fo:background-color="#ffffff" fo:color="#222222" fo:font-size="10pt" style:font-size-asian="10pt" style:font-size-complex="10pt"/>
    </style:style>
    <style:style style:name="T13_89" style:family="text">
      <style:text-properties fo:background-color="#ffffff" fo:color="#222222" fo:font-size="10pt" style:font-size-asian="10pt" style:font-size-complex="10pt"/>
    </style:style>
    <style:style style:name="T13_90" style:family="text">
      <style:text-properties fo:background-color="#ffffff" fo:color="#222222" fo:font-size="10pt" style:font-size-asian="10pt" style:font-size-complex="10pt"/>
    </style:style>
    <style:style style:name="T13_91" style:family="text">
      <style:text-properties fo:background-color="#ffffff" fo:color="#222222" fo:font-size="10pt" style:font-size-asian="10pt" style:font-size-complex="10pt"/>
    </style:style>
    <style:style style:name="T13_92" style:family="text">
      <style:text-properties fo:background-color="#ffffff" fo:color="#222222" fo:font-size="10pt" style:font-size-asian="10pt" style:font-size-complex="10pt"/>
    </style:style>
    <style:style style:name="T13_93" style:family="text">
      <style:text-properties fo:background-color="#ffffff" fo:color="#222222" fo:font-size="10pt" style:font-size-asian="10pt" style:font-size-complex="10pt"/>
    </style:style>
    <style:style style:name="T13_94" style:family="text">
      <style:text-properties fo:background-color="#ffffff" fo:color="#222222" fo:font-size="10pt" style:font-size-asian="10pt" style:font-size-complex="10pt"/>
    </style:style>
    <style:style style:name="T13_95" style:family="text">
      <style:text-properties fo:background-color="#ffffff" fo:color="#222222" fo:font-size="10pt" style:font-size-asian="10pt" style:font-size-complex="10pt"/>
    </style:style>
    <style:style style:name="T13_96" style:family="text">
      <style:text-properties fo:background-color="#ffffff" fo:color="#222222" fo:font-size="10pt" style:font-size-asian="10pt" style:font-size-complex="10pt"/>
    </style:style>
    <style:style style:name="T13_97" style:family="text">
      <style:text-properties fo:background-color="#ffffff" fo:color="#222222" fo:font-size="10pt" style:font-size-asian="10pt" style:font-size-complex="10pt"/>
    </style:style>
    <style:style style:name="T13_98" style:family="text">
      <style:text-properties fo:background-color="#ffffff" fo:color="#222222" fo:font-size="10pt" style:font-size-asian="10pt" style:font-size-complex="10pt"/>
    </style:style>
    <style:style style:name="T13_99" style:family="text">
      <style:text-properties fo:background-color="#ffffff" fo:color="#222222" fo:font-size="10pt" style:font-size-asian="10pt" style:font-size-complex="10pt"/>
    </style:style>
    <style:style style:name="T13_100" style:family="text">
      <style:text-properties fo:background-color="#ffffff" fo:color="#222222" fo:font-size="10pt" style:font-size-asian="10pt" style:font-size-complex="10pt"/>
    </style:style>
    <style:style style:name="T13_101" style:family="text">
      <style:text-properties fo:background-color="#ffffff" fo:color="#222222" fo:font-size="10pt" style:font-size-asian="10pt" style:font-size-complex="10pt"/>
    </style:style>
    <style:style style:name="T13_102" style:family="text">
      <style:text-properties fo:background-color="#ffffff" fo:color="#222222" fo:font-size="10pt" style:font-size-asian="10pt" style:font-size-complex="10pt"/>
    </style:style>
    <style:style style:name="T13_103" style:family="text">
      <style:text-properties fo:background-color="#ffffff" fo:color="#222222" fo:font-size="10pt" style:font-size-asian="10pt" style:font-size-complex="10pt"/>
    </style:style>
    <style:style style:name="T13_104" style:family="text">
      <style:text-properties fo:background-color="#ffffff" fo:color="#222222" fo:font-size="10pt" style:font-size-asian="10pt" style:font-size-complex="10pt"/>
    </style:style>
    <style:style style:name="T13_105" style:family="text">
      <style:text-properties fo:background-color="#ffffff" fo:color="#222222" fo:font-size="10pt" style:font-size-asian="10pt" style:font-size-complex="10pt"/>
    </style:style>
    <style:style style:name="T13_106" style:family="text">
      <style:text-properties fo:background-color="#ffffff" fo:color="#222222" fo:font-size="10pt" style:font-size-asian="10pt" style:font-size-complex="10pt"/>
    </style:style>
    <style:style style:name="T13_107" style:family="text">
      <style:text-properties fo:background-color="#ffffff" fo:color="#222222" fo:font-size="10pt" style:font-size-asian="10pt" style:font-size-complex="10pt"/>
    </style:style>
    <style:style style:name="T13_108" style:family="text">
      <style:text-properties fo:background-color="#ffffff" fo:color="#222222" fo:font-size="10pt" style:font-size-asian="10pt" style:font-size-complex="10pt"/>
    </style:style>
    <style:style style:name="T13_109" style:family="text">
      <style:text-properties fo:background-color="#ffffff" fo:color="#222222" fo:font-size="10pt" style:font-size-asian="10pt" style:font-size-complex="10pt"/>
    </style:style>
    <style:style style:name="T13_110" style:family="text">
      <style:text-properties fo:background-color="#ffffff" fo:color="#222222" fo:font-size="10pt" style:font-size-asian="10pt" style:font-size-complex="10pt"/>
    </style:style>
    <style:style style:name="T13_111" style:family="text">
      <style:text-properties fo:background-color="#ffffff" fo:color="#222222" fo:font-size="10pt" style:font-size-asian="10pt" style:font-size-complex="10pt"/>
    </style:style>
    <style:style style:name="T13_112" style:family="text">
      <style:text-properties fo:background-color="#ffffff" fo:color="#222222" fo:font-size="10pt" style:font-size-asian="10pt" style:font-size-complex="10pt"/>
    </style:style>
    <style:style style:name="T13_113" style:family="text">
      <style:text-properties fo:background-color="#ffffff" fo:color="#222222" fo:font-size="10pt" style:font-size-asian="10pt" style:font-size-complex="10pt"/>
    </style:style>
    <style:style style:name="T13_114" style:family="text">
      <style:text-properties fo:background-color="#ffffff" fo:color="#222222" fo:font-size="10pt" style:font-size-asian="10pt" style:font-size-complex="10pt"/>
    </style:style>
    <style:style style:name="T13_115" style:family="text">
      <style:text-properties fo:background-color="#ffffff" fo:color="#222222" fo:font-size="10pt" style:font-size-asian="10pt" style:font-size-complex="10pt"/>
    </style:style>
    <style:style style:name="T13_116" style:family="text">
      <style:text-properties fo:background-color="#ffffff" fo:color="#222222" fo:font-size="10pt" style:font-size-asian="10pt" style:font-size-complex="10pt"/>
    </style:style>
    <style:style style:name="T13_117" style:family="text">
      <style:text-properties fo:background-color="#ffffff" fo:color="#222222" fo:font-size="10pt" style:font-size-asian="10pt" style:font-size-complex="10pt"/>
    </style:style>
    <style:style style:name="T13_118" style:family="text">
      <style:text-properties fo:background-color="#ffffff" fo:color="#222222" fo:font-size="10pt" style:font-size-asian="10pt" style:font-size-complex="10pt"/>
    </style:style>
    <style:style style:name="T13_119" style:family="text">
      <style:text-properties fo:background-color="#ffffff" fo:color="#222222" fo:font-size="10pt" style:font-size-asian="10pt" style:font-size-complex="10pt"/>
    </style:style>
    <style:style style:name="T13_120" style:family="text">
      <style:text-properties fo:background-color="#ffffff" fo:color="#222222" fo:font-size="10pt" style:font-size-asian="10pt" style:font-size-complex="10pt"/>
    </style:style>
    <style:style style:name="T13_121" style:family="text">
      <style:text-properties fo:background-color="#ffffff" fo:color="#222222" fo:font-size="10pt" style:font-size-asian="10pt" style:font-size-complex="10pt"/>
    </style:style>
    <style:style style:name="T13_122" style:family="text">
      <style:text-properties fo:background-color="#ffffff" fo:color="#222222" fo:font-size="10pt" style:font-size-asian="10pt" style:font-size-complex="10pt"/>
    </style:style>
    <style:style style:name="T13_123" style:family="text">
      <style:text-properties fo:background-color="#ffffff" fo:color="#222222" fo:font-size="10pt" style:font-size-asian="10pt" style:font-size-complex="10pt"/>
    </style:style>
    <style:style style:name="T13_124" style:family="text">
      <style:text-properties fo:background-color="#ffffff" fo:color="#222222" fo:font-size="10pt" style:font-size-asian="10pt" style:font-size-complex="10pt"/>
    </style:style>
    <style:style style:name="T13_125" style:family="text"/>
    <style:style style:name="T13_12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_127" style:family="text"/>
    <style:style style:name="T13_12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_129" style:family="text"/>
    <style:style style:name="T13_13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_131" style:family="text"/>
    <style:style style:name="T13_13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_133" style:family="text"/>
    <style:style style:name="T13_13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_135" style:family="text"/>
    <style:style style:name="T13_13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_137" style:family="text"/>
    <style:style style:name="T13_13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_139" style:family="text"/>
    <style:style style:name="T13_14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_141" style:family="text"/>
    <style:style style:name="T13_14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_143" style:family="text"/>
    <style:style style:name="T13_14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_145" style:family="text"/>
    <style:style style:name="T13_14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_147" style:family="text"/>
    <style:style style:name="T13_14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_149" style:family="text"/>
    <style:style style:name="T13_15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_151" style:family="text"/>
    <style:style style:name="T13_15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_153" style:family="text"/>
    <style:style style:name="T13_15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_155" style:family="text"/>
    <style:style style:name="T13_15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_157" style:family="text"/>
    <style:style style:name="T13_15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_159" style:family="text"/>
    <style:style style:name="T13_16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_161" style:family="text"/>
    <style:style style:name="T13_16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_163" style:family="text"/>
    <style:style style:name="T13_16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_165" style:family="text"/>
    <style:style style:name="T13_16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_167" style:family="text"/>
    <style:style style:name="T13_16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13_169" style:family="text">
      <style:text-properties fo:background-color="#ffffff" fo:color="#222222" fo:font-size="10pt" style:font-size-asian="10pt" style:font-size-complex="10pt"/>
    </style:style>
    <style:style style:name="P14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background-color="#ffffff" fo:color="#222222" fo:font-size="10pt" style:font-size-asian="10pt" style:font-size-complex="10pt"/>
    </style:style>
    <style:style style:name="T15_2" style:family="text">
      <style:text-properties fo:background-color="#ffffff" fo:color="#222222" fo:font-size="10pt" style:font-size-asian="10pt" style:font-size-complex="10pt"/>
    </style:style>
    <style:style style:name="T15_3" style:family="text">
      <style:text-properties fo:background-color="#ffffff" fo:color="#222222" fo:font-size="10pt" style:font-size-asian="10pt" style:font-size-complex="10pt"/>
    </style:style>
    <style:style style:name="T15_4" style:family="text">
      <style:text-properties fo:background-color="#ffffff" fo:color="#222222" fo:font-size="10pt" style:font-size-asian="10pt" style:font-size-complex="10pt"/>
    </style:style>
    <style:style style:name="T15_5" style:family="text">
      <style:text-properties fo:background-color="#ffffff" fo:color="#222222" fo:font-size="10pt" style:font-size-asian="10pt" style:font-size-complex="10pt"/>
    </style:style>
    <style:style style:name="T15_6" style:family="text">
      <style:text-properties fo:background-color="#ffffff" fo:color="#222222" fo:font-size="10pt" style:font-size-asian="10pt" style:font-size-complex="10pt"/>
    </style:style>
    <style:style style:name="T15_7" style:family="text">
      <style:text-properties fo:background-color="#ffffff" fo:color="#222222" fo:font-size="10pt" style:font-size-asian="10pt" style:font-size-complex="10pt"/>
    </style:style>
    <style:style style:name="T15_8" style:family="text">
      <style:text-properties fo:background-color="#ffffff" fo:color="#222222" fo:font-size="10pt" style:font-size-asian="10pt" style:font-size-complex="10pt"/>
    </style:style>
    <style:style style:name="T15_9" style:family="text">
      <style:text-properties fo:background-color="#ffffff" fo:color="#222222" fo:font-size="10pt" style:font-size-asian="10pt" style:font-size-complex="10pt"/>
    </style:style>
    <style:style style:name="T15_10" style:family="text">
      <style:text-properties fo:background-color="#ffffff" fo:color="#222222" fo:font-size="10pt" style:font-size-asian="10pt" style:font-size-complex="10pt"/>
    </style:style>
    <style:style style:name="T15_11" style:family="text">
      <style:text-properties fo:background-color="#ffffff" fo:color="#222222" fo:font-size="10pt" style:font-size-asian="10pt" style:font-size-complex="10pt"/>
    </style:style>
    <style:style style:name="T15_12" style:family="text">
      <style:text-properties fo:background-color="#ffffff" fo:color="#222222" fo:font-size="10pt" style:font-size-asian="10pt" style:font-size-complex="10pt"/>
    </style:style>
    <style:style style:name="T15_13" style:family="text">
      <style:text-properties fo:background-color="#ffffff" fo:color="#222222" fo:font-size="10pt" style:font-size-asian="10pt" style:font-size-complex="10pt"/>
    </style:style>
    <style:style style:name="T15_14" style:family="text">
      <style:text-properties fo:background-color="#ffffff" fo:color="#222222" fo:font-size="10pt" style:font-size-asian="10pt" style:font-size-complex="10pt"/>
    </style:style>
    <style:style style:name="T15_15" style:family="text">
      <style:text-properties fo:background-color="#ffffff" fo:color="#222222" fo:font-size="10pt" style:font-size-asian="10pt" style:font-size-complex="10pt"/>
    </style:style>
    <style:style style:name="T15_16" style:family="text">
      <style:text-properties fo:background-color="#ffffff" fo:color="#222222" fo:font-size="10pt" style:font-size-asian="10pt" style:font-size-complex="10pt"/>
    </style:style>
    <style:style style:name="P16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background-color="#ffffff" fo:color="#222222"/>
    </style:style>
    <style:style style:name="T17_2" style:family="text">
      <style:text-properties fo:background-color="#ffffff" fo:color="#222222"/>
    </style:style>
    <style:style style:name="T17_3" style:family="text">
      <style:text-properties fo:background-color="#ffffff" fo:color="#222222"/>
    </style:style>
    <style:style style:name="T17_4" style:family="text">
      <style:text-properties fo:background-color="#ffffff" fo:color="#222222"/>
    </style:style>
    <style:style style:name="T17_5" style:family="text">
      <style:text-properties fo:background-color="#ffffff" fo:color="#222222"/>
    </style:style>
    <style:style style:name="T17_6" style:family="text">
      <style:text-properties fo:background-color="#ffffff" fo:color="#222222"/>
    </style:style>
    <style:style style:name="T17_7" style:family="text">
      <style:text-properties fo:background-color="#ffffff" fo:color="#222222"/>
    </style:style>
    <style:style style:name="T17_8" style:family="text">
      <style:text-properties fo:background-color="#ffffff" fo:color="#222222"/>
    </style:style>
    <style:style style:name="T17_9" style:family="text">
      <style:text-properties fo:background-color="#ffffff" fo:color="#222222"/>
    </style:style>
    <style:style style:name="T17_10" style:family="text">
      <style:text-properties fo:background-color="#ffffff" fo:color="#222222"/>
    </style:style>
    <style:style style:name="P18" style:family="paragraph" style:parent-style-name="Standard">
      <style:paragraph-properties fo:break-before="auto" fo:line-height="115%" style:writing-mode="lr-tb"/>
      <style:text-properties fo:background-color="#ffffff" fo:color="#222222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background-color="#ffffff" fo:color="#222222"/>
    </style:style>
    <style:style style:name="T19_2" style:family="text">
      <style:text-properties fo:background-color="#ffffff" fo:color="#222222" fo:font-size="10pt" style:font-size-asian="10pt" style:font-size-complex="10pt"/>
    </style:style>
    <style:style style:name="T19_3" style:family="text">
      <style:text-properties fo:background-color="#ffffff" fo:color="#222222" fo:font-size="10pt" style:font-size-asian="10pt" style:font-size-complex="10pt"/>
    </style:style>
    <style:style style:name="T19_4" style:family="text">
      <style:text-properties fo:background-color="#ffffff" fo:color="#222222" fo:font-size="10pt" style:font-size-asian="10pt" style:font-size-complex="10pt"/>
    </style:style>
    <style:style style:name="T19_5" style:family="text">
      <style:text-properties fo:background-color="#ffffff" fo:color="#222222" fo:font-size="10pt" style:font-size-asian="10pt" style:font-size-complex="10pt"/>
    </style:style>
    <style:style style:name="T19_6" style:family="text">
      <style:text-properties fo:background-color="#ffffff" fo:color="#222222" fo:font-size="10pt" style:font-size-asian="10pt" style:font-size-complex="10pt"/>
    </style:style>
    <style:style style:name="T19_7" style:family="text">
      <style:text-properties fo:background-color="#ffffff" fo:color="#222222" fo:font-size="10pt" style:font-size-asian="10pt" style:font-size-complex="10pt"/>
    </style:style>
    <style:style style:name="T19_8" style:family="text">
      <style:text-properties fo:background-color="#ffffff" fo:color="#222222" fo:font-size="10pt" style:font-size-asian="10pt" style:font-size-complex="10pt"/>
    </style:style>
    <style:style style:name="T19_9" style:family="text">
      <style:text-properties fo:background-color="#ffffff" fo:color="#222222" fo:font-size="10pt" style:font-size-asian="10pt" style:font-size-complex="10pt"/>
    </style:style>
    <style:style style:name="T19_10" style:family="text">
      <style:text-properties fo:background-color="#ffffff" fo:color="#222222" fo:font-size="10pt" style:font-size-asian="10pt" style:font-size-complex="10pt"/>
    </style:style>
    <style:style style:name="T19_11" style:family="text">
      <style:text-properties fo:background-color="#ffffff" fo:color="#222222" fo:font-size="10pt" style:font-size-asian="10pt" style:font-size-complex="10pt"/>
    </style:style>
    <style:style style:name="T19_12" style:family="text">
      <style:text-properties fo:background-color="#ffffff" fo:color="#222222" fo:font-size="10pt" style:font-size-asian="10pt" style:font-size-complex="10pt"/>
    </style:style>
    <style:style style:name="T19_13" style:family="text">
      <style:text-properties fo:background-color="#ffffff" fo:color="#222222" fo:font-size="10pt" style:font-size-asian="10pt" style:font-size-complex="10pt"/>
    </style:style>
    <style:style style:name="T19_14" style:family="text">
      <style:text-properties fo:background-color="#ffffff" fo:color="#222222" fo:font-size="10pt" style:font-size-asian="10pt" style:font-size-complex="10pt"/>
    </style:style>
    <style:style style:name="T19_15" style:family="text">
      <style:text-properties fo:background-color="#ffffff" fo:color="#222222" fo:font-size="10pt" style:font-size-asian="10pt" style:font-size-complex="10pt"/>
    </style:style>
    <style:style style:name="T19_16" style:family="text">
      <style:text-properties fo:background-color="#ffffff" fo:color="#222222" fo:font-size="10pt" style:font-size-asian="10pt" style:font-size-complex="10pt"/>
    </style:style>
    <style:style style:name="T19_17" style:family="text">
      <style:text-properties fo:background-color="#ffffff" fo:color="#222222" fo:font-size="10pt" style:font-size-asian="10pt" style:font-size-complex="10pt"/>
    </style:style>
    <style:style style:name="T19_18" style:family="text">
      <style:text-properties fo:background-color="#ffffff" fo:color="#222222" fo:font-size="10pt" style:font-size-asian="10pt" style:font-size-complex="10pt"/>
    </style:style>
    <style:style style:name="T19_19" style:family="text">
      <style:text-properties fo:background-color="#ffffff" fo:color="#222222" fo:font-size="10pt" style:font-size-asian="10pt" style:font-size-complex="10pt"/>
    </style:style>
    <style:style style:name="T19_20" style:family="text">
      <style:text-properties fo:background-color="#ffffff" fo:color="#222222" fo:font-size="10pt" style:font-size-asian="10pt" style:font-size-complex="10pt"/>
    </style:style>
    <style:style style:name="T19_21" style:family="text">
      <style:text-properties fo:background-color="#ffffff" fo:color="#222222" fo:font-size="10pt" style:font-size-asian="10pt" style:font-size-complex="10pt"/>
    </style:style>
    <style:style style:name="T19_22" style:family="text">
      <style:text-properties fo:background-color="#ffffff" fo:color="#222222" fo:font-size="10pt" style:font-size-asian="10pt" style:font-size-complex="10pt"/>
    </style:style>
    <style:style style:name="T19_23" style:family="text">
      <style:text-properties fo:background-color="#ffffff" fo:color="#222222" fo:font-size="10pt" style:font-size-asian="10pt" style:font-size-complex="10pt"/>
    </style:style>
    <style:style style:name="T19_24" style:family="text">
      <style:text-properties fo:background-color="#ffffff" fo:color="#222222" fo:font-size="10pt" style:font-size-asian="10pt" style:font-size-complex="10pt"/>
    </style:style>
    <style:style style:name="T19_25" style:family="text">
      <style:text-properties fo:background-color="#ffffff" fo:color="#222222" fo:font-size="10pt" style:font-size-asian="10pt" style:font-size-complex="10pt"/>
    </style:style>
    <style:style style:name="T19_26" style:family="text">
      <style:text-properties fo:background-color="#ffffff" fo:color="#222222" fo:font-size="10pt" style:font-size-asian="10pt" style:font-size-complex="10pt"/>
    </style:style>
    <style:style style:name="T19_27" style:family="text">
      <style:text-properties fo:background-color="#ffffff" fo:color="#222222" fo:font-size="10pt" style:font-size-asian="10pt" style:font-size-complex="10pt"/>
    </style:style>
    <style:style style:name="T19_28" style:family="text">
      <style:text-properties fo:background-color="#ffffff" fo:color="#222222" fo:font-size="10pt" style:font-size-asian="10pt" style:font-size-complex="10pt"/>
    </style:style>
    <style:style style:name="T19_29" style:family="text">
      <style:text-properties fo:background-color="#ffffff" fo:color="#222222" fo:font-size="10pt" style:font-size-asian="10pt" style:font-size-complex="10pt"/>
    </style:style>
    <style:style style:name="T19_30" style:family="text">
      <style:text-properties fo:background-color="#ffffff" fo:color="#222222" fo:font-size="10pt" style:font-size-asian="10pt" style:font-size-complex="10pt"/>
    </style:style>
    <style:style style:name="T19_31" style:family="text">
      <style:text-properties fo:background-color="#ffffff" fo:color="#222222" fo:font-size="10pt" style:font-size-asian="10pt" style:font-size-complex="10pt"/>
    </style:style>
    <style:style style:name="T19_32" style:family="text">
      <style:text-properties fo:background-color="#ffffff" fo:color="#222222" fo:font-size="10pt" style:font-size-asian="10pt" style:font-size-complex="10pt"/>
    </style:style>
    <style:style style:name="P20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background-color="#ffffff" fo:color="#222222"/>
    </style:style>
    <style:style style:name="T21_2" style:family="text">
      <style:text-properties fo:background-color="#ffffff" fo:color="#222222"/>
    </style:style>
    <style:style style:name="T21_3" style:family="text">
      <style:text-properties fo:background-color="#ffffff" fo:color="#222222"/>
    </style:style>
    <style:style style:name="T21_4" style:family="text">
      <style:text-properties fo:background-color="#ffffff" fo:color="#222222"/>
    </style:style>
    <style:style style:name="T21_5" style:family="text">
      <style:text-properties fo:background-color="#ffffff" fo:color="#222222"/>
    </style:style>
    <style:style style:name="T21_6" style:family="text">
      <style:text-properties fo:background-color="#ffffff" fo:color="#222222"/>
    </style:style>
    <style:style style:name="T21_7" style:family="text">
      <style:text-properties fo:background-color="#ffffff" fo:color="#222222"/>
    </style:style>
    <style:style style:name="T21_8" style:family="text">
      <style:text-properties fo:background-color="#ffffff" fo:color="#222222"/>
    </style:style>
    <style:style style:name="T21_9" style:family="text">
      <style:text-properties fo:background-color="#ffffff" fo:color="#222222"/>
    </style:style>
    <style:style style:name="T21_10" style:family="text">
      <style:text-properties fo:background-color="#ffffff" fo:color="#222222"/>
    </style:style>
    <style:style style:name="T21_11" style:family="text">
      <style:text-properties fo:background-color="#ffffff" fo:color="#222222"/>
    </style:style>
    <style:style style:name="T21_12" style:family="text">
      <style:text-properties fo:background-color="#ffffff" fo:color="#222222"/>
    </style:style>
    <style:style style:name="T21_13" style:family="text">
      <style:text-properties fo:background-color="#ffffff" fo:color="#222222"/>
    </style:style>
    <style:style style:name="T21_14" style:family="text">
      <style:text-properties fo:background-color="#ffffff" fo:color="#222222"/>
    </style:style>
    <style:style style:name="T21_15" style:family="text">
      <style:text-properties fo:background-color="#ffffff" fo:color="#222222"/>
    </style:style>
    <style:style style:name="T21_16" style:family="text">
      <style:text-properties fo:background-color="#ffffff" fo:color="#222222"/>
    </style:style>
    <style:style style:name="T21_17" style:family="text">
      <style:text-properties fo:background-color="#ffffff" fo:color="#222222"/>
    </style:style>
    <style:style style:name="T21_18" style:family="text">
      <style:text-properties fo:background-color="#ffffff" fo:color="#222222"/>
    </style:style>
    <style:style style:name="T21_19" style:family="text">
      <style:text-properties fo:background-color="#ffffff" fo:color="#222222"/>
    </style:style>
    <style:style style:name="P22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background-color="#ffffff" fo:color="#222222" fo:font-size="10pt" style:font-size-asian="10pt" style:font-size-complex="10pt"/>
    </style:style>
    <style:style style:name="T23_2" style:family="text">
      <style:text-properties fo:background-color="#ffffff" fo:color="#222222" fo:font-size="10pt" style:font-size-asian="10pt" style:font-size-complex="10pt"/>
    </style:style>
    <style:style style:name="T23_3" style:family="text">
      <style:text-properties fo:background-color="#ffffff" fo:color="#222222" fo:font-size="10pt" style:font-size-asian="10pt" style:font-size-complex="10pt"/>
    </style:style>
    <style:style style:name="T23_4" style:family="text">
      <style:text-properties fo:background-color="#ffffff" fo:color="#222222" fo:font-size="10pt" style:font-size-asian="10pt" style:font-size-complex="10pt"/>
    </style:style>
    <style:style style:name="T23_5" style:family="text">
      <style:text-properties fo:background-color="#ffffff" fo:color="#222222" fo:font-size="10pt" style:font-size-asian="10pt" style:font-size-complex="10pt"/>
    </style:style>
    <style:style style:name="T23_6" style:family="text">
      <style:text-properties fo:background-color="#ffffff" fo:color="#222222" fo:font-size="10pt" style:font-size-asian="10pt" style:font-size-complex="10pt"/>
    </style:style>
    <style:style style:name="T23_7" style:family="text">
      <style:text-properties fo:background-color="#ffffff" fo:color="#222222" fo:font-size="10pt" style:font-size-asian="10pt" style:font-size-complex="10pt"/>
    </style:style>
    <style:style style:name="T23_8" style:family="text">
      <style:text-properties fo:background-color="#ffffff" fo:color="#222222" fo:font-size="10pt" style:font-size-asian="10pt" style:font-size-complex="10pt"/>
    </style:style>
    <style:style style:name="T23_9" style:family="text">
      <style:text-properties fo:background-color="#ffffff" fo:color="#222222" fo:font-size="10pt" style:font-size-asian="10pt" style:font-size-complex="10pt"/>
    </style:style>
    <style:style style:name="T23_10" style:family="text">
      <style:text-properties fo:background-color="#ffffff" fo:color="#222222" fo:font-size="10pt" style:font-size-asian="10pt" style:font-size-complex="10pt"/>
    </style:style>
    <style:style style:name="T23_11" style:family="text">
      <style:text-properties fo:background-color="#ffffff" fo:color="#222222" fo:font-size="10pt" style:font-size-asian="10pt" style:font-size-complex="10pt"/>
    </style:style>
    <style:style style:name="T23_12" style:family="text">
      <style:text-properties fo:background-color="#ffffff" fo:color="#222222" fo:font-size="10pt" style:font-size-asian="10pt" style:font-size-complex="10pt"/>
    </style:style>
    <style:style style:name="T23_13" style:family="text">
      <style:text-properties fo:background-color="#ffffff" fo:color="#222222" fo:font-size="10pt" style:font-size-asian="10pt" style:font-size-complex="10pt"/>
    </style:style>
    <style:style style:name="T23_14" style:family="text">
      <style:text-properties fo:background-color="#ffffff" fo:color="#222222" fo:font-size="10pt" style:font-size-asian="10pt" style:font-size-complex="10pt"/>
    </style:style>
    <style:style style:name="T23_15" style:family="text">
      <style:text-properties fo:background-color="#ffffff" fo:color="#222222" fo:font-size="10pt" style:font-size-asian="10pt" style:font-size-complex="10pt"/>
    </style:style>
    <style:style style:name="T23_16" style:family="text">
      <style:text-properties fo:background-color="#ffffff" fo:color="#222222" fo:font-size="10pt" style:font-size-asian="10pt" style:font-size-complex="10pt"/>
    </style:style>
    <style:style style:name="T23_17" style:family="text">
      <style:text-properties fo:background-color="#ffffff" fo:color="#222222" fo:font-size="10pt" style:font-size-asian="10pt" style:font-size-complex="10pt"/>
    </style:style>
    <style:style style:name="T23_18" style:family="text">
      <style:text-properties fo:background-color="#ffffff" fo:color="#222222" fo:font-size="10pt" style:font-size-asian="10pt" style:font-size-complex="10pt"/>
    </style:style>
    <style:style style:name="T23_19" style:family="text">
      <style:text-properties fo:background-color="#ffffff" fo:color="#222222" fo:font-size="10pt" style:font-size-asian="10pt" style:font-size-complex="10pt"/>
    </style:style>
    <style:style style:name="T23_20" style:family="text">
      <style:text-properties fo:background-color="#ffffff" fo:color="#222222" fo:font-size="10pt" style:font-size-asian="10pt" style:font-size-complex="10pt"/>
    </style:style>
    <style:style style:name="T23_21" style:family="text">
      <style:text-properties fo:background-color="#ffffff" fo:color="#222222" fo:font-size="10pt" style:font-size-asian="10pt" style:font-size-complex="10pt"/>
    </style:style>
    <style:style style:name="T23_22" style:family="text">
      <style:text-properties fo:background-color="#ffffff" fo:color="#222222" fo:font-size="10pt" style:font-size-asian="10pt" style:font-size-complex="10pt"/>
    </style:style>
    <style:style style:name="T23_23" style:family="text">
      <style:text-properties fo:background-color="#ffffff" fo:color="#222222" fo:font-size="10pt" style:font-size-asian="10pt" style:font-size-complex="10pt"/>
    </style:style>
    <style:style style:name="T23_24" style:family="text">
      <style:text-properties fo:background-color="#ffffff" fo:color="#222222" fo:font-size="10pt" style:font-size-asian="10pt" style:font-size-complex="10pt"/>
    </style:style>
    <style:style style:name="T23_25" style:family="text">
      <style:text-properties fo:background-color="#ffffff" fo:color="#222222" fo:font-size="10pt" style:font-size-asian="10pt" style:font-size-complex="10pt"/>
    </style:style>
    <style:style style:name="T23_26" style:family="text">
      <style:text-properties fo:background-color="#ffffff" fo:color="#222222" fo:font-size="10pt" style:font-size-asian="10pt" style:font-size-complex="10pt"/>
    </style:style>
    <style:style style:name="T23_27" style:family="text">
      <style:text-properties fo:background-color="#ffffff" fo:color="#222222" fo:font-size="10pt" style:font-size-asian="10pt" style:font-size-complex="10pt"/>
    </style:style>
    <style:style style:name="T23_28" style:family="text">
      <style:text-properties fo:background-color="#ffffff" fo:color="#222222" fo:font-size="10pt" style:font-size-asian="10pt" style:font-size-complex="10pt"/>
    </style:style>
    <style:style style:name="T23_29" style:family="text">
      <style:text-properties fo:background-color="#ffffff" fo:color="#222222" fo:font-size="10pt" style:font-size-asian="10pt" style:font-size-complex="10pt"/>
    </style:style>
    <style:style style:name="T23_30" style:family="text">
      <style:text-properties fo:background-color="#ffffff" fo:color="#222222" fo:font-size="10pt" style:font-size-asian="10pt" style:font-size-complex="10pt"/>
    </style:style>
    <style:style style:name="T23_31" style:family="text">
      <style:text-properties fo:background-color="#ffffff" fo:color="#222222" fo:font-size="10pt" style:font-size-asian="10pt" style:font-size-complex="10pt"/>
    </style:style>
    <style:style style:name="T23_32" style:family="text">
      <style:text-properties fo:background-color="#ffffff" fo:color="#222222" fo:font-size="10pt" style:font-size-asian="10pt" style:font-size-complex="10pt"/>
    </style:style>
    <style:style style:name="T23_33" style:family="text">
      <style:text-properties fo:background-color="#ffffff" fo:color="#222222" fo:font-size="10pt" style:font-size-asian="10pt" style:font-size-complex="10pt"/>
    </style:style>
    <style:style style:name="T23_34" style:family="text">
      <style:text-properties fo:background-color="#ffffff" fo:color="#222222" fo:font-size="10pt" style:font-size-asian="10pt" style:font-size-complex="10pt"/>
    </style:style>
    <style:style style:name="T23_35" style:family="text">
      <style:text-properties fo:background-color="#ffffff" fo:color="#222222" fo:font-size="10pt" style:font-size-asian="10pt" style:font-size-complex="10pt"/>
    </style:style>
    <style:style style:name="T23_36" style:family="text">
      <style:text-properties fo:background-color="#ffffff" fo:color="#222222" fo:font-size="10pt" style:font-size-asian="10pt" style:font-size-complex="10pt"/>
    </style:style>
    <style:style style:name="T23_37" style:family="text">
      <style:text-properties fo:background-color="#ffffff" fo:color="#222222" fo:font-size="10pt" style:font-size-asian="10pt" style:font-size-complex="10pt"/>
    </style:style>
    <style:style style:name="T23_38" style:family="text">
      <style:text-properties fo:background-color="#ffffff" fo:color="#222222" fo:font-size="10pt" style:font-size-asian="10pt" style:font-size-complex="10pt"/>
    </style:style>
    <style:style style:name="T23_39" style:family="text">
      <style:text-properties fo:background-color="#ffffff" fo:color="#222222" fo:font-size="10pt" style:font-size-asian="10pt" style:font-size-complex="10pt"/>
    </style:style>
    <style:style style:name="T23_40" style:family="text">
      <style:text-properties fo:background-color="#ffffff" fo:color="#222222" fo:font-size="10pt" style:font-size-asian="10pt" style:font-size-complex="10pt"/>
    </style:style>
    <style:style style:name="T23_41" style:family="text">
      <style:text-properties fo:background-color="#ffffff" fo:color="#222222" fo:font-size="10pt" style:font-size-asian="10pt" style:font-size-complex="10pt"/>
    </style:style>
    <style:style style:name="T23_42" style:family="text">
      <style:text-properties fo:background-color="#ffffff" fo:color="#222222" fo:font-size="10pt" style:font-size-asian="10pt" style:font-size-complex="10pt"/>
    </style:style>
    <style:style style:name="T23_43" style:family="text">
      <style:text-properties fo:background-color="#ffffff" fo:color="#222222" fo:font-size="10pt" style:font-size-asian="10pt" style:font-size-complex="10pt"/>
    </style:style>
    <style:style style:name="T23_44" style:family="text">
      <style:text-properties fo:background-color="#ffffff" fo:color="#222222" fo:font-size="10pt" style:font-size-asian="10pt" style:font-size-complex="10pt"/>
    </style:style>
    <style:style style:name="T23_45" style:family="text">
      <style:text-properties fo:background-color="#ffffff" fo:color="#222222" fo:font-size="10pt" style:font-size-asian="10pt" style:font-size-complex="10pt"/>
    </style:style>
    <style:style style:name="T23_46" style:family="text">
      <style:text-properties fo:background-color="#ffffff" fo:color="#222222" fo:font-size="10pt" style:font-size-asian="10pt" style:font-size-complex="10pt"/>
    </style:style>
    <style:style style:name="T23_47" style:family="text">
      <style:text-properties fo:background-color="#ffffff" fo:color="#222222" fo:font-size="10pt" style:font-size-asian="10pt" style:font-size-complex="10pt"/>
    </style:style>
    <style:style style:name="T23_48" style:family="text">
      <style:text-properties fo:background-color="#ffffff" fo:color="#222222" fo:font-size="10pt" style:font-size-asian="10pt" style:font-size-complex="10pt"/>
    </style:style>
    <style:style style:name="T23_49" style:family="text">
      <style:text-properties fo:background-color="#ffffff" fo:color="#222222" fo:font-size="10pt" style:font-size-asian="10pt" style:font-size-complex="10pt"/>
    </style:style>
    <style:style style:name="T23_50" style:family="text">
      <style:text-properties fo:background-color="#ffffff" fo:color="#222222" fo:font-size="10pt" style:font-size-asian="10pt" style:font-size-complex="10pt"/>
    </style:style>
    <style:style style:name="T23_51" style:family="text">
      <style:text-properties fo:background-color="#ffffff" fo:color="#222222" fo:font-size="10pt" style:font-size-asian="10pt" style:font-size-complex="10pt"/>
    </style:style>
    <style:style style:name="T23_52" style:family="text">
      <style:text-properties fo:background-color="#ffffff" fo:color="#222222" fo:font-size="10pt" style:font-size-asian="10pt" style:font-size-complex="10pt"/>
    </style:style>
    <style:style style:name="T23_53" style:family="text">
      <style:text-properties fo:background-color="#ffffff" fo:color="#222222" fo:font-size="10pt" style:font-size-asian="10pt" style:font-size-complex="10pt"/>
    </style:style>
    <style:style style:name="T23_54" style:family="text">
      <style:text-properties fo:background-color="#ffffff" fo:color="#222222" fo:font-size="10pt" style:font-size-asian="10pt" style:font-size-complex="10pt"/>
    </style:style>
    <style:style style:name="T23_55" style:family="text">
      <style:text-properties fo:background-color="#ffffff" fo:color="#222222" fo:font-size="10pt" style:font-size-asian="10pt" style:font-size-complex="10pt"/>
    </style:style>
    <style:style style:name="T23_56" style:family="text">
      <style:text-properties fo:background-color="#ffffff" fo:color="#222222" fo:font-size="10pt" style:font-size-asian="10pt" style:font-size-complex="10pt"/>
    </style:style>
    <style:style style:name="T23_57" style:family="text">
      <style:text-properties fo:background-color="#ffffff" fo:color="#222222" fo:font-size="10pt" style:font-size-asian="10pt" style:font-size-complex="10pt"/>
    </style:style>
    <style:style style:name="T23_58" style:family="text">
      <style:text-properties fo:background-color="#ffffff" fo:color="#222222" fo:font-size="10pt" style:font-size-asian="10pt" style:font-size-complex="10pt"/>
    </style:style>
    <style:style style:name="T23_59" style:family="text">
      <style:text-properties fo:background-color="#ffffff" fo:color="#222222" fo:font-size="10pt" style:font-size-asian="10pt" style:font-size-complex="10pt"/>
    </style:style>
    <style:style style:name="T23_60" style:family="text">
      <style:text-properties fo:background-color="#ffffff" fo:color="#222222" fo:font-size="10pt" style:font-size-asian="10pt" style:font-size-complex="10pt"/>
    </style:style>
    <style:style style:name="T23_61" style:family="text">
      <style:text-properties fo:background-color="#ffffff" fo:color="#222222" fo:font-size="10pt" style:font-size-asian="10pt" style:font-size-complex="10pt"/>
    </style:style>
    <style:style style:name="T23_62" style:family="text">
      <style:text-properties fo:background-color="#ffffff" fo:color="#222222" fo:font-size="10pt" style:font-size-asian="10pt" style:font-size-complex="10pt"/>
    </style:style>
    <style:style style:name="T23_63" style:family="text">
      <style:text-properties fo:background-color="#ffffff" fo:color="#222222" fo:font-size="10pt" style:font-size-asian="10pt" style:font-size-complex="10pt"/>
    </style:style>
    <style:style style:name="T23_64" style:family="text">
      <style:text-properties fo:background-color="#ffffff" fo:color="#222222" fo:font-size="10pt" style:font-size-asian="10pt" style:font-size-complex="10pt"/>
    </style:style>
    <style:style style:name="T23_65" style:family="text">
      <style:text-properties fo:background-color="#ffffff" fo:color="#222222" fo:font-size="10pt" style:font-size-asian="10pt" style:font-size-complex="10pt"/>
    </style:style>
    <style:style style:name="T23_66" style:family="text">
      <style:text-properties fo:background-color="#ffffff" fo:color="#222222" fo:font-size="10pt" style:font-size-asian="10pt" style:font-size-complex="10pt"/>
    </style:style>
    <style:style style:name="T23_67" style:family="text">
      <style:text-properties fo:background-color="#ffffff" fo:color="#222222" fo:font-size="10pt" style:font-size-asian="10pt" style:font-size-complex="10pt"/>
    </style:style>
    <style:style style:name="T23_68" style:family="text">
      <style:text-properties fo:background-color="#ffffff" fo:color="#222222" fo:font-size="10pt" style:font-size-asian="10pt" style:font-size-complex="10pt"/>
    </style:style>
    <style:style style:name="T23_69" style:family="text">
      <style:text-properties fo:background-color="#ffffff" fo:color="#222222" fo:font-size="10pt" style:font-size-asian="10pt" style:font-size-complex="10pt"/>
    </style:style>
    <style:style style:name="T23_70" style:family="text">
      <style:text-properties fo:background-color="#ffffff" fo:color="#222222" fo:font-size="10pt" style:font-size-asian="10pt" style:font-size-complex="10pt"/>
    </style:style>
    <style:style style:name="T23_71" style:family="text">
      <style:text-properties fo:background-color="#ffffff" fo:color="#222222" fo:font-size="10pt" style:font-size-asian="10pt" style:font-size-complex="10pt"/>
    </style:style>
    <style:style style:name="T23_72" style:family="text">
      <style:text-properties fo:background-color="#ffffff" fo:color="#222222" fo:font-size="10pt" style:font-size-asian="10pt" style:font-size-complex="10pt"/>
    </style:style>
    <style:style style:name="T23_73" style:family="text">
      <style:text-properties fo:background-color="#ffffff" fo:color="#222222" fo:font-size="10pt" style:font-size-asian="10pt" style:font-size-complex="10pt"/>
    </style:style>
    <style:style style:name="T23_74" style:family="text">
      <style:text-properties fo:background-color="#ffffff" fo:color="#222222" fo:font-size="10pt" style:font-size-asian="10pt" style:font-size-complex="10pt"/>
    </style:style>
    <style:style style:name="T23_75" style:family="text">
      <style:text-properties fo:background-color="#ffffff" fo:color="#222222" fo:font-size="10pt" style:font-size-asian="10pt" style:font-size-complex="10pt"/>
    </style:style>
    <style:style style:name="T23_76" style:family="text">
      <style:text-properties fo:background-color="#ffffff" fo:color="#222222" fo:font-size="10pt" style:font-size-asian="10pt" style:font-size-complex="10pt"/>
    </style:style>
    <style:style style:name="T23_77" style:family="text">
      <style:text-properties fo:background-color="#ffffff" fo:color="#222222" fo:font-size="10pt" style:font-size-asian="10pt" style:font-size-complex="10pt"/>
    </style:style>
    <style:style style:name="T23_78" style:family="text">
      <style:text-properties fo:background-color="#ffffff" fo:color="#222222" fo:font-size="10pt" style:font-size-asian="10pt" style:font-size-complex="10pt"/>
    </style:style>
    <style:style style:name="T23_79" style:family="text">
      <style:text-properties fo:background-color="#ffffff" fo:color="#222222" fo:font-size="10pt" style:font-size-asian="10pt" style:font-size-complex="10pt"/>
    </style:style>
    <style:style style:name="T23_80" style:family="text">
      <style:text-properties fo:background-color="#ffffff" fo:color="#222222" fo:font-size="10pt" style:font-size-asian="10pt" style:font-size-complex="10pt"/>
    </style:style>
    <style:style style:name="T23_81" style:family="text">
      <style:text-properties fo:background-color="#ffffff" fo:color="#222222" fo:font-size="10pt" style:font-size-asian="10pt" style:font-size-complex="10pt"/>
    </style:style>
    <style:style style:name="T23_82" style:family="text">
      <style:text-properties fo:background-color="#ffffff" fo:color="#222222" fo:font-size="10pt" style:font-size-asian="10pt" style:font-size-complex="10pt"/>
    </style:style>
    <style:style style:name="T23_83" style:family="text">
      <style:text-properties fo:background-color="#ffffff" fo:color="#222222" fo:font-size="10pt" style:font-size-asian="10pt" style:font-size-complex="10pt"/>
    </style:style>
    <style:style style:name="T23_84" style:family="text">
      <style:text-properties fo:background-color="#ffffff" fo:color="#222222" fo:font-size="10pt" style:font-size-asian="10pt" style:font-size-complex="10pt"/>
    </style:style>
    <style:style style:name="T23_85" style:family="text">
      <style:text-properties fo:background-color="#ffffff" fo:color="#222222" fo:font-size="10pt" style:font-size-asian="10pt" style:font-size-complex="10pt"/>
    </style:style>
    <style:style style:name="T23_86" style:family="text">
      <style:text-properties fo:background-color="#ffffff" fo:color="#222222" fo:font-size="10pt" style:font-size-asian="10pt" style:font-size-complex="10pt"/>
    </style:style>
    <style:style style:name="T23_87" style:family="text">
      <style:text-properties fo:background-color="#ffffff" fo:color="#222222" fo:font-size="10pt" style:font-size-asian="10pt" style:font-size-complex="10pt"/>
    </style:style>
    <style:style style:name="T23_88" style:family="text">
      <style:text-properties fo:background-color="#ffffff" fo:color="#222222" fo:font-size="10pt" style:font-size-asian="10pt" style:font-size-complex="10pt"/>
    </style:style>
    <style:style style:name="T23_89" style:family="text">
      <style:text-properties fo:background-color="#ffffff" fo:color="#222222" fo:font-size="10pt" style:font-size-asian="10pt" style:font-size-complex="10pt"/>
    </style:style>
    <style:style style:name="T23_90" style:family="text">
      <style:text-properties fo:background-color="#ffffff" fo:color="#222222" fo:font-size="10pt" style:font-size-asian="10pt" style:font-size-complex="10pt"/>
    </style:style>
    <style:style style:name="T23_91" style:family="text">
      <style:text-properties fo:background-color="#ffffff" fo:color="#222222" fo:font-size="10pt" style:font-size-asian="10pt" style:font-size-complex="10pt"/>
    </style:style>
    <style:style style:name="T23_92" style:family="text">
      <style:text-properties fo:background-color="#ffffff" fo:color="#222222" fo:font-size="10pt" style:font-size-asian="10pt" style:font-size-complex="10pt"/>
    </style:style>
    <style:style style:name="T23_93" style:family="text">
      <style:text-properties fo:background-color="#ffffff" fo:color="#222222" fo:font-size="10pt" style:font-size-asian="10pt" style:font-size-complex="10pt"/>
    </style:style>
    <style:style style:name="T23_94" style:family="text">
      <style:text-properties fo:background-color="#ffffff" fo:color="#222222" fo:font-size="10pt" style:font-size-asian="10pt" style:font-size-complex="10pt"/>
    </style:style>
    <style:style style:name="T23_95" style:family="text">
      <style:text-properties fo:background-color="#ffffff" fo:color="#222222" fo:font-size="10pt" style:font-size-asian="10pt" style:font-size-complex="10pt"/>
    </style:style>
    <style:style style:name="T23_96" style:family="text">
      <style:text-properties fo:background-color="#ffffff" fo:color="#222222" fo:font-size="10pt" style:font-size-asian="10pt" style:font-size-complex="10pt"/>
    </style:style>
    <style:style style:name="T23_97" style:family="text">
      <style:text-properties fo:background-color="#ffffff" fo:color="#222222" fo:font-size="10pt" style:font-size-asian="10pt" style:font-size-complex="10pt"/>
    </style:style>
    <style:style style:name="T23_98" style:family="text">
      <style:text-properties fo:background-color="#ffffff" fo:color="#222222" fo:font-size="10pt" style:font-size-asian="10pt" style:font-size-complex="10pt"/>
    </style:style>
    <style:style style:name="T23_99" style:family="text">
      <style:text-properties fo:background-color="#ffffff" fo:color="#222222" fo:font-size="10pt" style:font-size-asian="10pt" style:font-size-complex="10pt"/>
    </style:style>
    <style:style style:name="T23_100" style:family="text">
      <style:text-properties fo:background-color="#ffffff" fo:color="#222222" fo:font-size="10pt" style:font-size-asian="10pt" style:font-size-complex="10pt"/>
    </style:style>
    <style:style style:name="T23_101" style:family="text">
      <style:text-properties fo:background-color="#ffffff" fo:color="#222222" fo:font-size="10pt" style:font-size-asian="10pt" style:font-size-complex="10pt"/>
    </style:style>
    <style:style style:name="T23_102" style:family="text">
      <style:text-properties fo:background-color="#ffffff" fo:color="#222222" fo:font-size="10pt" style:font-size-asian="10pt" style:font-size-complex="10pt"/>
    </style:style>
    <style:style style:name="T23_103" style:family="text">
      <style:text-properties fo:background-color="#ffffff" fo:color="#222222" fo:font-size="10pt" style:font-size-asian="10pt" style:font-size-complex="10pt"/>
    </style:style>
    <style:style style:name="T23_104" style:family="text">
      <style:text-properties fo:background-color="#ffffff" fo:color="#222222" fo:font-size="10pt" style:font-size-asian="10pt" style:font-size-complex="10pt"/>
    </style:style>
    <style:style style:name="T23_105" style:family="text">
      <style:text-properties fo:background-color="#ffffff" fo:color="#222222" fo:font-size="10pt" style:font-size-asian="10pt" style:font-size-complex="10pt"/>
    </style:style>
    <style:style style:name="T23_106" style:family="text">
      <style:text-properties fo:background-color="#ffffff" fo:color="#222222" fo:font-size="10pt" style:font-size-asian="10pt" style:font-size-complex="10pt"/>
    </style:style>
    <style:style style:name="T23_107" style:family="text">
      <style:text-properties fo:background-color="#ffffff" fo:color="#222222" fo:font-size="10pt" style:font-size-asian="10pt" style:font-size-complex="10pt"/>
    </style:style>
    <style:style style:name="T23_108" style:family="text">
      <style:text-properties fo:background-color="#ffffff" fo:color="#222222" fo:font-size="10pt" style:font-size-asian="10pt" style:font-size-complex="10pt"/>
    </style:style>
    <style:style style:name="T23_109" style:family="text">
      <style:text-properties fo:background-color="#ffffff" fo:color="#222222" fo:font-size="10pt" style:font-size-asian="10pt" style:font-size-complex="10pt"/>
    </style:style>
    <style:style style:name="T23_110" style:family="text">
      <style:text-properties fo:background-color="#ffffff" fo:color="#222222" fo:font-size="10pt" style:font-size-asian="10pt" style:font-size-complex="10pt"/>
    </style:style>
    <style:style style:name="T23_111" style:family="text">
      <style:text-properties fo:background-color="#ffffff" fo:color="#222222" fo:font-size="10pt" style:font-size-asian="10pt" style:font-size-complex="10pt"/>
    </style:style>
    <style:style style:name="T23_112" style:family="text">
      <style:text-properties fo:background-color="#ffffff" fo:color="#222222" fo:font-size="10pt" style:font-size-asian="10pt" style:font-size-complex="10pt"/>
    </style:style>
    <style:style style:name="T23_113" style:family="text">
      <style:text-properties fo:background-color="#ffffff" fo:color="#222222" fo:font-size="10pt" style:font-size-asian="10pt" style:font-size-complex="10pt"/>
    </style:style>
    <style:style style:name="T23_114" style:family="text">
      <style:text-properties fo:background-color="#ffffff" fo:color="#222222" fo:font-size="10pt" style:font-size-asian="10pt" style:font-size-complex="10pt"/>
    </style:style>
    <style:style style:name="T23_115" style:family="text">
      <style:text-properties fo:background-color="#ffffff" fo:color="#222222" fo:font-size="10pt" style:font-size-asian="10pt" style:font-size-complex="10pt"/>
    </style:style>
    <style:style style:name="T23_116" style:family="text">
      <style:text-properties fo:background-color="#ffffff" fo:color="#222222" fo:font-size="10pt" style:font-size-asian="10pt" style:font-size-complex="10pt"/>
    </style:style>
    <style:style style:name="T23_117" style:family="text">
      <style:text-properties fo:background-color="#ffffff" fo:color="#222222" fo:font-size="10pt" style:font-size-asian="10pt" style:font-size-complex="10pt"/>
    </style:style>
    <style:style style:name="T23_118" style:family="text">
      <style:text-properties fo:background-color="#ffffff" fo:color="#222222" fo:font-size="10pt" style:font-size-asian="10pt" style:font-size-complex="10pt"/>
    </style:style>
    <style:style style:name="T23_119" style:family="text">
      <style:text-properties fo:background-color="#ffffff" fo:color="#222222" fo:font-size="10pt" style:font-size-asian="10pt" style:font-size-complex="10pt"/>
    </style:style>
    <style:style style:name="T23_120" style:family="text">
      <style:text-properties fo:background-color="#ffffff" fo:color="#222222" fo:font-size="10pt" style:font-size-asian="10pt" style:font-size-complex="10pt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background-color="#ffffff" fo:color="#222222" fo:font-size="10pt" style:font-size-asian="10pt" style:font-size-complex="10pt"/>
    </style:style>
    <style:style style:name="T24_2" style:family="text">
      <style:text-properties fo:background-color="#ffffff" fo:color="#222222" fo:font-size="10pt" style:font-size-asian="10pt" style:font-size-complex="10pt"/>
    </style:style>
    <style:style style:name="T24_3" style:family="text">
      <style:text-properties fo:background-color="#ffffff" fo:color="#222222" fo:font-size="10pt" style:font-size-asian="10pt" style:font-size-complex="10pt"/>
    </style:style>
    <style:style style:name="T24_4" style:family="text">
      <style:text-properties fo:background-color="#ffffff" fo:color="#222222" fo:font-size="10pt" style:font-size-asian="10pt" style:font-size-complex="10pt"/>
    </style:style>
    <style:style style:name="T24_5" style:family="text">
      <style:text-properties fo:background-color="#ffffff" fo:color="#222222" fo:font-size="10pt" style:font-size-asian="10pt" style:font-size-complex="10pt"/>
    </style:style>
    <style:style style:name="T24_6" style:family="text">
      <style:text-properties fo:background-color="#ffffff" fo:color="#222222" fo:font-size="10pt" style:font-size-asian="10pt" style:font-size-complex="10pt"/>
    </style:style>
    <style:style style:name="T24_7" style:family="text">
      <style:text-properties fo:background-color="#ffffff" fo:color="#222222" fo:font-size="10pt" style:font-size-asian="10pt" style:font-size-complex="10pt"/>
    </style:style>
    <style:style style:name="T24_8" style:family="text">
      <style:text-properties fo:background-color="#ffffff" fo:color="#222222" fo:font-size="10pt" style:font-size-asian="10pt" style:font-size-complex="10pt"/>
    </style:style>
    <style:style style:name="T24_9" style:family="text">
      <style:text-properties fo:background-color="#ffffff" fo:color="#222222" fo:font-size="10pt" style:font-size-asian="10pt" style:font-size-complex="10pt"/>
    </style:style>
    <style:style style:name="T24_10" style:family="text">
      <style:text-properties fo:background-color="#ffffff" fo:color="#222222" fo:font-size="10pt" style:font-size-asian="10pt" style:font-size-complex="10pt"/>
    </style:style>
    <style:style style:name="T24_11" style:family="text">
      <style:text-properties fo:background-color="#ffffff" fo:color="#222222" fo:font-size="10pt" style:font-size-asian="10pt" style:font-size-complex="10pt"/>
    </style:style>
    <style:style style:name="T24_12" style:family="text">
      <style:text-properties fo:background-color="#ffffff" fo:color="#222222" fo:font-size="10pt" style:font-size-asian="10pt" style:font-size-complex="10pt"/>
    </style:style>
    <style:style style:name="T24_13" style:family="text">
      <style:text-properties fo:background-color="#ffffff" fo:color="#222222" fo:font-size="10pt" style:font-size-asian="10pt" style:font-size-complex="10pt"/>
    </style:style>
    <style:style style:name="T24_14" style:family="text">
      <style:text-properties fo:background-color="#ffffff" fo:color="#222222" fo:font-size="10pt" style:font-size-asian="10pt" style:font-size-complex="10pt"/>
    </style:style>
    <style:style style:name="T24_15" style:family="text">
      <style:text-properties fo:background-color="#ffffff" fo:color="#222222" fo:font-size="10pt" style:font-size-asian="10pt" style:font-size-complex="10pt"/>
    </style:style>
    <style:style style:name="T24_16" style:family="text">
      <style:text-properties fo:background-color="#ffffff" fo:color="#222222" fo:font-size="10pt" style:font-size-asian="10pt" style:font-size-complex="10pt"/>
    </style:style>
    <style:style style:name="T24_17" style:family="text">
      <style:text-properties fo:background-color="#ffffff" fo:color="#222222" fo:font-size="10pt" style:font-size-asian="10pt" style:font-size-complex="10pt"/>
    </style:style>
    <style:style style:name="T24_18" style:family="text">
      <style:text-properties fo:background-color="#ffffff" fo:color="#222222" fo:font-size="10pt" style:font-size-asian="10pt" style:font-size-complex="10pt"/>
    </style:style>
    <style:style style:name="T24_19" style:family="text">
      <style:text-properties fo:background-color="#ffffff" fo:color="#222222" fo:font-size="10pt" style:font-size-asian="10pt" style:font-size-complex="10pt"/>
    </style:style>
    <style:style style:name="T24_20" style:family="text">
      <style:text-properties fo:background-color="#ffffff" fo:color="#222222" fo:font-size="10pt" style:font-size-asian="10pt" style:font-size-complex="10pt"/>
    </style:style>
    <style:style style:name="T24_21" style:family="text">
      <style:text-properties fo:background-color="#ffffff" fo:color="#222222" fo:font-size="10pt" style:font-size-asian="10pt" style:font-size-complex="10pt"/>
    </style:style>
    <style:style style:name="T24_22" style:family="text">
      <style:text-properties fo:background-color="#ffffff" fo:color="#222222" fo:font-size="10pt" style:font-size-asian="10pt" style:font-size-complex="10pt"/>
    </style:style>
    <style:style style:name="T24_23" style:family="text">
      <style:text-properties fo:background-color="#ffffff" fo:color="#222222" fo:font-size="10pt" style:font-size-asian="10pt" style:font-size-complex="10pt"/>
    </style:style>
    <style:style style:name="T24_24" style:family="text">
      <style:text-properties fo:background-color="#ffffff" fo:color="#222222" fo:font-size="10pt" style:font-size-asian="10pt" style:font-size-complex="10pt"/>
    </style:style>
    <style:style style:name="T24_25" style:family="text">
      <style:text-properties fo:background-color="#ffffff" fo:color="#222222" fo:font-size="10pt" style:font-size-asian="10pt" style:font-size-complex="10pt"/>
    </style:style>
    <style:style style:name="T24_26" style:family="text">
      <style:text-properties fo:background-color="#ffffff" fo:color="#222222" fo:font-size="10pt" style:font-size-asian="10pt" style:font-size-complex="10pt"/>
    </style:style>
    <style:style style:name="P25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background-color="#ffffff" fo:color="#222222" fo:font-size="10pt" style:font-size-asian="10pt" style:font-size-complex="10pt"/>
    </style:style>
    <style:style style:name="T26_2" style:family="text">
      <style:text-properties fo:background-color="#ffffff" fo:color="#222222" fo:font-size="10pt" style:font-size-asian="10pt" style:font-size-complex="10pt"/>
    </style:style>
    <style:style style:name="T26_3" style:family="text">
      <style:text-properties fo:background-color="#ffffff" fo:color="#222222" fo:font-size="10pt" style:font-size-asian="10pt" style:font-size-complex="10pt"/>
    </style:style>
    <style:style style:name="T26_4" style:family="text">
      <style:text-properties fo:background-color="#ffffff" fo:color="#222222" fo:font-size="10pt" style:font-size-asian="10pt" style:font-size-complex="10pt"/>
    </style:style>
    <style:style style:name="T26_5" style:family="text">
      <style:text-properties fo:background-color="#ffffff" fo:color="#222222" fo:font-size="10pt" style:font-size-asian="10pt" style:font-size-complex="10pt"/>
    </style:style>
    <style:style style:name="T26_6" style:family="text">
      <style:text-properties fo:background-color="#ffffff" fo:color="#222222" fo:font-size="10pt" style:font-size-asian="10pt" style:font-size-complex="10pt"/>
    </style:style>
    <style:style style:name="T26_7" style:family="text">
      <style:text-properties fo:background-color="#ffffff" fo:color="#222222" fo:font-size="10pt" style:font-size-asian="10pt" style:font-size-complex="10pt"/>
    </style:style>
    <style:style style:name="T26_8" style:family="text">
      <style:text-properties fo:background-color="#ffffff" fo:color="#222222" fo:font-size="10pt" style:font-size-asian="10pt" style:font-size-complex="10pt"/>
    </style:style>
    <style:style style:name="T26_9" style:family="text">
      <style:text-properties fo:background-color="#ffffff" fo:color="#222222" fo:font-size="10pt" style:font-size-asian="10pt" style:font-size-complex="10pt"/>
    </style:style>
    <style:style style:name="T26_10" style:family="text">
      <style:text-properties fo:background-color="#ffffff" fo:color="#222222" fo:font-size="10pt" style:font-size-asian="10pt" style:font-size-complex="10pt"/>
    </style:style>
    <style:style style:name="T26_11" style:family="text">
      <style:text-properties fo:background-color="#ffffff" fo:color="#222222" fo:font-size="10pt" style:font-size-asian="10pt" style:font-size-complex="10pt"/>
    </style:style>
    <style:style style:name="T26_12" style:family="text">
      <style:text-properties fo:background-color="#ffffff" fo:color="#222222" fo:font-size="10pt" style:font-size-asian="10pt" style:font-size-complex="10pt"/>
    </style:style>
    <style:style style:name="T26_13" style:family="text">
      <style:text-properties fo:background-color="#ffffff" fo:color="#222222" fo:font-size="10pt" style:font-size-asian="10pt" style:font-size-complex="10pt"/>
    </style:style>
    <style:style style:name="T26_14" style:family="text">
      <style:text-properties fo:background-color="#ffffff" fo:color="#222222" fo:font-size="10pt" style:font-size-asian="10pt" style:font-size-complex="10pt"/>
    </style:style>
    <style:style style:name="T26_15" style:family="text">
      <style:text-properties fo:background-color="#ffffff" fo:color="#222222" fo:font-size="10pt" style:font-size-asian="10pt" style:font-size-complex="10pt"/>
    </style:style>
    <style:style style:name="T26_16" style:family="text">
      <style:text-properties fo:background-color="#ffffff" fo:color="#222222" fo:font-size="10pt" style:font-size-asian="10pt" style:font-size-complex="10pt"/>
    </style:style>
    <style:style style:name="T26_17" style:family="text">
      <style:text-properties fo:background-color="#ffffff" fo:color="#222222" fo:font-size="10pt" style:font-size-asian="10pt" style:font-size-complex="10pt"/>
    </style:style>
    <style:style style:name="T26_18" style:family="text">
      <style:text-properties fo:background-color="#ffffff" fo:color="#222222" fo:font-size="10pt" style:font-size-asian="10pt" style:font-size-complex="10pt"/>
    </style:style>
    <style:style style:name="T26_19" style:family="text">
      <style:text-properties fo:background-color="#ffffff" fo:color="#222222" fo:font-size="10pt" style:font-size-asian="10pt" style:font-size-complex="10pt"/>
    </style:style>
    <style:style style:name="T26_20" style:family="text">
      <style:text-properties fo:background-color="#ffffff" fo:color="#222222" fo:font-size="10pt" style:font-size-asian="10pt" style:font-size-complex="10pt"/>
    </style:style>
    <style:style style:name="T26_21" style:family="text">
      <style:text-properties fo:background-color="#ffffff" fo:color="#222222" fo:font-size="10pt" style:font-size-asian="10pt" style:font-size-complex="10pt"/>
    </style:style>
    <style:style style:name="T26_22" style:family="text">
      <style:text-properties fo:background-color="#ffffff" fo:color="#222222" fo:font-size="10pt" style:font-size-asian="10pt" style:font-size-complex="10pt"/>
    </style:style>
    <style:style style:name="T26_23" style:family="text">
      <style:text-properties fo:background-color="#ffffff" fo:color="#222222" fo:font-size="10pt" style:font-size-asian="10pt" style:font-size-complex="10pt"/>
    </style:style>
    <style:style style:name="T26_24" style:family="text">
      <style:text-properties fo:background-color="#ffffff" fo:color="#222222" fo:font-size="10pt" style:font-size-asian="10pt" style:font-size-complex="10pt"/>
    </style:style>
    <style:style style:name="T26_25" style:family="text">
      <style:text-properties fo:background-color="#ffffff" fo:color="#222222" fo:font-size="10pt" style:font-size-asian="10pt" style:font-size-complex="10pt"/>
    </style:style>
    <style:style style:name="T26_26" style:family="text">
      <style:text-properties fo:background-color="#ffffff" fo:color="#222222" fo:font-size="10pt" style:font-size-asian="10pt" style:font-size-complex="10pt"/>
    </style:style>
    <style:style style:name="T26_27" style:family="text">
      <style:text-properties fo:background-color="#ffffff" fo:color="#222222" fo:font-size="10pt" style:font-size-asian="10pt" style:font-size-complex="10pt"/>
    </style:style>
    <style:style style:name="T26_28" style:family="text">
      <style:text-properties fo:background-color="#ffffff" fo:color="#222222" fo:font-size="10pt" style:font-size-asian="10pt" style:font-size-complex="10pt"/>
    </style:style>
    <style:style style:name="T26_29" style:family="text">
      <style:text-properties fo:background-color="#ffffff" fo:color="#222222" fo:font-size="10pt" style:font-size-asian="10pt" style:font-size-complex="10pt"/>
    </style:style>
    <style:style style:name="T26_30" style:family="text">
      <style:text-properties fo:background-color="#ffffff" fo:color="#222222" fo:font-size="10pt" style:font-size-asian="10pt" style:font-size-complex="10pt"/>
    </style:style>
    <style:style style:name="T26_31" style:family="text">
      <style:text-properties fo:background-color="#ffffff" fo:color="#222222" fo:font-size="10pt" style:font-size-asian="10pt" style:font-size-complex="10pt"/>
    </style:style>
    <style:style style:name="T26_32" style:family="text">
      <style:text-properties fo:background-color="#ffffff" fo:color="#222222" fo:font-size="10pt" style:font-size-asian="10pt" style:font-size-complex="10pt"/>
    </style:style>
    <style:style style:name="T26_33" style:family="text">
      <style:text-properties fo:background-color="#ffffff" fo:color="#222222" fo:font-size="10pt" style:font-size-asian="10pt" style:font-size-complex="10pt"/>
    </style:style>
    <style:style style:name="T26_34" style:family="text">
      <style:text-properties fo:background-color="#ffffff" fo:color="#222222" fo:font-size="10pt" style:font-size-asian="10pt" style:font-size-complex="10pt"/>
    </style:style>
    <style:style style:name="T26_35" style:family="text">
      <style:text-properties fo:background-color="#ffffff" fo:color="#222222" fo:font-size="10pt" style:font-size-asian="10pt" style:font-size-complex="10pt"/>
    </style:style>
    <style:style style:name="T26_36" style:family="text">
      <style:text-properties fo:background-color="#ffffff" fo:color="#222222" fo:font-size="10pt" style:font-size-asian="10pt" style:font-size-complex="10pt"/>
    </style:style>
    <style:style style:name="T26_37" style:family="text">
      <style:text-properties fo:background-color="#ffffff" fo:color="#222222" fo:font-size="10pt" style:font-size-asian="10pt" style:font-size-complex="10pt"/>
    </style:style>
    <style:style style:name="T26_38" style:family="text">
      <style:text-properties fo:background-color="#ffffff" fo:color="#222222" fo:font-size="10pt" style:font-size-asian="10pt" style:font-size-complex="10pt"/>
    </style:style>
    <style:style style:name="T26_39" style:family="text">
      <style:text-properties fo:background-color="#ffffff" fo:color="#222222" fo:font-size="10pt" style:font-size-asian="10pt" style:font-size-complex="10pt"/>
    </style:style>
    <style:style style:name="T26_40" style:family="text">
      <style:text-properties fo:background-color="#ffffff" fo:color="#222222" fo:font-size="10pt" style:font-size-asian="10pt" style:font-size-complex="10pt"/>
    </style:style>
    <style:style style:name="T26_41" style:family="text">
      <style:text-properties fo:background-color="#ffffff" fo:color="#222222" fo:font-size="10pt" style:font-size-asian="10pt" style:font-size-complex="10pt"/>
    </style:style>
    <style:style style:name="T26_42" style:family="text">
      <style:text-properties fo:background-color="#ffffff" fo:color="#222222" fo:font-size="10pt" style:font-size-asian="10pt" style:font-size-complex="10pt"/>
    </style:style>
    <style:style style:name="T26_43" style:family="text">
      <style:text-properties fo:background-color="#ffffff" fo:color="#222222" fo:font-size="10pt" style:font-size-asian="10pt" style:font-size-complex="10pt"/>
    </style:style>
    <style:style style:name="T26_44" style:family="text">
      <style:text-properties fo:background-color="#ffffff" fo:color="#222222" fo:font-size="10pt" style:font-size-asian="10pt" style:font-size-complex="10pt"/>
    </style:style>
    <style:style style:name="P27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background-color="#ffffff" fo:color="#222222" fo:font-size="10pt" style:font-size-asian="10pt" style:font-size-complex="10pt"/>
    </style:style>
    <style:style style:name="T28_2" style:family="text">
      <style:text-properties fo:background-color="#ffffff" fo:color="#222222" fo:font-size="10pt" style:font-size-asian="10pt" style:font-size-complex="10pt"/>
    </style:style>
    <style:style style:name="T28_3" style:family="text">
      <style:text-properties fo:background-color="#ffffff" fo:color="#222222" fo:font-size="10pt" style:font-size-asian="10pt" style:font-size-complex="10pt"/>
    </style:style>
    <style:style style:name="T28_4" style:family="text">
      <style:text-properties fo:background-color="#ffffff" fo:color="#222222" fo:font-size="10pt" style:font-size-asian="10pt" style:font-size-complex="10pt"/>
    </style:style>
    <style:style style:name="T28_5" style:family="text">
      <style:text-properties fo:background-color="#ffffff" fo:color="#222222" fo:font-size="10pt" style:font-size-asian="10pt" style:font-size-complex="10pt"/>
    </style:style>
    <style:style style:name="T28_6" style:family="text">
      <style:text-properties fo:background-color="#ffffff" fo:color="#222222" fo:font-size="10pt" style:font-size-asian="10pt" style:font-size-complex="10pt"/>
    </style:style>
    <style:style style:name="T28_7" style:family="text">
      <style:text-properties fo:background-color="#ffffff" fo:color="#222222" fo:font-size="10pt" style:font-size-asian="10pt" style:font-size-complex="10pt"/>
    </style:style>
    <style:style style:name="T28_8" style:family="text">
      <style:text-properties fo:background-color="#ffffff" fo:color="#222222" fo:font-size="10pt" style:font-size-asian="10pt" style:font-size-complex="10pt"/>
    </style:style>
    <style:style style:name="T28_9" style:family="text">
      <style:text-properties fo:background-color="#ffffff" fo:color="#222222" fo:font-size="10pt" style:font-size-asian="10pt" style:font-size-complex="10pt"/>
    </style:style>
    <style:style style:name="T28_10" style:family="text">
      <style:text-properties fo:background-color="#ffffff" fo:color="#222222" fo:font-size="10pt" style:font-size-asian="10pt" style:font-size-complex="10pt"/>
    </style:style>
    <style:style style:name="T28_11" style:family="text">
      <style:text-properties fo:background-color="#ffffff" fo:color="#222222" fo:font-size="10pt" style:font-size-asian="10pt" style:font-size-complex="10pt"/>
    </style:style>
    <style:style style:name="T28_12" style:family="text">
      <style:text-properties fo:background-color="#ffffff" fo:color="#222222" fo:font-size="10pt" style:font-size-asian="10pt" style:font-size-complex="10pt"/>
    </style:style>
    <style:style style:name="T28_13" style:family="text">
      <style:text-properties fo:background-color="#ffffff" fo:color="#222222" fo:font-size="10pt" style:font-size-asian="10pt" style:font-size-complex="10pt"/>
    </style:style>
    <style:style style:name="T28_14" style:family="text">
      <style:text-properties fo:background-color="#ffffff" fo:color="#222222" fo:font-size="10pt" style:font-size-asian="10pt" style:font-size-complex="10pt"/>
    </style:style>
    <style:style style:name="T28_15" style:family="text">
      <style:text-properties fo:background-color="#ffffff" fo:color="#222222" fo:font-size="10pt" style:font-size-asian="10pt" style:font-size-complex="10pt"/>
    </style:style>
    <style:style style:name="T28_16" style:family="text">
      <style:text-properties fo:background-color="#ffffff" fo:color="#222222" fo:font-size="10pt" style:font-size-asian="10pt" style:font-size-complex="10pt"/>
    </style:style>
    <style:style style:name="T28_17" style:family="text">
      <style:text-properties fo:background-color="#ffffff" fo:color="#222222" fo:font-size="10pt" style:font-size-asian="10pt" style:font-size-complex="10pt"/>
    </style:style>
    <style:style style:name="T28_18" style:family="text">
      <style:text-properties fo:background-color="#ffffff" fo:color="#222222" fo:font-size="10pt" style:font-size-asian="10pt" style:font-size-complex="10pt"/>
    </style:style>
    <style:style style:name="T28_19" style:family="text">
      <style:text-properties fo:background-color="#ffffff" fo:color="#222222" fo:font-size="10pt" style:font-size-asian="10pt" style:font-size-complex="10pt"/>
    </style:style>
    <style:style style:name="T28_20" style:family="text">
      <style:text-properties fo:background-color="#ffffff" fo:color="#222222" fo:font-size="10pt" style:font-size-asian="10pt" style:font-size-complex="10pt"/>
    </style:style>
    <style:style style:name="T28_21" style:family="text">
      <style:text-properties fo:background-color="#ffffff" fo:color="#222222" fo:font-size="10pt" style:font-size-asian="10pt" style:font-size-complex="10pt"/>
    </style:style>
    <style:style style:name="T28_22" style:family="text">
      <style:text-properties fo:background-color="#ffffff" fo:color="#222222" fo:font-size="10pt" style:font-size-asian="10pt" style:font-size-complex="10pt"/>
    </style:style>
    <style:style style:name="T28_23" style:family="text">
      <style:text-properties fo:background-color="#ffffff" fo:color="#222222" fo:font-size="10pt" style:font-size-asian="10pt" style:font-size-complex="10pt"/>
    </style:style>
    <style:style style:name="T28_24" style:family="text">
      <style:text-properties fo:background-color="#ffffff" fo:color="#222222" fo:font-size="10pt" style:font-size-asian="10pt" style:font-size-complex="10pt"/>
    </style:style>
    <style:style style:name="T28_25" style:family="text">
      <style:text-properties fo:background-color="#ffffff" fo:color="#222222" fo:font-size="10pt" style:font-size-asian="10pt" style:font-size-complex="10pt"/>
    </style:style>
    <style:style style:name="T28_26" style:family="text">
      <style:text-properties fo:background-color="#ffffff" fo:color="#222222" fo:font-size="10pt" style:font-size-asian="10pt" style:font-size-complex="10pt"/>
    </style:style>
    <style:style style:name="T28_27" style:family="text">
      <style:text-properties fo:background-color="#ffffff" fo:color="#222222" fo:font-size="10pt" style:font-size-asian="10pt" style:font-size-complex="10pt"/>
    </style:style>
    <style:style style:name="T28_28" style:family="text">
      <style:text-properties fo:background-color="#ffffff" fo:color="#222222" fo:font-size="10pt" style:font-size-asian="10pt" style:font-size-complex="10pt"/>
    </style:style>
    <style:style style:name="T28_29" style:family="text">
      <style:text-properties fo:background-color="#ffffff" fo:color="#222222" fo:font-size="10pt" style:font-size-asian="10pt" style:font-size-complex="10pt"/>
    </style:style>
    <style:style style:name="T28_30" style:family="text">
      <style:text-properties fo:background-color="#ffffff" fo:color="#222222" fo:font-size="10pt" style:font-size-asian="10pt" style:font-size-complex="10pt"/>
    </style:style>
    <style:style style:name="T28_31" style:family="text">
      <style:text-properties fo:background-color="#ffffff" fo:color="#222222" fo:font-size="10pt" style:font-size-asian="10pt" style:font-size-complex="10pt"/>
    </style:style>
    <style:style style:name="T28_32" style:family="text">
      <style:text-properties fo:background-color="#ffffff" fo:color="#222222" fo:font-size="10pt" style:font-size-asian="10pt" style:font-size-complex="10pt"/>
    </style:style>
    <style:style style:name="T28_33" style:family="text">
      <style:text-properties fo:background-color="#ffffff" fo:color="#222222" fo:font-size="10pt" style:font-size-asian="10pt" style:font-size-complex="10pt"/>
    </style:style>
    <style:style style:name="T28_34" style:family="text">
      <style:text-properties fo:background-color="#ffffff" fo:color="#222222" fo:font-size="10pt" style:font-size-asian="10pt" style:font-size-complex="10pt"/>
    </style:style>
    <style:style style:name="T28_35" style:family="text">
      <style:text-properties fo:background-color="#ffffff" fo:color="#222222" fo:font-size="10pt" style:font-size-asian="10pt" style:font-size-complex="10pt"/>
    </style:style>
    <style:style style:name="T28_36" style:family="text">
      <style:text-properties fo:background-color="#ffffff" fo:color="#222222" fo:font-size="10pt" style:font-size-asian="10pt" style:font-size-complex="10pt"/>
    </style:style>
    <style:style style:name="T28_37" style:family="text">
      <style:text-properties fo:background-color="#ffffff" fo:color="#222222" fo:font-size="10pt" style:font-size-asian="10pt" style:font-size-complex="10pt"/>
    </style:style>
    <style:style style:name="T28_38" style:family="text">
      <style:text-properties fo:background-color="#ffffff" fo:color="#222222" fo:font-size="10pt" style:font-size-asian="10pt" style:font-size-complex="10pt"/>
    </style:style>
    <style:style style:name="T28_39" style:family="text">
      <style:text-properties fo:background-color="#ffffff" fo:color="#222222" fo:font-size="10pt" style:font-size-asian="10pt" style:font-size-complex="10pt"/>
    </style:style>
    <style:style style:name="T28_40" style:family="text">
      <style:text-properties fo:background-color="#ffffff" fo:color="#222222" fo:font-size="10pt" style:font-size-asian="10pt" style:font-size-complex="10pt"/>
    </style:style>
    <style:style style:name="P29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background-color="#ffffff" fo:color="#222222" fo:font-size="10pt" style:font-size-asian="10pt" style:font-size-complex="10pt"/>
    </style:style>
    <style:style style:name="T30_2" style:family="text">
      <style:text-properties fo:background-color="#ffffff" fo:color="#222222" fo:font-size="10pt" style:font-size-asian="10pt" style:font-size-complex="10pt"/>
    </style:style>
    <style:style style:name="T30_3" style:family="text">
      <style:text-properties fo:background-color="#ffffff" fo:color="#222222" fo:font-size="10pt" style:font-size-asian="10pt" style:font-size-complex="10pt"/>
    </style:style>
    <style:style style:name="T30_4" style:family="text">
      <style:text-properties fo:background-color="#ffffff" fo:color="#222222" fo:font-size="10pt" style:font-size-asian="10pt" style:font-size-complex="10pt"/>
    </style:style>
    <style:style style:name="T30_5" style:family="text">
      <style:text-properties fo:background-color="#ffffff" fo:color="#222222" fo:font-size="10pt" style:font-size-asian="10pt" style:font-size-complex="10pt"/>
    </style:style>
    <style:style style:name="T30_6" style:family="text">
      <style:text-properties fo:background-color="#ffffff" fo:color="#222222" fo:font-size="10pt" style:font-size-asian="10pt" style:font-size-complex="10pt"/>
    </style:style>
    <style:style style:name="T30_7" style:family="text">
      <style:text-properties fo:background-color="#ffffff" fo:color="#222222" fo:font-size="10pt" style:font-size-asian="10pt" style:font-size-complex="10pt"/>
    </style:style>
    <style:style style:name="T30_8" style:family="text">
      <style:text-properties fo:background-color="#ffffff" fo:color="#222222" fo:font-size="10pt" style:font-size-asian="10pt" style:font-size-complex="10pt"/>
    </style:style>
    <style:style style:name="T30_9" style:family="text">
      <style:text-properties fo:background-color="#ffffff" fo:color="#222222" fo:font-size="10pt" style:font-size-asian="10pt" style:font-size-complex="10pt"/>
    </style:style>
    <style:style style:name="T30_10" style:family="text">
      <style:text-properties fo:background-color="#ffffff" fo:color="#222222" fo:font-size="10pt" style:font-size-asian="10pt" style:font-size-complex="10pt"/>
    </style:style>
    <style:style style:name="T30_11" style:family="text">
      <style:text-properties fo:background-color="#ffffff" fo:color="#222222" fo:font-size="10pt" style:font-size-asian="10pt" style:font-size-complex="10pt"/>
    </style:style>
    <style:style style:name="T30_12" style:family="text">
      <style:text-properties fo:background-color="#ffffff" fo:color="#222222" fo:font-size="10pt" style:font-size-asian="10pt" style:font-size-complex="10pt"/>
    </style:style>
    <style:style style:name="T30_13" style:family="text">
      <style:text-properties fo:background-color="#ffffff" fo:color="#222222" fo:font-size="10pt" style:font-size-asian="10pt" style:font-size-complex="10pt"/>
    </style:style>
    <style:style style:name="T30_14" style:family="text">
      <style:text-properties fo:background-color="#ffffff" fo:color="#222222" fo:font-size="10pt" style:font-size-asian="10pt" style:font-size-complex="10pt"/>
    </style:style>
    <style:style style:name="T30_15" style:family="text">
      <style:text-properties fo:background-color="#ffffff" fo:color="#222222" fo:font-size="10pt" style:font-size-asian="10pt" style:font-size-complex="10pt"/>
    </style:style>
    <style:style style:name="T30_16" style:family="text">
      <style:text-properties fo:background-color="#ffffff" fo:color="#222222" fo:font-size="10pt" style:font-size-asian="10pt" style:font-size-complex="10pt"/>
    </style:style>
    <style:style style:name="T30_17" style:family="text">
      <style:text-properties fo:background-color="#ffffff" fo:color="#222222" fo:font-size="10pt" style:font-size-asian="10pt" style:font-size-complex="10pt"/>
    </style:style>
    <style:style style:name="T30_18" style:family="text">
      <style:text-properties fo:background-color="#ffffff" fo:color="#222222" fo:font-size="10pt" style:font-size-asian="10pt" style:font-size-complex="10pt"/>
    </style:style>
    <style:style style:name="T30_19" style:family="text">
      <style:text-properties fo:background-color="#ffffff" fo:color="#222222" fo:font-size="10pt" style:font-size-asian="10pt" style:font-size-complex="10pt"/>
    </style:style>
    <style:style style:name="T30_20" style:family="text">
      <style:text-properties fo:background-color="#ffffff" fo:color="#222222" fo:font-size="10pt" style:font-size-asian="10pt" style:font-size-complex="10pt"/>
    </style:style>
    <style:style style:name="T30_21" style:family="text">
      <style:text-properties fo:background-color="#ffffff" fo:color="#222222" fo:font-size="10pt" style:font-size-asian="10pt" style:font-size-complex="10pt"/>
    </style:style>
    <style:style style:name="T30_22" style:family="text">
      <style:text-properties fo:background-color="#ffffff" fo:color="#222222" fo:font-size="10pt" style:font-size-asian="10pt" style:font-size-complex="10pt"/>
    </style:style>
    <style:style style:name="T30_23" style:family="text">
      <style:text-properties fo:background-color="#ffffff" fo:color="#222222" fo:font-size="10pt" style:font-size-asian="10pt" style:font-size-complex="10pt"/>
    </style:style>
    <style:style style:name="T30_24" style:family="text">
      <style:text-properties fo:background-color="#ffffff" fo:color="#222222" fo:font-size="10pt" style:font-size-asian="10pt" style:font-size-complex="10pt"/>
    </style:style>
    <style:style style:name="T30_25" style:family="text">
      <style:text-properties fo:background-color="#ffffff" fo:color="#222222" fo:font-size="10pt" style:font-size-asian="10pt" style:font-size-complex="10pt"/>
    </style:style>
    <style:style style:name="T30_26" style:family="text">
      <style:text-properties fo:background-color="#ffffff" fo:color="#222222" fo:font-size="10pt" style:font-size-asian="10pt" style:font-size-complex="10pt"/>
    </style:style>
    <style:style style:name="T30_27" style:family="text">
      <style:text-properties fo:background-color="#ffffff" fo:color="#222222" fo:font-size="10pt" style:font-size-asian="10pt" style:font-size-complex="10pt"/>
    </style:style>
    <style:style style:name="T30_28" style:family="text">
      <style:text-properties fo:background-color="#ffffff" fo:color="#222222" fo:font-size="10pt" style:font-size-asian="10pt" style:font-size-complex="10pt"/>
    </style:style>
    <style:style style:name="T30_29" style:family="text">
      <style:text-properties fo:background-color="#ffffff" fo:color="#222222" fo:font-size="10pt" style:font-size-asian="10pt" style:font-size-complex="10pt"/>
    </style:style>
    <style:style style:name="T30_30" style:family="text">
      <style:text-properties fo:background-color="#ffffff" fo:color="#222222" fo:font-size="10pt" style:font-size-asian="10pt" style:font-size-complex="10pt"/>
    </style:style>
    <style:style style:name="T30_31" style:family="text">
      <style:text-properties fo:background-color="#ffffff" fo:color="#222222" fo:font-size="10pt" style:font-size-asian="10pt" style:font-size-complex="10pt"/>
    </style:style>
    <style:style style:name="T30_32" style:family="text">
      <style:text-properties fo:background-color="#ffffff" fo:color="#222222" fo:font-size="10pt" style:font-size-asian="10pt" style:font-size-complex="10pt"/>
    </style:style>
    <style:style style:name="T30_33" style:family="text">
      <style:text-properties fo:background-color="#ffffff" fo:color="#222222" fo:font-size="10pt" style:font-size-asian="10pt" style:font-size-complex="10pt"/>
    </style:style>
    <style:style style:name="P31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32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33" style:family="paragraph" style:parent-style-name="Heading_20_2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background-color="#ffffff" fo:color="#222222" fo:font-size="10pt" style:font-size-asian="10pt" style:font-size-complex="10pt"/>
    </style:style>
    <style:style style:name="T34_2" style:family="text">
      <style:text-properties fo:background-color="#ffffff" fo:color="#222222" fo:font-size="10pt" style:font-size-asian="10pt" style:font-size-complex="10pt"/>
    </style:style>
    <style:style style:name="T34_3" style:family="text">
      <style:text-properties fo:background-color="#ffffff" fo:color="#222222" fo:font-size="10pt" style:font-size-asian="10pt" style:font-size-complex="10pt"/>
    </style:style>
    <style:style style:name="T34_4" style:family="text">
      <style:text-properties fo:background-color="#ffffff" fo:color="#222222" fo:font-size="10pt" style:font-size-asian="10pt" style:font-size-complex="10pt"/>
    </style:style>
    <style:style style:name="T34_5" style:family="text">
      <style:text-properties fo:background-color="#ffffff" fo:color="#222222" fo:font-size="10pt" style:font-size-asian="10pt" style:font-size-complex="10pt"/>
    </style:style>
    <style:style style:name="T34_6" style:family="text">
      <style:text-properties fo:background-color="#ffffff" fo:color="#222222" fo:font-size="10pt" style:font-size-asian="10pt" style:font-size-complex="10pt"/>
    </style:style>
    <style:style style:name="T34_7" style:family="text">
      <style:text-properties fo:background-color="#ffffff" fo:color="#222222" fo:font-size="10pt" style:font-size-asian="10pt" style:font-size-complex="10pt"/>
    </style:style>
    <style:style style:name="T34_8" style:family="text">
      <style:text-properties fo:background-color="#ffffff" fo:color="#222222" fo:font-size="10pt" style:font-size-asian="10pt" style:font-size-complex="10pt"/>
    </style:style>
    <style:style style:name="T34_9" style:family="text">
      <style:text-properties fo:background-color="#ffffff" fo:color="#222222" fo:font-size="10pt" style:font-size-asian="10pt" style:font-size-complex="10pt"/>
    </style:style>
    <style:style style:name="T34_10" style:family="text">
      <style:text-properties fo:background-color="#ffffff" fo:color="#222222" fo:font-size="10pt" style:font-size-asian="10pt" style:font-size-complex="10pt"/>
    </style:style>
    <style:style style:name="T34_11" style:family="text">
      <style:text-properties fo:background-color="#ffffff" fo:color="#222222" fo:font-size="10pt" style:font-size-asian="10pt" style:font-size-complex="10pt"/>
    </style:style>
    <style:style style:name="T34_12" style:family="text">
      <style:text-properties fo:background-color="#ffffff" fo:color="#222222" fo:font-size="10pt" style:font-size-asian="10pt" style:font-size-complex="10pt"/>
    </style:style>
    <style:style style:name="T34_13" style:family="text">
      <style:text-properties fo:background-color="#ffffff" fo:color="#222222" fo:font-size="10pt" style:font-size-asian="10pt" style:font-size-complex="10pt"/>
    </style:style>
    <style:style style:name="T34_14" style:family="text">
      <style:text-properties fo:background-color="#ffffff" fo:color="#222222" fo:font-size="10pt" style:font-size-asian="10pt" style:font-size-complex="10pt"/>
    </style:style>
    <style:style style:name="T34_15" style:family="text">
      <style:text-properties fo:background-color="#ffffff" fo:color="#222222" fo:font-size="10pt" style:font-size-asian="10pt" style:font-size-complex="10pt"/>
    </style:style>
    <style:style style:name="T34_16" style:family="text">
      <style:text-properties fo:background-color="#ffffff" fo:color="#222222" fo:font-size="10pt" style:font-size-asian="10pt" style:font-size-complex="10pt"/>
    </style:style>
    <style:style style:name="T34_17" style:family="text">
      <style:text-properties fo:background-color="#ffffff" fo:color="#222222" fo:font-size="10pt" style:font-size-asian="10pt" style:font-size-complex="10pt"/>
    </style:style>
    <style:style style:name="T34_18" style:family="text">
      <style:text-properties fo:background-color="#ffffff" fo:color="#222222" fo:font-size="10pt" style:font-size-asian="10pt" style:font-size-complex="10pt"/>
    </style:style>
    <style:style style:name="T34_19" style:family="text">
      <style:text-properties fo:background-color="#ffffff" fo:color="#222222" fo:font-size="10pt" style:font-size-asian="10pt" style:font-size-complex="10pt"/>
    </style:style>
    <style:style style:name="T34_20" style:family="text">
      <style:text-properties fo:background-color="#ffffff" fo:color="#222222" fo:font-size="10pt" style:font-size-asian="10pt" style:font-size-complex="10pt"/>
    </style:style>
    <style:style style:name="T34_21" style:family="text">
      <style:text-properties fo:background-color="#ffffff" fo:color="#222222" fo:font-size="10pt" style:font-size-asian="10pt" style:font-size-complex="10pt"/>
    </style:style>
    <style:style style:name="T34_22" style:family="text">
      <style:text-properties fo:background-color="#ffffff" fo:color="#222222" fo:font-size="10pt" style:font-size-asian="10pt" style:font-size-complex="10pt"/>
    </style:style>
    <style:style style:name="T34_23" style:family="text">
      <style:text-properties fo:background-color="#ffffff" fo:color="#222222" fo:font-size="10pt" style:font-size-asian="10pt" style:font-size-complex="10pt"/>
    </style:style>
    <style:style style:name="T34_24" style:family="text">
      <style:text-properties fo:background-color="#ffffff" fo:color="#222222" fo:font-size="10pt" style:font-size-asian="10pt" style:font-size-complex="10pt"/>
    </style:style>
    <style:style style:name="T34_25" style:family="text">
      <style:text-properties fo:background-color="#ffffff" fo:color="#222222" fo:font-size="10pt" style:font-size-asian="10pt" style:font-size-complex="10pt"/>
    </style:style>
    <style:style style:name="T34_26" style:family="text">
      <style:text-properties fo:background-color="#ffffff" fo:color="#222222" fo:font-size="10pt" style:font-size-asian="10pt" style:font-size-complex="10pt"/>
    </style:style>
    <style:style style:name="T34_27" style:family="text">
      <style:text-properties fo:background-color="#ffffff" fo:color="#222222" fo:font-size="10pt" style:font-size-asian="10pt" style:font-size-complex="10pt"/>
    </style:style>
    <style:style style:name="T34_28" style:family="text">
      <style:text-properties fo:background-color="#ffffff" fo:color="#222222" fo:font-size="10pt" style:font-size-asian="10pt" style:font-size-complex="10pt"/>
    </style:style>
    <style:style style:name="T34_29" style:family="text">
      <style:text-properties fo:background-color="#ffffff" fo:color="#222222" fo:font-size="10pt" style:font-size-asian="10pt" style:font-size-complex="10pt"/>
    </style:style>
    <style:style style:name="T34_30" style:family="text">
      <style:text-properties fo:background-color="#ffffff" fo:color="#222222" fo:font-size="10pt" style:font-size-asian="10pt" style:font-size-complex="10pt"/>
    </style:style>
    <style:style style:name="T34_31" style:family="text">
      <style:text-properties fo:background-color="#ffffff" fo:color="#222222" fo:font-size="10pt" style:font-size-asian="10pt" style:font-size-complex="10pt"/>
    </style:style>
    <style:style style:name="T34_32" style:family="text">
      <style:text-properties fo:background-color="#ffffff" fo:color="#222222" fo:font-size="10pt" style:font-size-asian="10pt" style:font-size-complex="10pt"/>
    </style:style>
    <style:style style:name="T34_33" style:family="text">
      <style:text-properties fo:background-color="#ffffff" fo:color="#222222" fo:font-size="10pt" style:font-size-asian="10pt" style:font-size-complex="10pt"/>
    </style:style>
    <style:style style:name="T34_34" style:family="text">
      <style:text-properties fo:background-color="#ffffff" fo:color="#222222" fo:font-size="10pt" style:font-size-asian="10pt" style:font-size-complex="10pt"/>
    </style:style>
    <style:style style:name="T34_35" style:family="text">
      <style:text-properties fo:background-color="#ffffff" fo:color="#222222" fo:font-size="10pt" style:font-size-asian="10pt" style:font-size-complex="10pt"/>
    </style:style>
    <style:style style:name="T34_36" style:family="text">
      <style:text-properties fo:background-color="#ffffff" fo:color="#222222" fo:font-size="10pt" style:font-size-asian="10pt" style:font-size-complex="10pt"/>
    </style:style>
    <style:style style:name="T34_37" style:family="text">
      <style:text-properties fo:background-color="#ffffff" fo:color="#222222" fo:font-size="10pt" style:font-size-asian="10pt" style:font-size-complex="10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background-color="#ffffff" fo:color="#222222" fo:font-size="10pt" style:font-size-asian="10pt" style:font-size-complex="10pt"/>
    </style:style>
    <style:style style:name="T35_2" style:family="text">
      <style:text-properties fo:background-color="#ffffff" fo:color="#222222" fo:font-size="10pt" style:font-size-asian="10pt" style:font-size-complex="10pt"/>
    </style:style>
    <style:style style:name="T35_3" style:family="text">
      <style:text-properties fo:background-color="#ffffff" fo:color="#222222" fo:font-size="10pt" style:font-size-asian="10pt" style:font-size-complex="10pt"/>
    </style:style>
    <style:style style:name="T35_4" style:family="text">
      <style:text-properties fo:background-color="#ffffff" fo:color="#222222" fo:font-size="10pt" style:font-size-asian="10pt" style:font-size-complex="10pt"/>
    </style:style>
    <style:style style:name="T35_5" style:family="text">
      <style:text-properties fo:background-color="#ffffff" fo:color="#222222" fo:font-size="10pt" style:font-size-asian="10pt" style:font-size-complex="10pt"/>
    </style:style>
    <style:style style:name="T35_6" style:family="text">
      <style:text-properties fo:background-color="#ffffff" fo:color="#222222" fo:font-size="10pt" style:font-size-asian="10pt" style:font-size-complex="10pt"/>
    </style:style>
    <style:style style:name="T35_7" style:family="text">
      <style:text-properties fo:background-color="#ffffff" fo:color="#222222" fo:font-size="10pt" style:font-size-asian="10pt" style:font-size-complex="10pt"/>
    </style:style>
    <style:style style:name="T35_8" style:family="text">
      <style:text-properties fo:background-color="#ffffff" fo:color="#222222" fo:font-size="10pt" style:font-size-asian="10pt" style:font-size-complex="10pt"/>
    </style:style>
    <style:style style:name="T35_9" style:family="text">
      <style:text-properties fo:background-color="#ffffff" fo:color="#222222" fo:font-size="10pt" style:font-size-asian="10pt" style:font-size-complex="10pt"/>
    </style:style>
    <style:style style:name="T35_10" style:family="text">
      <style:text-properties fo:background-color="#ffffff" fo:color="#222222" fo:font-size="10pt" style:font-size-asian="10pt" style:font-size-complex="10pt"/>
    </style:style>
    <style:style style:name="T35_11" style:family="text">
      <style:text-properties fo:background-color="#ffffff" fo:color="#222222" fo:font-size="10pt" style:font-size-asian="10pt" style:font-size-complex="10pt"/>
    </style:style>
    <style:style style:name="T35_12" style:family="text">
      <style:text-properties fo:background-color="#ffffff" fo:color="#222222" fo:font-size="10pt" style:font-size-asian="10pt" style:font-size-complex="10pt"/>
    </style:style>
    <style:style style:name="T35_13" style:family="text">
      <style:text-properties fo:background-color="#ffffff" fo:color="#222222" fo:font-size="10pt" style:font-size-asian="10pt" style:font-size-complex="10pt"/>
    </style:style>
    <style:style style:name="T35_14" style:family="text">
      <style:text-properties fo:background-color="#ffffff" fo:color="#222222" fo:font-size="10pt" style:font-size-asian="10pt" style:font-size-complex="10pt"/>
    </style:style>
    <style:style style:name="T35_15" style:family="text">
      <style:text-properties fo:background-color="#ffffff" fo:color="#222222" fo:font-size="10pt" style:font-size-asian="10pt" style:font-size-complex="10pt"/>
    </style:style>
    <style:style style:name="T35_16" style:family="text">
      <style:text-properties fo:background-color="#ffffff" fo:color="#222222" fo:font-size="10pt" style:font-size-asian="10pt" style:font-size-complex="10pt"/>
    </style:style>
    <style:style style:name="T35_17" style:family="text">
      <style:text-properties fo:background-color="#ffffff" fo:color="#222222" fo:font-size="10pt" style:font-size-asian="10pt" style:font-size-complex="10pt"/>
    </style:style>
    <style:style style:name="T35_18" style:family="text">
      <style:text-properties fo:background-color="#ffffff" fo:color="#222222" fo:font-size="10pt" style:font-size-asian="10pt" style:font-size-complex="10pt"/>
    </style:style>
    <style:style style:name="T35_19" style:family="text">
      <style:text-properties fo:background-color="#ffffff" fo:color="#222222" fo:font-size="10pt" style:font-size-asian="10pt" style:font-size-complex="10pt"/>
    </style:style>
    <style:style style:name="T35_20" style:family="text">
      <style:text-properties fo:background-color="#ffffff" fo:color="#222222" fo:font-size="10pt" style:font-size-asian="10pt" style:font-size-complex="10pt"/>
    </style:style>
    <style:style style:name="T35_21" style:family="text">
      <style:text-properties fo:background-color="#ffffff" fo:color="#222222" fo:font-size="10pt" style:font-size-asian="10pt" style:font-size-complex="10pt"/>
    </style:style>
    <style:style style:name="T35_22" style:family="text">
      <style:text-properties fo:background-color="#ffffff" fo:color="#222222" fo:font-size="10pt" style:font-size-asian="10pt" style:font-size-complex="10pt"/>
    </style:style>
    <style:style style:name="T35_23" style:family="text">
      <style:text-properties fo:background-color="#ffffff" fo:color="#222222" fo:font-size="10pt" style:font-size-asian="10pt" style:font-size-complex="10pt"/>
    </style:style>
    <style:style style:name="T35_24" style:family="text">
      <style:text-properties fo:background-color="#ffffff" fo:color="#222222" fo:font-size="10pt" style:font-size-asian="10pt" style:font-size-complex="10pt"/>
    </style:style>
    <style:style style:name="T35_25" style:family="text">
      <style:text-properties fo:background-color="#ffffff" fo:color="#222222" fo:font-size="10pt" style:font-size-asian="10pt" style:font-size-complex="10pt"/>
    </style:style>
    <style:style style:name="T35_26" style:family="text">
      <style:text-properties fo:background-color="#ffffff" fo:color="#222222" fo:font-size="10pt" style:font-size-asian="10pt" style:font-size-complex="10pt"/>
    </style:style>
    <style:style style:name="T35_27" style:family="text">
      <style:text-properties fo:background-color="#ffffff" fo:color="#222222" fo:font-size="10pt" style:font-size-asian="10pt" style:font-size-complex="10pt"/>
    </style:style>
    <style:style style:name="T35_28" style:family="text">
      <style:text-properties fo:background-color="#ffffff" fo:color="#222222" fo:font-size="10pt" style:font-size-asian="10pt" style:font-size-complex="10pt"/>
    </style:style>
    <style:style style:name="T35_29" style:family="text">
      <style:text-properties fo:background-color="#ffffff" fo:color="#222222" fo:font-size="10pt" style:font-size-asian="10pt" style:font-size-complex="10pt"/>
    </style:style>
    <style:style style:name="T35_30" style:family="text">
      <style:text-properties fo:background-color="#ffffff" fo:color="#222222" fo:font-size="10pt" style:font-size-asian="10pt" style:font-size-complex="10pt"/>
    </style:style>
    <style:style style:name="T35_31" style:family="text">
      <style:text-properties fo:background-color="#ffffff" fo:color="#222222" fo:font-size="10pt" style:font-size-asian="10pt" style:font-size-complex="10pt"/>
    </style:style>
    <style:style style:name="T35_32" style:family="text">
      <style:text-properties fo:background-color="#ffffff" fo:color="#222222" fo:font-size="10pt" style:font-size-asian="10pt" style:font-size-complex="10pt"/>
    </style:style>
    <style:style style:name="T35_33" style:family="text">
      <style:text-properties fo:background-color="#ffffff" fo:color="#222222" fo:font-size="10pt" style:font-size-asian="10pt" style:font-size-complex="10pt"/>
    </style:style>
    <style:style style:name="T35_34" style:family="text">
      <style:text-properties fo:background-color="#ffffff" fo:color="#222222" fo:font-size="10pt" style:font-size-asian="10pt" style:font-size-complex="10pt"/>
    </style:style>
    <style:style style:name="T35_35" style:family="text">
      <style:text-properties fo:background-color="#ffffff" fo:color="#222222" fo:font-size="10pt" style:font-size-asian="10pt" style:font-size-complex="10pt"/>
    </style:style>
    <style:style style:name="T35_36" style:family="text">
      <style:text-properties fo:background-color="#ffffff" fo:color="#222222" fo:font-size="10pt" style:font-size-asian="10pt" style:font-size-complex="10pt"/>
    </style:style>
    <style:style style:name="T35_37" style:family="text">
      <style:text-properties fo:background-color="#ffffff" fo:color="#222222" fo:font-size="10pt" style:font-size-asian="10pt" style:font-size-complex="10pt"/>
    </style:style>
    <style:style style:name="T35_38" style:family="text">
      <style:text-properties fo:background-color="#ffffff" fo:color="#222222" fo:font-size="10pt" style:font-size-asian="10pt" style:font-size-complex="10pt"/>
    </style:style>
    <style:style style:name="T35_39" style:family="text">
      <style:text-properties fo:background-color="#ffffff" fo:color="#222222" fo:font-size="10pt" style:font-size-asian="10pt" style:font-size-complex="10pt"/>
    </style:style>
    <style:style style:name="T35_40" style:family="text">
      <style:text-properties fo:background-color="#ffffff" fo:color="#222222" fo:font-size="10pt" style:font-size-asian="10pt" style:font-size-complex="10pt"/>
    </style:style>
    <style:style style:name="T35_41" style:family="text">
      <style:text-properties fo:background-color="#ffffff" fo:color="#222222" fo:font-size="10pt" style:font-size-asian="10pt" style:font-size-complex="10pt"/>
    </style:style>
    <style:style style:name="T35_42" style:family="text">
      <style:text-properties fo:background-color="#ffffff" fo:color="#222222" fo:font-size="10pt" style:font-size-asian="10pt" style:font-size-complex="10pt"/>
    </style:style>
    <style:style style:name="T35_43" style:family="text">
      <style:text-properties fo:background-color="#ffffff" fo:color="#222222" fo:font-size="10pt" style:font-size-asian="10pt" style:font-size-complex="10pt"/>
    </style:style>
    <style:style style:name="T35_44" style:family="text">
      <style:text-properties fo:background-color="#ffffff" fo:color="#222222" fo:font-size="10pt" style:font-size-asian="10pt" style:font-size-complex="10pt"/>
    </style:style>
    <style:style style:name="T35_45" style:family="text">
      <style:text-properties fo:background-color="#ffffff" fo:color="#222222" fo:font-size="10pt" style:font-size-asian="10pt" style:font-size-complex="10pt"/>
    </style:style>
    <style:style style:name="T35_46" style:family="text">
      <style:text-properties fo:background-color="#ffffff" fo:color="#222222" fo:font-size="10pt" style:font-size-asian="10pt" style:font-size-complex="10pt"/>
    </style:style>
    <style:style style:name="T35_47" style:family="text">
      <style:text-properties fo:background-color="#ffffff" fo:color="#222222" fo:font-size="10pt" style:font-size-asian="10pt" style:font-size-complex="10pt"/>
    </style:style>
    <style:style style:name="T35_48" style:family="text">
      <style:text-properties fo:background-color="#ffffff" fo:color="#222222" fo:font-size="10pt" style:font-size-asian="10pt" style:font-size-complex="10pt"/>
    </style:style>
    <style:style style:name="T35_49" style:family="text">
      <style:text-properties fo:background-color="#ffffff" fo:color="#222222" fo:font-size="10pt" style:font-size-asian="10pt" style:font-size-complex="10pt"/>
    </style:style>
    <style:style style:name="T35_50" style:family="text">
      <style:text-properties fo:background-color="#ffffff" fo:color="#222222" fo:font-size="10pt" style:font-size-asian="10pt" style:font-size-complex="10pt"/>
    </style:style>
    <style:style style:name="T35_51" style:family="text">
      <style:text-properties fo:background-color="#ffffff" fo:color="#222222" fo:font-size="10pt" style:font-size-asian="10pt" style:font-size-complex="10pt"/>
    </style:style>
    <style:style style:name="T35_52" style:family="text">
      <style:text-properties fo:background-color="#ffffff" fo:color="#222222" fo:font-size="10pt" style:font-size-asian="10pt" style:font-size-complex="10pt"/>
    </style:style>
    <style:style style:name="T35_53" style:family="text">
      <style:text-properties fo:background-color="#ffffff" fo:color="#222222" fo:font-size="10pt" style:font-size-asian="10pt" style:font-size-complex="10pt"/>
    </style:style>
    <style:style style:name="T35_54" style:family="text">
      <style:text-properties fo:background-color="#ffffff" fo:color="#222222" fo:font-size="10pt" style:font-size-asian="10pt" style:font-size-complex="10pt"/>
    </style:style>
    <style:style style:name="T35_55" style:family="text">
      <style:text-properties fo:background-color="#ffffff" fo:color="#222222" fo:font-size="10pt" style:font-size-asian="10pt" style:font-size-complex="10pt"/>
    </style:style>
    <style:style style:name="T35_56" style:family="text">
      <style:text-properties fo:background-color="#ffffff" fo:color="#222222" fo:font-size="10pt" style:font-size-asian="10pt" style:font-size-complex="10pt"/>
    </style:style>
    <style:style style:name="T35_57" style:family="text">
      <style:text-properties fo:background-color="#ffffff" fo:color="#222222" fo:font-size="10pt" style:font-size-asian="10pt" style:font-size-complex="10pt"/>
    </style:style>
    <style:style style:name="T35_58" style:family="text">
      <style:text-properties fo:background-color="#ffffff" fo:color="#222222" fo:font-size="10pt" style:font-size-asian="10pt" style:font-size-complex="10pt"/>
    </style:style>
    <style:style style:name="T35_59" style:family="text">
      <style:text-properties fo:background-color="#ffffff" fo:color="#222222" fo:font-size="10pt" style:font-size-asian="10pt" style:font-size-complex="10pt"/>
    </style:style>
    <style:style style:name="T35_60" style:family="text">
      <style:text-properties fo:background-color="#ffffff" fo:color="#222222" fo:font-size="10pt" style:font-size-asian="10pt" style:font-size-complex="10pt"/>
    </style:style>
    <style:style style:name="T35_61" style:family="text">
      <style:text-properties fo:background-color="#ffffff" fo:color="#222222" fo:font-size="10pt" style:font-size-asian="10pt" style:font-size-complex="10pt"/>
    </style:style>
    <style:style style:name="T35_62" style:family="text">
      <style:text-properties fo:background-color="#ffffff" fo:color="#222222" fo:font-size="10pt" style:font-size-asian="10pt" style:font-size-complex="10pt"/>
    </style:style>
    <style:style style:name="T35_63" style:family="text">
      <style:text-properties fo:background-color="#ffffff" fo:color="#222222" fo:font-size="10pt" style:font-size-asian="10pt" style:font-size-complex="10pt"/>
    </style:style>
    <style:style style:name="T35_64" style:family="text">
      <style:text-properties fo:background-color="#ffffff" fo:color="#222222" fo:font-size="10pt" style:font-size-asian="10pt" style:font-size-complex="10pt"/>
    </style:style>
    <style:style style:name="T35_65" style:family="text">
      <style:text-properties fo:background-color="#ffffff" fo:color="#222222" fo:font-size="10pt" style:font-size-asian="10pt" style:font-size-complex="10pt"/>
    </style:style>
    <style:style style:name="T35_66" style:family="text">
      <style:text-properties fo:background-color="#ffffff" fo:color="#222222" fo:font-size="10pt" style:font-size-asian="10pt" style:font-size-complex="10pt"/>
    </style:style>
    <style:style style:name="T35_67" style:family="text">
      <style:text-properties fo:background-color="#ffffff" fo:color="#222222" fo:font-size="10pt" style:font-size-asian="10pt" style:font-size-complex="10pt"/>
    </style:style>
    <style:style style:name="T35_68" style:family="text">
      <style:text-properties fo:background-color="#ffffff" fo:color="#222222" fo:font-size="10pt" style:font-size-asian="10pt" style:font-size-complex="10pt"/>
    </style:style>
    <style:style style:name="T35_69" style:family="text">
      <style:text-properties fo:background-color="#ffffff" fo:color="#222222" fo:font-size="10pt" style:font-size-asian="10pt" style:font-size-complex="10pt"/>
    </style:style>
    <style:style style:name="T35_70" style:family="text">
      <style:text-properties fo:background-color="#ffffff" fo:color="#222222" fo:font-size="10pt" style:font-size-asian="10pt" style:font-size-complex="10pt"/>
    </style:style>
    <style:style style:name="T35_71" style:family="text">
      <style:text-properties fo:background-color="#ffffff" fo:color="#222222" fo:font-size="10pt" style:font-size-asian="10pt" style:font-size-complex="10pt"/>
    </style:style>
    <style:style style:name="T35_72" style:family="text">
      <style:text-properties fo:background-color="#ffffff" fo:color="#222222" fo:font-size="10pt" style:font-size-asian="10pt" style:font-size-complex="10pt"/>
    </style:style>
    <style:style style:name="T35_73" style:family="text">
      <style:text-properties fo:background-color="#ffffff" fo:color="#222222" fo:font-size="10pt" style:font-size-asian="10pt" style:font-size-complex="10pt"/>
    </style:style>
    <style:style style:name="T35_74" style:family="text">
      <style:text-properties fo:background-color="#ffffff" fo:color="#222222" fo:font-size="10pt" style:font-size-asian="10pt" style:font-size-complex="10pt"/>
    </style:style>
    <style:style style:name="T35_75" style:family="text">
      <style:text-properties fo:background-color="#ffffff" fo:color="#222222" fo:font-size="10pt" style:font-size-asian="10pt" style:font-size-complex="10pt"/>
    </style:style>
    <style:style style:name="T35_76" style:family="text">
      <style:text-properties fo:background-color="#ffffff" fo:color="#222222" fo:font-size="10pt" style:font-size-asian="10pt" style:font-size-complex="10pt"/>
    </style:style>
    <style:style style:name="T35_77" style:family="text">
      <style:text-properties fo:background-color="#ffffff" fo:color="#222222" fo:font-size="10pt" style:font-size-asian="10pt" style:font-size-complex="10pt"/>
    </style:style>
    <style:style style:name="T35_78" style:family="text">
      <style:text-properties fo:background-color="#ffffff" fo:color="#222222" fo:font-size="10pt" style:font-size-asian="10pt" style:font-size-complex="10pt"/>
    </style:style>
    <style:style style:name="T35_79" style:family="text">
      <style:text-properties fo:background-color="#ffffff" fo:color="#222222" fo:font-size="10pt" style:font-size-asian="10pt" style:font-size-complex="10pt"/>
    </style:style>
    <style:style style:name="T35_80" style:family="text">
      <style:text-properties fo:background-color="#ffffff" fo:color="#222222" fo:font-size="10pt" style:font-size-asian="10pt" style:font-size-complex="10pt"/>
    </style:style>
    <style:style style:name="T35_81" style:family="text">
      <style:text-properties fo:background-color="#ffffff" fo:color="#222222" fo:font-size="10pt" style:font-size-asian="10pt" style:font-size-complex="10pt"/>
    </style:style>
    <style:style style:name="T35_82" style:family="text">
      <style:text-properties fo:background-color="#ffffff" fo:color="#222222" fo:font-size="10pt" style:font-size-asian="10pt" style:font-size-complex="10pt"/>
    </style:style>
    <style:style style:name="T35_83" style:family="text">
      <style:text-properties fo:background-color="#ffffff" fo:color="#222222" fo:font-size="10pt" style:font-size-asian="10pt" style:font-size-complex="10pt"/>
    </style:style>
    <style:style style:name="T35_84" style:family="text">
      <style:text-properties fo:background-color="#ffffff" fo:color="#222222" fo:font-size="10pt" style:font-size-asian="10pt" style:font-size-complex="10pt"/>
    </style:style>
    <style:style style:name="T35_85" style:family="text">
      <style:text-properties fo:background-color="#ffffff" fo:color="#222222" fo:font-size="10pt" style:font-size-asian="10pt" style:font-size-complex="10pt"/>
    </style:style>
    <style:style style:name="T35_86" style:family="text">
      <style:text-properties fo:background-color="#ffffff" fo:color="#222222" fo:font-size="10pt" style:font-size-asian="10pt" style:font-size-complex="10pt"/>
    </style:style>
    <style:style style:name="T35_87" style:family="text">
      <style:text-properties fo:background-color="#ffffff" fo:color="#222222" fo:font-size="10pt" style:font-size-asian="10pt" style:font-size-complex="10pt"/>
    </style:style>
    <style:style style:name="T35_88" style:family="text">
      <style:text-properties fo:background-color="#ffffff" fo:color="#222222" fo:font-size="10pt" style:font-size-asian="10pt" style:font-size-complex="10pt"/>
    </style:style>
    <style:style style:name="T35_89" style:family="text">
      <style:text-properties fo:background-color="#ffffff" fo:color="#222222" fo:font-size="10pt" style:font-size-asian="10pt" style:font-size-complex="10pt"/>
    </style:style>
    <style:style style:name="T35_90" style:family="text">
      <style:text-properties fo:background-color="#ffffff" fo:color="#222222" fo:font-size="10pt" style:font-size-asian="10pt" style:font-size-complex="10pt"/>
    </style:style>
    <style:style style:name="T35_91" style:family="text">
      <style:text-properties fo:background-color="#ffffff" fo:color="#222222" fo:font-size="10pt" style:font-size-asian="10pt" style:font-size-complex="10pt"/>
    </style:style>
    <style:style style:name="T35_92" style:family="text">
      <style:text-properties fo:background-color="#ffffff" fo:color="#222222" fo:font-size="10pt" style:font-size-asian="10pt" style:font-size-complex="10pt"/>
    </style:style>
    <style:style style:name="T35_93" style:family="text">
      <style:text-properties fo:background-color="#ffffff" fo:color="#222222" fo:font-size="10pt" style:font-size-asian="10pt" style:font-size-complex="10pt"/>
    </style:style>
    <style:style style:name="T35_94" style:family="text">
      <style:text-properties fo:background-color="#ffffff" fo:color="#222222" fo:font-size="10pt" style:font-size-asian="10pt" style:font-size-complex="10pt"/>
    </style:style>
    <style:style style:name="T35_95" style:family="text">
      <style:text-properties fo:background-color="#ffffff" fo:color="#222222" fo:font-size="10pt" style:font-size-asian="10pt" style:font-size-complex="10pt"/>
    </style:style>
    <style:style style:name="T35_96" style:family="text">
      <style:text-properties fo:background-color="#ffffff" fo:color="#222222" fo:font-size="10pt" style:font-size-asian="10pt" style:font-size-complex="10pt"/>
    </style:style>
    <style:style style:name="T35_97" style:family="text">
      <style:text-properties fo:background-color="#ffffff" fo:color="#222222" fo:font-size="10pt" style:font-size-asian="10pt" style:font-size-complex="10pt"/>
    </style:style>
    <style:style style:name="T35_98" style:family="text">
      <style:text-properties fo:background-color="#ffffff" fo:color="#222222" fo:font-size="10pt" style:font-size-asian="10pt" style:font-size-complex="10pt"/>
    </style:style>
    <style:style style:name="T35_99" style:family="text">
      <style:text-properties fo:background-color="#ffffff" fo:color="#222222" fo:font-size="10pt" style:font-size-asian="10pt" style:font-size-complex="10pt"/>
    </style:style>
    <style:style style:name="T35_100" style:family="text">
      <style:text-properties fo:background-color="#ffffff" fo:color="#222222" fo:font-size="10pt" style:font-size-asian="10pt" style:font-size-complex="10pt"/>
    </style:style>
    <style:style style:name="T35_101" style:family="text">
      <style:text-properties fo:background-color="#ffffff" fo:color="#222222" fo:font-size="10pt" style:font-size-asian="10pt" style:font-size-complex="10pt"/>
    </style:style>
    <style:style style:name="T35_102" style:family="text">
      <style:text-properties fo:background-color="#ffffff" fo:color="#222222" fo:font-size="10pt" style:font-size-asian="10pt" style:font-size-complex="10pt"/>
    </style:style>
    <style:style style:name="T35_103" style:family="text">
      <style:text-properties fo:background-color="#ffffff" fo:color="#222222" fo:font-size="10pt" style:font-size-asian="10pt" style:font-size-complex="10pt"/>
    </style:style>
    <style:style style:name="T35_104" style:family="text">
      <style:text-properties fo:background-color="#ffffff" fo:color="#222222" fo:font-size="10pt" style:font-size-asian="10pt" style:font-size-complex="10pt"/>
    </style:style>
    <style:style style:name="T35_105" style:family="text">
      <style:text-properties fo:background-color="#ffffff" fo:color="#222222" fo:font-size="10pt" style:font-size-asian="10pt" style:font-size-complex="10pt"/>
    </style:style>
    <style:style style:name="T35_106" style:family="text">
      <style:text-properties fo:background-color="#ffffff" fo:color="#222222" fo:font-size="10pt" style:font-size-asian="10pt" style:font-size-complex="10pt"/>
    </style:style>
    <style:style style:name="T35_107" style:family="text">
      <style:text-properties fo:background-color="#ffffff" fo:color="#222222" fo:font-size="10pt" style:font-size-asian="10pt" style:font-size-complex="10pt"/>
    </style:style>
    <style:style style:name="T35_108" style:family="text">
      <style:text-properties fo:background-color="#ffffff" fo:color="#222222" fo:font-size="10pt" style:font-size-asian="10pt" style:font-size-complex="10pt"/>
    </style:style>
    <style:style style:name="T35_109" style:family="text">
      <style:text-properties fo:background-color="#ffffff" fo:color="#222222" fo:font-size="10pt" style:font-size-asian="10pt" style:font-size-complex="10pt"/>
    </style:style>
    <style:style style:name="T35_110" style:family="text">
      <style:text-properties fo:background-color="#ffffff" fo:color="#222222" fo:font-size="10pt" style:font-size-asian="10pt" style:font-size-complex="10pt"/>
    </style:style>
    <style:style style:name="T35_111" style:family="text">
      <style:text-properties fo:background-color="#ffffff" fo:color="#222222" fo:font-size="10pt" style:font-size-asian="10pt" style:font-size-complex="10pt"/>
    </style:style>
    <style:style style:name="T35_112" style:family="text">
      <style:text-properties fo:background-color="#ffffff" fo:color="#222222" fo:font-size="10pt" style:font-size-asian="10pt" style:font-size-complex="10pt"/>
    </style:style>
    <style:style style:name="T35_113" style:family="text">
      <style:text-properties fo:background-color="#ffffff" fo:color="#222222" fo:font-size="10pt" style:font-size-asian="10pt" style:font-size-complex="10pt"/>
    </style:style>
    <style:style style:name="T35_114" style:family="text">
      <style:text-properties fo:background-color="#ffffff" fo:color="#222222" fo:font-size="10pt" style:font-size-asian="10pt" style:font-size-complex="10pt"/>
    </style:style>
    <style:style style:name="T35_115" style:family="text"/>
    <style:style style:name="T35_116" style:family="text"/>
    <style:style style:name="T35_117" style:family="text">
      <style:text-properties fo:color="#1155cc" style:text-underline-style="solid" style:text-underline-color="font-color"/>
    </style:style>
    <style:style style:name="T35_118" style:family="text"/>
    <style:style style:name="T35_119" style:family="text">
      <style:text-properties fo:color="#1155cc" style:text-underline-style="solid" style:text-underline-color="font-color"/>
    </style:style>
    <style:style style:name="T35_120" style:family="text"/>
    <style:style style:name="T35_121" style:family="text">
      <style:text-properties fo:color="#1155cc" style:text-underline-style="solid" style:text-underline-color="font-color"/>
    </style:style>
    <style:style style:name="T35_122" style:family="text"/>
    <style:style style:name="T35_123" style:family="text">
      <style:text-properties fo:color="#1155cc" style:text-underline-style="solid" style:text-underline-color="font-color"/>
    </style:style>
    <style:style style:name="T35_124" style:family="text"/>
    <style:style style:name="T35_125" style:family="text">
      <style:text-properties fo:color="#1155cc" style:text-underline-style="solid" style:text-underline-color="font-color"/>
    </style:style>
    <style:style style:name="T35_126" style:family="text"/>
    <style:style style:name="T35_127" style:family="text">
      <style:text-properties fo:color="#1155cc" style:text-underline-style="solid" style:text-underline-color="font-color"/>
    </style:style>
    <style:style style:name="T35_128" style:family="text"/>
    <style:style style:name="T35_129" style:family="text">
      <style:text-properties fo:color="#1155cc" style:text-underline-style="solid" style:text-underline-color="font-color"/>
    </style:style>
    <style:style style:name="T35_130" style:family="text"/>
    <style:style style:name="T35_131" style:family="text">
      <style:text-properties fo:color="#1155cc" style:text-underline-style="solid" style:text-underline-color="font-color"/>
    </style:style>
    <style:style style:name="T35_132" style:family="text"/>
    <style:style style:name="T35_133" style:family="text">
      <style:text-properties fo:color="#1155cc" style:text-underline-style="solid" style:text-underline-color="font-color"/>
    </style:style>
    <style:style style:name="T35_134" style:family="text"/>
    <style:style style:name="T35_135" style:family="text">
      <style:text-properties fo:color="#1155cc" style:text-underline-style="solid" style:text-underline-color="font-color"/>
    </style:style>
    <style:style style:name="T35_136" style:family="text"/>
    <style:style style:name="T35_137" style:family="text">
      <style:text-properties fo:color="#1155cc" style:text-underline-style="solid" style:text-underline-color="font-color"/>
    </style:style>
    <style:style style:name="T35_138" style:family="text"/>
    <style:style style:name="T35_139" style:family="text">
      <style:text-properties fo:color="#1155cc" style:text-underline-style="solid" style:text-underline-color="font-color"/>
    </style:style>
    <style:style style:name="T35_140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>
      <style:text-properties fo:font-weight="bold" style:font-weight-asian="bold" style:font-weight-complex="bold"/>
    </style:style>
    <style:style style:name="T43_3" style:family="text">
      <style:text-properties fo:font-weight="bold" style:font-weight-asian="bold" style:font-weight-complex="bold"/>
    </style:style>
    <style:style style:name="T43_4" style:family="text">
      <style:text-properties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>
      <style:text-properties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T49_85" style:family="text"/>
    <style:style style:name="T49_86" style:family="text"/>
    <style:style style:name="T49_87" style:family="text"/>
    <style:style style:name="T49_88" style:family="text"/>
    <style:style style:name="T49_89" style:family="text"/>
    <style:style style:name="T49_90" style:family="text"/>
    <style:style style:name="T49_91" style:family="text"/>
    <style:style style:name="T49_92" style:family="text"/>
    <style:style style:name="T49_93" style:family="text"/>
    <style:style style:name="T49_94" style:family="text"/>
    <style:style style:name="T49_95" style:family="text"/>
    <style:style style:name="T49_96" style:family="text"/>
    <style:style style:name="T49_97" style:family="text"/>
    <style:style style:name="T49_98" style:family="text"/>
    <style:style style:name="T49_99" style:family="text"/>
    <style:style style:name="T49_100" style:family="text"/>
    <style:style style:name="T49_101" style:family="text"/>
    <style:style style:name="T49_102" style:family="text"/>
    <style:style style:name="T49_103" style:family="text"/>
    <style:style style:name="T49_104" style:family="text"/>
    <style:style style:name="T49_105" style:family="text"/>
    <style:style style:name="T49_106" style:family="text"/>
    <style:style style:name="T49_107" style:family="text"/>
    <style:style style:name="T49_108" style:family="text"/>
    <style:style style:name="T49_109" style:family="text"/>
    <style:style style:name="T49_110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font-weight="bold" style:font-weight-asian="bold" style:font-weight-complex="bold"/>
    </style:style>
    <style:style style:name="T51_2" style:family="text">
      <style:text-properties fo:font-weight="bold" style:font-weight-asian="bold" style:font-weight-complex="bold"/>
    </style:style>
    <style:style style:name="T51_3" style:family="text">
      <style:text-properties fo:font-weight="bold" style:font-weight-asian="bold" style:font-weight-complex="bold"/>
    </style:style>
    <style:style style:name="T51_4" style:family="text">
      <style:text-properties fo:font-weight="bold" style:font-weight-asian="bold" style:font-weight-complex="bold"/>
    </style:style>
    <style:style style:name="T51_5" style:family="text">
      <style:text-properties fo:font-weight="bold" style:font-weight-asian="bold" style:font-weight-complex="bold"/>
    </style:style>
    <style:style style:name="T51_6" style:family="text">
      <style:text-properties fo:font-weight="bold" style:font-weight-asian="bold" style:font-weight-complex="bold"/>
    </style:style>
    <style:style style:name="T51_7" style:family="text">
      <style:text-properties fo:font-weight="bold" style:font-weight-asian="bold" style:font-weight-complex="bold"/>
    </style:style>
    <style:style style:name="T51_8" style:family="text">
      <style:text-properties fo:font-weight="bold" style:font-weight-asian="bold" style:font-weight-complex="bold"/>
    </style:style>
    <style:style style:name="T51_9" style:family="text">
      <style:text-properties fo:font-weight="bold" style:font-weight-asian="bold" style:font-weight-complex="bold"/>
    </style:style>
    <style:style style:name="T51_10" style:family="text">
      <style:text-properties fo:font-weight="bold" style:font-weight-asian="bold" style:font-weight-complex="bold"/>
    </style:style>
    <style:style style:name="T51_11" style:family="text">
      <style:text-properties fo:font-weight="bold" style:font-weight-asian="bold" style:font-weight-complex="bold"/>
    </style:style>
    <style:style style:name="T51_12" style:family="text">
      <style:text-properties fo:font-weight="bold" style:font-weight-asian="bold" style:font-weight-complex="bold"/>
    </style:style>
    <style:style style:name="T51_13" style:family="text">
      <style:text-properties fo:font-weight="bold" style:font-weight-asian="bold" style:font-weight-complex="bold"/>
    </style:style>
    <style:style style:name="T51_14" style:family="text">
      <style:text-properties fo:font-weight="bold" style:font-weight-asian="bold" style:font-weight-complex="bold"/>
    </style:style>
    <style:style style:name="T51_15" style:family="text">
      <style:text-properties fo:font-weight="bold" style:font-weight-asian="bold" style:font-weight-complex="bold"/>
    </style:style>
    <style:style style:name="T51_16" style:family="text">
      <style:text-properties fo:font-weight="bold" style:font-weight-asian="bold" style:font-weight-complex="bold"/>
    </style:style>
    <style:style style:name="T51_17" style:family="text">
      <style:text-properties fo:font-weight="bold" style:font-weight-asian="bold" style:font-weight-complex="bold"/>
    </style:style>
    <style:style style:name="T51_18" style:family="text">
      <style:text-properties fo:font-weight="bold" style:font-weight-asian="bold" style:font-weight-complex="bold"/>
    </style:style>
    <style:style style:name="T51_19" style:family="text">
      <style:text-properties fo:font-weight="bold" style:font-weight-asian="bold" style:font-weight-complex="bold"/>
    </style:style>
    <style:style style:name="T51_20" style:family="text">
      <style:text-properties fo:font-weight="bold" style:font-weight-asian="bold" style:font-weight-complex="bold"/>
    </style:style>
    <style:style style:name="T51_21" style:family="text">
      <style:text-properties fo:font-weight="bold" style:font-weight-asian="bold" style:font-weight-complex="bold"/>
    </style:style>
    <style:style style:name="T51_22" style:family="text">
      <style:text-properties fo:font-weight="bold" style:font-weight-asian="bold" style:font-weight-complex="bold"/>
    </style:style>
    <style:style style:name="T51_23" style:family="text">
      <style:text-properties fo:font-weight="bold" style:font-weight-asian="bold" style:font-weight-complex="bold"/>
    </style:style>
    <style:style style:name="T51_24" style:family="text">
      <style:text-properties fo:font-weight="bold" style:font-weight-asian="bold" style:font-weight-complex="bold"/>
    </style:style>
    <style:style style:name="T51_25" style:family="text">
      <style:text-properties fo:font-weight="bold" style:font-weight-asian="bold" style:font-weight-complex="bold"/>
    </style:style>
    <style:style style:name="T51_26" style:family="text">
      <style:text-properties fo:font-weight="bold" style:font-weight-asian="bold" style:font-weight-complex="bold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T53_89" style:family="text"/>
    <style:style style:name="T53_90" style:family="text"/>
    <style:style style:name="T53_91" style:family="text"/>
    <style:style style:name="T53_92" style:family="text"/>
    <style:style style:name="T53_93" style:family="text"/>
    <style:style style:name="T53_94" style:family="text"/>
    <style:style style:name="T53_95" style:family="text"/>
    <style:style style:name="T53_96" style:family="text"/>
    <style:style style:name="T53_97" style:family="text"/>
    <style:style style:name="T53_98" style:family="text"/>
    <style:style style:name="T53_99" style:family="text"/>
    <style:style style:name="T53_100" style:family="text"/>
    <style:style style:name="T53_101" style:family="text"/>
    <style:style style:name="T53_102" style:family="text"/>
    <style:style style:name="T53_103" style:family="text"/>
    <style:style style:name="T53_104" style:family="text"/>
    <style:style style:name="T53_105" style:family="text"/>
    <style:style style:name="T53_106" style:family="text"/>
    <style:style style:name="T53_107" style:family="text"/>
    <style:style style:name="T53_108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weight="bold" style:font-weight-asian="bold" style:font-weight-complex="bold"/>
    </style:style>
    <style:style style:name="T55_2" style:family="text">
      <style:text-properties fo:font-weight="bold" style:font-weight-asian="bold" style:font-weight-complex="bold"/>
    </style:style>
    <style:style style:name="T55_3" style:family="text">
      <style:text-properties fo:font-weight="bold" style:font-weight-asian="bold" style:font-weight-complex="bold"/>
    </style:style>
    <style:style style:name="T55_4" style:family="text">
      <style:text-properties fo:font-weight="bold" style:font-weight-asian="bold" style:font-weight-complex="bold"/>
    </style:style>
    <style:style style:name="T55_5" style:family="text">
      <style:text-properties fo:font-weight="bold" style:font-weight-asian="bold" style:font-weight-complex="bold"/>
    </style:style>
    <style:style style:name="T55_6" style:family="text">
      <style:text-properties fo:font-weight="bold" style:font-weight-asian="bold" style:font-weight-complex="bold"/>
    </style:style>
    <style:style style:name="T55_7" style:family="text">
      <style:text-properties fo:font-weight="bold" style:font-weight-asian="bold" style:font-weight-complex="bold"/>
    </style:style>
    <style:style style:name="T55_8" style:family="text">
      <style:text-properties fo:font-weight="bold" style:font-weight-asian="bold" style:font-weight-complex="bold"/>
    </style:style>
    <style:style style:name="T55_9" style:family="text">
      <style:text-properties fo:font-weight="bold" style:font-weight-asian="bold" style:font-weight-complex="bold"/>
    </style:style>
    <style:style style:name="T55_10" style:family="text">
      <style:text-properties fo:font-weight="bold" style:font-weight-asian="bold" style:font-weight-complex="bold"/>
    </style:style>
    <style:style style:name="T55_11" style:family="text">
      <style:text-properties fo:font-weight="bold" style:font-weight-asian="bold" style:font-weight-complex="bold"/>
    </style:style>
    <style:style style:name="T55_12" style:family="text">
      <style:text-properties fo:font-weight="bold" style:font-weight-asian="bold" style:font-weight-complex="bold"/>
    </style:style>
    <style:style style:name="T55_13" style:family="text">
      <style:text-properties fo:font-weight="bold" style:font-weight-asian="bold" style:font-weight-complex="bold"/>
    </style:style>
    <style:style style:name="T55_14" style:family="text">
      <style:text-properties fo:font-weight="bold" style:font-weight-asian="bold" style:font-weight-complex="bold"/>
    </style:style>
    <style:style style:name="T55_15" style:family="text">
      <style:text-properties fo:font-weight="bold" style:font-weight-asian="bold" style:font-weight-complex="bold"/>
    </style:style>
    <style:style style:name="T55_16" style:family="text">
      <style:text-properties fo:font-weight="bold" style:font-weight-asian="bold" style:font-weight-complex="bold"/>
    </style:style>
    <style:style style:name="T55_17" style:family="text">
      <style:text-properties fo:font-weight="bold" style:font-weight-asian="bold" style:font-weight-complex="bold"/>
    </style:style>
    <style:style style:name="T55_18" style:family="text">
      <style:text-properties fo:font-weight="bold" style:font-weight-asian="bold" style:font-weight-complex="bold"/>
    </style:style>
    <style:style style:name="T55_19" style:family="text">
      <style:text-properties fo:font-weight="bold" style:font-weight-asian="bold" style:font-weight-complex="bold"/>
    </style:style>
    <style:style style:name="T55_20" style:family="text">
      <style:text-properties fo:font-weight="bold" style:font-weight-asian="bold" style:font-weight-complex="bold"/>
    </style:style>
    <style:style style:name="T55_21" style:family="text">
      <style:text-properties fo:font-weight="bold" style:font-weight-asian="bold" style:font-weight-complex="bold"/>
    </style:style>
    <style:style style:name="T55_22" style:family="text">
      <style:text-properties fo:font-weight="bold" style:font-weight-asian="bold" style:font-weight-complex="bold"/>
    </style:style>
    <style:style style:name="T55_23" style:family="text">
      <style:text-properties fo:font-weight="bold" style:font-weight-asian="bold" style:font-weight-complex="bold"/>
    </style:style>
    <style:style style:name="T55_24" style:family="text">
      <style:text-properties fo:font-weight="bold" style:font-weight-asian="bold" style:font-weight-complex="bold"/>
    </style:style>
    <style:style style:name="T55_25" style:family="text">
      <style:text-properties fo:font-weight="bold" style:font-weight-asian="bold" style:font-weight-complex="bold"/>
    </style:style>
    <style:style style:name="T55_26" style:family="text">
      <style:text-properties fo:font-weight="bold" style:font-weight-asian="bold" style:font-weight-complex="bold"/>
    </style:style>
    <style:style style:name="T55_27" style:family="text">
      <style:text-properties fo:font-weight="bold" style:font-weight-asian="bold" style:font-weight-complex="bold"/>
    </style:style>
    <style:style style:name="T55_28" style:family="text">
      <style:text-properties fo:font-weight="bold" style:font-weight-asian="bold" style:font-weight-complex="bold"/>
    </style:style>
    <style:style style:name="T55_29" style:family="text">
      <style:text-properties fo:font-weight="bold" style:font-weight-asian="bold" style:font-weight-complex="bold"/>
    </style:style>
    <style:style style:name="T55_30" style:family="text">
      <style:text-properties fo:font-weight="bold" style:font-weight-asian="bold" style:font-weight-complex="bold"/>
    </style:style>
    <style:style style:name="T55_31" style:family="text">
      <style:text-properties fo:font-weight="bold" style:font-weight-asian="bold" style:font-weight-complex="bold"/>
    </style:style>
    <style:style style:name="T55_32" style:family="text">
      <style:text-properties fo:font-weight="bold" style:font-weight-asian="bold" style:font-weight-complex="bold"/>
    </style:style>
    <style:style style:name="T55_33" style:family="text">
      <style:text-properties fo:font-weight="bold" style:font-weight-asian="bold" style:font-weight-complex="bold"/>
    </style:style>
    <style:style style:name="T55_34" style:family="text">
      <style:text-properties fo:font-weight="bold" style:font-weight-asian="bold" style:font-weight-complex="bold"/>
    </style:style>
    <style:style style:name="T55_35" style:family="text">
      <style:text-properties fo:font-weight="bold" style:font-weight-asian="bold" style:font-weight-complex="bold"/>
    </style:style>
    <style:style style:name="T55_36" style:family="text">
      <style:text-properties fo:font-weight="bold" style:font-weight-asian="bold" style:font-weight-complex="bold"/>
    </style:style>
    <style:style style:name="T55_37" style:family="text">
      <style:text-properties fo:font-weight="bold" style:font-weight-asian="bold" style:font-weight-complex="bold"/>
    </style:style>
    <style:style style:name="T55_38" style:family="text">
      <style:text-properties fo:font-weight="bold" style:font-weight-asian="bold" style:font-weight-complex="bold"/>
    </style:style>
    <style:style style:name="T55_39" style:family="text">
      <style:text-properties fo:font-weight="bold" style:font-weight-asian="bold" style:font-weight-complex="bold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weight="bold" style:font-weight-asian="bold" style:font-weight-complex="bold"/>
    </style:style>
    <style:style style:name="T56_2" style:family="text">
      <style:text-properties fo:font-weight="bold" style:font-weight-asian="bold" style:font-weight-complex="bold"/>
    </style:style>
    <style:style style:name="T56_3" style:family="text">
      <style:text-properties fo:font-weight="bold" style:font-weight-asian="bold" style:font-weight-complex="bold"/>
    </style:style>
    <style:style style:name="T56_4" style:family="text">
      <style:text-properties fo:font-weight="bold" style:font-weight-asian="bold" style:font-weight-complex="bold"/>
    </style:style>
    <style:style style:name="T56_5" style:family="text">
      <style:text-properties fo:font-weight="bold" style:font-weight-asian="bold" style:font-weight-complex="bold"/>
    </style:style>
    <style:style style:name="T56_6" style:family="text">
      <style:text-properties fo:font-weight="bold" style:font-weight-asian="bold" style:font-weight-complex="bold"/>
    </style:style>
    <style:style style:name="T56_7" style:family="text">
      <style:text-properties fo:font-weight="bold" style:font-weight-asian="bold" style:font-weight-complex="bold"/>
    </style:style>
    <style:style style:name="T56_8" style:family="text">
      <style:text-properties fo:font-weight="bold" style:font-weight-asian="bold" style:font-weight-complex="bold"/>
    </style:style>
    <style:style style:name="T56_9" style:family="text">
      <style:text-properties fo:font-weight="bold" style:font-weight-asian="bold" style:font-weight-complex="bold"/>
    </style:style>
    <style:style style:name="T56_10" style:family="text">
      <style:text-properties fo:font-weight="bold" style:font-weight-asian="bold" style:font-weight-complex="bold"/>
    </style:style>
    <style:style style:name="P5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font-weight="bold" style:font-weight-asian="bold" style:font-weight-complex="bold"/>
    </style:style>
    <style:style style:name="T60_2" style:family="text">
      <style:text-properties fo:font-weight="bold" style:font-weight-asian="bold" style:font-weight-complex="bold"/>
    </style:style>
    <style:style style:name="T60_3" style:family="text">
      <style:text-properties fo:font-weight="bold" style:font-weight-asian="bold" style:font-weight-complex="bold"/>
    </style:style>
    <style:style style:name="T60_4" style:family="text">
      <style:text-properties fo:font-weight="bold" style:font-weight-asian="bold" style:font-weight-complex="bold"/>
    </style:style>
    <style:style style:name="T60_5" style:family="text">
      <style:text-properties fo:font-weight="bold" style:font-weight-asian="bold" style:font-weight-complex="bold"/>
    </style:style>
    <style:style style:name="T60_6" style:family="text">
      <style:text-properties fo:font-weight="bold" style:font-weight-asian="bold" style:font-weight-complex="bold"/>
    </style:style>
    <style:style style:name="T60_7" style:family="text">
      <style:text-properties fo:font-weight="bold" style:font-weight-asian="bold" style:font-weight-complex="bold"/>
    </style:style>
    <style:style style:name="T60_8" style:family="text">
      <style:text-properties fo:font-weight="bold" style:font-weight-asian="bold" style:font-weight-complex="bold"/>
    </style:style>
    <style:style style:name="T60_9" style:family="text">
      <style:text-properties fo:font-weight="bold" style:font-weight-asian="bold" style:font-weight-complex="bold"/>
    </style:style>
    <style:style style:name="P6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font-weight="bold" style:font-weight-asian="bold" style:font-weight-complex="bold"/>
    </style:style>
    <style:style style:name="T68_2" style:family="text">
      <style:text-properties fo:font-weight="bold" style:font-weight-asian="bold" style:font-weight-complex="bold"/>
    </style:style>
    <style:style style:name="T68_3" style:family="text">
      <style:text-properties fo:font-weight="bold" style:font-weight-asian="bold" style:font-weight-complex="bold"/>
    </style:style>
    <style:style style:name="T68_4" style:family="text">
      <style:text-properties fo:font-weight="bold" style:font-weight-asian="bold" style:font-weight-complex="bold"/>
    </style:style>
    <style:style style:name="T68_5" style:family="text">
      <style:text-properties fo:font-weight="bold" style:font-weight-asian="bold" style:font-weight-complex="bold"/>
    </style:style>
    <style:style style:name="P6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font-weight="bold" style:font-weight-asian="bold" style:font-weight-complex="bold"/>
    </style:style>
    <style:style style:name="T70_2" style:family="text">
      <style:text-properties fo:font-weight="bold" style:font-weight-asian="bold" style:font-weight-complex="bold"/>
    </style:style>
    <style:style style:name="T70_3" style:family="text">
      <style:text-properties fo:font-weight="bold" style:font-weight-asian="bold" style:font-weight-complex="bold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font-weight="bold" style:font-weight-asian="bold" style:font-weight-complex="bold"/>
    </style:style>
    <style:style style:name="T71_2" style:family="text">
      <style:text-properties fo:font-weight="bold" style:font-weight-asian="bold" style:font-weight-complex="bold"/>
    </style:style>
    <style:style style:name="T71_3" style:family="text">
      <style:text-properties fo:font-weight="bold" style:font-weight-asian="bold" style:font-weight-complex="bold"/>
    </style:style>
    <style:style style:name="P7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font-weight="bold" style:font-weight-asian="bold" style:font-weight-complex="bold"/>
    </style:style>
    <style:style style:name="T73_2" style:family="text">
      <style:text-properties fo:font-weight="bold" style:font-weight-asian="bold" style:font-weight-complex="bold"/>
    </style:style>
    <style:style style:name="T73_3" style:family="text">
      <style:text-properties fo:font-weight="bold" style:font-weight-asian="bold" style:font-weight-complex="bold"/>
    </style:style>
    <style:style style:name="T73_4" style:family="text">
      <style:text-properties fo:font-weight="bold" style:font-weight-asian="bold" style:font-weight-complex="bold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font-weight="bold" style:font-weight-asian="bold" style:font-weight-complex="bold"/>
    </style:style>
    <style:style style:name="T74_2" style:family="text">
      <style:text-properties fo:font-weight="bold" style:font-weight-asian="bold" style:font-weight-complex="bold"/>
    </style:style>
    <style:style style:name="P7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fo:font-weight="bold" style:font-weight-asian="bold" style:font-weight-complex="bold"/>
    </style:style>
    <style:style style:name="T76_2" style:family="text">
      <style:text-properties fo:font-weight="bold" style:font-weight-asian="bold" style:font-weight-complex="bold"/>
    </style:style>
    <style:style style:name="T76_3" style:family="text">
      <style:text-properties fo:font-weight="bold" style:font-weight-asian="bold" style:font-weight-complex="bold"/>
    </style:style>
    <style:style style:name="T76_4" style:family="text">
      <style:text-properties fo:font-weight="bold" style:font-weight-asian="bold" style:font-weight-complex="bold"/>
    </style:style>
    <style:style style:name="T76_5" style:family="text">
      <style:text-properties fo:font-weight="bold" style:font-weight-asian="bold" style:font-weight-complex="bold"/>
    </style:style>
    <style:style style:name="T76_6" style:family="text">
      <style:text-properties fo:font-weight="bold" style:font-weight-asian="bold" style:font-weight-complex="bold"/>
    </style:style>
    <style:style style:name="T76_7" style:family="text">
      <style:text-properties fo:font-weight="bold" style:font-weight-asian="bold" style:font-weight-complex="bold"/>
    </style:style>
    <style:style style:name="T76_8" style:family="text">
      <style:text-properties fo:font-weight="bold" style:font-weight-asian="bold" style:font-weight-complex="bold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weight="bold" style:font-weight-asian="bold" style:font-weight-complex="bold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font-weight="bold" style:font-weight-asian="bold" style:font-weight-complex="bold"/>
    </style:style>
    <style:style style:name="T78_2" style:family="text">
      <style:text-properties fo:font-weight="bold" style:font-weight-asian="bold" style:font-weight-complex="bold"/>
    </style:style>
    <style:style style:name="T78_3" style:family="text">
      <style:text-properties fo:font-weight="bold" style:font-weight-asian="bold" style:font-weight-complex="bold"/>
    </style:style>
    <style:style style:name="T78_4" style:family="text">
      <style:text-properties fo:font-weight="bold" style:font-weight-asian="bold" style:font-weight-complex="bold"/>
    </style:style>
    <style:style style:name="T78_5" style:family="text">
      <style:text-properties fo:font-weight="bold" style:font-weight-asian="bold" style:font-weight-complex="bold"/>
    </style:style>
    <style:style style:name="T78_6" style:family="text">
      <style:text-properties fo:font-weight="bold" style:font-weight-asian="bold" style:font-weight-complex="bold"/>
    </style:style>
    <style:style style:name="T78_7" style:family="text">
      <style:text-properties fo:font-weight="bold" style:font-weight-asian="bold" style:font-weight-complex="bold"/>
    </style:style>
    <style:style style:name="T78_8" style:family="text">
      <style:text-properties fo:font-weight="bold" style:font-weight-asian="bold" style:font-weight-complex="bold"/>
    </style:style>
    <style:style style:name="T78_9" style:family="text">
      <style:text-properties fo:font-weight="bold" style:font-weight-asian="bold" style:font-weight-complex="bold"/>
    </style:style>
    <style:style style:name="T78_10" style:family="text">
      <style:text-properties fo:font-weight="bold" style:font-weight-asian="bold" style:font-weight-complex="bold"/>
    </style:style>
    <style:style style:name="T78_11" style:family="text">
      <style:text-properties fo:font-weight="bold" style:font-weight-asian="bold" style:font-weight-complex="bold"/>
    </style:style>
    <style:style style:name="T78_12" style:family="text">
      <style:text-properties fo:font-weight="bold" style:font-weight-asian="bold" style:font-weight-complex="bold"/>
    </style:style>
    <style:style style:name="T78_13" style:family="text">
      <style:text-properties fo:font-weight="bold" style:font-weight-asian="bold" style:font-weight-complex="bold"/>
    </style:style>
    <style:style style:name="T78_14" style:family="text">
      <style:text-properties fo:font-weight="bold" style:font-weight-asian="bold" style:font-weight-complex="bold"/>
    </style:style>
    <style:style style:name="T78_15" style:family="text">
      <style:text-properties fo:font-weight="bold" style:font-weight-asian="bold" style:font-weight-complex="bold"/>
    </style:style>
    <style:style style:name="T78_16" style:family="text">
      <style:text-properties fo:font-weight="bold" style:font-weight-asian="bold" style:font-weight-complex="bold"/>
    </style:style>
    <style:style style:name="T78_17" style:family="text">
      <style:text-properties fo:font-weight="bold" style:font-weight-asian="bold" style:font-weight-complex="bold"/>
    </style:style>
    <style:style style:name="T78_18" style:family="text">
      <style:text-properties fo:font-weight="bold" style:font-weight-asian="bold" style:font-weight-complex="bold"/>
    </style:style>
    <style:style style:name="T78_19" style:family="text">
      <style:text-properties fo:font-weight="bold" style:font-weight-asian="bold" style:font-weight-complex="bold"/>
    </style:style>
    <style:style style:name="P7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font-weight="bold" style:font-weight-asian="bold" style:font-weight-complex="bold"/>
    </style:style>
    <style:style style:name="T80_2" style:family="text">
      <style:text-properties fo:font-weight="bold" style:font-weight-asian="bold" style:font-weight-complex="bold"/>
    </style:style>
    <style:style style:name="T80_3" style:family="text">
      <style:text-properties fo:font-weight="bold" style:font-weight-asian="bold" style:font-weight-complex="bold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weight="bold" style:font-weight-asian="bold" style:font-weight-complex="bold"/>
    </style:style>
    <style:style style:name="T81_2" style:family="text">
      <style:text-properties fo:font-weight="bold" style:font-weight-asian="bold" style:font-weight-complex="bold"/>
    </style:style>
    <style:style style:name="T81_3" style:family="text">
      <style:text-properties fo:font-weight="bold" style:font-weight-asian="bold" style:font-weight-complex="bold"/>
    </style:style>
    <style:style style:name="T81_4" style:family="text">
      <style:text-properties fo:font-weight="bold" style:font-weight-asian="bold" style:font-weight-complex="bold"/>
    </style:style>
    <style:style style:name="T81_5" style:family="text">
      <style:text-properties fo:font-weight="bold" style:font-weight-asian="bold" style:font-weight-complex="bold"/>
    </style:style>
    <style:style style:name="T81_6" style:family="text">
      <style:text-properties fo:font-weight="bold" style:font-weight-asian="bold" style:font-weight-complex="bold"/>
    </style:style>
    <style:style style:name="T81_7" style:family="text">
      <style:text-properties fo:font-weight="bold" style:font-weight-asian="bold" style:font-weight-complex="bold"/>
    </style:style>
    <style:style style:name="T81_8" style:family="text">
      <style:text-properties fo:font-weight="bold" style:font-weight-asian="bold" style:font-weight-complex="bold"/>
    </style:style>
    <style:style style:name="T81_9" style:family="text">
      <style:text-properties fo:font-weight="bold" style:font-weight-asian="bold" style:font-weight-complex="bold"/>
    </style:style>
    <style:style style:name="T81_10" style:family="text">
      <style:text-properties fo:font-weight="bold" style:font-weight-asian="bold" style:font-weight-complex="bold"/>
    </style:style>
    <style:style style:name="T81_11" style:family="text">
      <style:text-properties fo:font-weight="bold" style:font-weight-asian="bold" style:font-weight-complex="bold"/>
    </style:style>
    <style:style style:name="T81_12" style:family="text">
      <style:text-properties fo:font-weight="bold" style:font-weight-asian="bold" style:font-weight-complex="bold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font-weight="bold" style:font-weight-asian="bold" style:font-weight-complex="bold"/>
    </style:style>
    <style:style style:name="P8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font-weight="bold" style:font-weight-asian="bold" style:font-weight-complex="bold"/>
    </style:style>
    <style:style style:name="T84_2" style:family="text">
      <style:text-properties fo:font-weight="bold" style:font-weight-asian="bold" style:font-weight-complex="bold"/>
    </style:style>
    <style:style style:name="T84_3" style:family="text">
      <style:text-properties fo:font-weight="bold" style:font-weight-asian="bold" style:font-weight-complex="bold"/>
    </style:style>
    <style:style style:name="T84_4" style:family="text">
      <style:text-properties fo:font-weight="bold" style:font-weight-asian="bold" style:font-weight-complex="bold"/>
    </style:style>
    <style:style style:name="T84_5" style:family="text">
      <style:text-properties fo:font-weight="bold" style:font-weight-asian="bold" style:font-weight-complex="bold"/>
    </style:style>
    <style:style style:name="T84_6" style:family="text">
      <style:text-properties fo:font-weight="bold" style:font-weight-asian="bold" style:font-weight-complex="bold"/>
    </style:style>
    <style:style style:name="T84_7" style:family="text">
      <style:text-properties fo:font-weight="bold" style:font-weight-asian="bold" style:font-weight-complex="bold"/>
    </style:style>
    <style:style style:name="T84_8" style:family="text">
      <style:text-properties fo:font-weight="bold" style:font-weight-asian="bold" style:font-weight-complex="bold"/>
    </style:style>
    <style:style style:name="T84_9" style:family="text">
      <style:text-properties fo:font-weight="bold" style:font-weight-asian="bold" style:font-weight-complex="bold"/>
    </style:style>
    <style:style style:name="T84_10" style:family="text">
      <style:text-properties fo:font-weight="bold" style:font-weight-asian="bold" style:font-weight-complex="bold"/>
    </style:style>
    <style:style style:name="T84_11" style:family="text">
      <style:text-properties fo:font-weight="bold" style:font-weight-asian="bold" style:font-weight-complex="bold"/>
    </style:style>
    <style:style style:name="T84_12" style:family="text">
      <style:text-properties fo:font-weight="bold" style:font-weight-asian="bold" style:font-weight-complex="bold"/>
    </style:style>
    <style:style style:name="T84_13" style:family="text">
      <style:text-properties fo:font-weight="bold" style:font-weight-asian="bold" style:font-weight-complex="bold"/>
    </style:style>
    <style:style style:name="T84_14" style:family="text">
      <style:text-properties fo:font-weight="bold" style:font-weight-asian="bold" style:font-weight-complex="bold"/>
    </style:style>
    <style:style style:name="T84_15" style:family="text">
      <style:text-properties fo:font-weight="bold" style:font-weight-asian="bold" style:font-weight-complex="bold"/>
    </style:style>
    <style:style style:name="T84_16" style:family="text">
      <style:text-properties fo:font-weight="bold" style:font-weight-asian="bold" style:font-weight-complex="bold"/>
    </style:style>
    <style:style style:name="T84_17" style:family="text">
      <style:text-properties fo:font-weight="bold" style:font-weight-asian="bold" style:font-weight-complex="bold"/>
    </style:style>
    <style:style style:name="T84_18" style:family="text">
      <style:text-properties fo:font-weight="bold" style:font-weight-asian="bold" style:font-weight-complex="bold"/>
    </style:style>
    <style:style style:name="T84_19" style:family="text">
      <style:text-properties fo:font-weight="bold" style:font-weight-asian="bold" style:font-weight-complex="bold"/>
    </style:style>
    <style:style style:name="T84_20" style:family="text">
      <style:text-properties fo:font-weight="bold" style:font-weight-asian="bold" style:font-weight-complex="bold"/>
    </style:style>
    <style:style style:name="T84_21" style:family="text">
      <style:text-properties fo:font-weight="bold" style:font-weight-asian="bold" style:font-weight-complex="bold"/>
    </style:style>
    <style:style style:name="P8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font-weight="bold" style:font-weight-asian="bold" style:font-weight-complex="bold"/>
    </style:style>
    <style:style style:name="T88_2" style:family="text">
      <style:text-properties fo:font-weight="bold" style:font-weight-asian="bold" style:font-weight-complex="bold"/>
    </style:style>
    <style:style style:name="T88_3" style:family="text">
      <style:text-properties fo:font-weight="bold" style:font-weight-asian="bold" style:font-weight-complex="bold"/>
    </style:style>
    <style:style style:name="T88_4" style:family="text">
      <style:text-properties fo:font-weight="bold" style:font-weight-asian="bold" style:font-weight-complex="bold"/>
    </style:style>
    <style:style style:name="T88_5" style:family="text">
      <style:text-properties fo:font-weight="bold" style:font-weight-asian="bold" style:font-weight-complex="bold"/>
    </style:style>
    <style:style style:name="T88_6" style:family="text">
      <style:text-properties fo:font-weight="bold" style:font-weight-asian="bold" style:font-weight-complex="bold"/>
    </style:style>
    <style:style style:name="T88_7" style:family="text">
      <style:text-properties fo:font-weight="bold" style:font-weight-asian="bold" style:font-weight-complex="bold"/>
    </style:style>
    <style:style style:name="T88_8" style:family="text">
      <style:text-properties fo:font-weight="bold" style:font-weight-asian="bold" style:font-weight-complex="bold"/>
    </style:style>
    <style:style style:name="T88_9" style:family="text">
      <style:text-properties fo:font-weight="bold" style:font-weight-asian="bold" style:font-weight-complex="bold"/>
    </style:style>
    <style:style style:name="T88_10" style:family="text">
      <style:text-properties fo:font-weight="bold" style:font-weight-asian="bold" style:font-weight-complex="bold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font-weight="bold" style:font-weight-asian="bold" style:font-weight-complex="bold"/>
    </style:style>
    <style:style style:name="T89_2" style:family="text">
      <style:text-properties fo:font-weight="bold" style:font-weight-asian="bold" style:font-weight-complex="bold"/>
    </style:style>
    <style:style style:name="T89_3" style:family="text">
      <style:text-properties fo:font-weight="bold" style:font-weight-asian="bold" style:font-weight-complex="bold"/>
    </style:style>
    <style:style style:name="T89_4" style:family="text">
      <style:text-properties fo:font-weight="bold" style:font-weight-asian="bold" style:font-weight-complex="bold"/>
    </style:style>
    <style:style style:name="T89_5" style:family="text">
      <style:text-properties fo:font-weight="bold" style:font-weight-asian="bold" style:font-weight-complex="bold"/>
    </style:style>
    <style:style style:name="T89_6" style:family="text">
      <style:text-properties fo:font-weight="bold" style:font-weight-asian="bold" style:font-weight-complex="bold"/>
    </style:style>
    <style:style style:name="T89_7" style:family="text">
      <style:text-properties fo:font-weight="bold" style:font-weight-asian="bold" style:font-weight-complex="bold"/>
    </style:style>
    <style:style style:name="T89_8" style:family="text">
      <style:text-properties fo:font-weight="bold" style:font-weight-asian="bold" style:font-weight-complex="bold"/>
    </style:style>
    <style:style style:name="T89_9" style:family="text">
      <style:text-properties fo:font-weight="bold" style:font-weight-asian="bold" style:font-weight-complex="bold"/>
    </style:style>
    <style:style style:name="T89_10" style:family="text">
      <style:text-properties fo:font-weight="bold" style:font-weight-asian="bold" style:font-weight-complex="bold"/>
    </style:style>
    <style:style style:name="T89_11" style:family="text">
      <style:text-properties fo:font-weight="bold" style:font-weight-asian="bold" style:font-weight-complex="bold"/>
    </style:style>
    <style:style style:name="T89_12" style:family="text">
      <style:text-properties fo:font-weight="bold" style:font-weight-asian="bold" style:font-weight-complex="bold"/>
    </style:style>
    <style:style style:name="T89_13" style:family="text">
      <style:text-properties fo:font-weight="bold" style:font-weight-asian="bold" style:font-weight-complex="bold"/>
    </style:style>
    <style:style style:name="T89_14" style:family="text">
      <style:text-properties fo:font-weight="bold" style:font-weight-asian="bold" style:font-weight-complex="bold"/>
    </style:style>
    <style:style style:name="T89_15" style:family="text">
      <style:text-properties fo:font-weight="bold" style:font-weight-asian="bold" style:font-weight-complex="bold"/>
    </style:style>
    <style:style style:name="T89_16" style:family="text">
      <style:text-properties fo:font-weight="bold" style:font-weight-asian="bold" style:font-weight-complex="bold"/>
    </style:style>
    <style:style style:name="T89_17" style:family="text">
      <style:text-properties fo:font-weight="bold" style:font-weight-asian="bold" style:font-weight-complex="bold"/>
    </style:style>
    <style:style style:name="T89_18" style:family="text">
      <style:text-properties fo:font-weight="bold" style:font-weight-asian="bold" style:font-weight-complex="bold"/>
    </style:style>
    <style:style style:name="T89_19" style:family="text">
      <style:text-properties fo:font-weight="bold" style:font-weight-asian="bold" style:font-weight-complex="bold"/>
    </style:style>
    <style:style style:name="T89_20" style:family="text">
      <style:text-properties fo:font-weight="bold" style:font-weight-asian="bold" style:font-weight-complex="bold"/>
    </style:style>
    <style:style style:name="T89_21" style:family="text">
      <style:text-properties fo:font-weight="bold" style:font-weight-asian="bold" style:font-weight-complex="bold"/>
    </style:style>
    <style:style style:name="T89_22" style:family="text">
      <style:text-properties fo:font-weight="bold" style:font-weight-asian="bold" style:font-weight-complex="bold"/>
    </style:style>
    <style:style style:name="T89_23" style:family="text">
      <style:text-properties fo:font-weight="bold" style:font-weight-asian="bold" style:font-weight-complex="bold"/>
    </style:style>
    <style:style style:name="T89_24" style:family="text">
      <style:text-properties fo:font-weight="bold" style:font-weight-asian="bold" style:font-weight-complex="bold"/>
    </style:style>
    <style:style style:name="T89_25" style:family="text">
      <style:text-properties fo:font-weight="bold" style:font-weight-asian="bold" style:font-weight-complex="bold"/>
    </style:style>
    <style:style style:name="T89_26" style:family="text">
      <style:text-properties fo:font-weight="bold" style:font-weight-asian="bold" style:font-weight-complex="bold"/>
    </style:style>
    <style:style style:name="T89_27" style:family="text">
      <style:text-properties fo:font-weight="bold" style:font-weight-asian="bold" style:font-weight-complex="bold"/>
    </style:style>
    <style:style style:name="T89_28" style:family="text">
      <style:text-properties fo:font-weight="bold" style:font-weight-asian="bold" style:font-weight-complex="bold"/>
    </style:style>
    <style:style style:name="T89_29" style:family="text">
      <style:text-properties fo:font-weight="bold" style:font-weight-asian="bold" style:font-weight-complex="bold"/>
    </style:style>
    <style:style style:name="T89_30" style:family="text">
      <style:text-properties fo:font-weight="bold" style:font-weight-asian="bold" style:font-weight-complex="bold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font-weight="bold" style:font-weight-asian="bold" style:font-weight-complex="bold"/>
    </style:style>
    <style:style style:name="T90_2" style:family="text">
      <style:text-properties fo:font-weight="bold" style:font-weight-asian="bold" style:font-weight-complex="bold"/>
    </style:style>
    <style:style style:name="T90_3" style:family="text">
      <style:text-properties fo:font-weight="bold" style:font-weight-asian="bold" style:font-weight-complex="bold"/>
    </style:style>
    <style:style style:name="T90_4" style:family="text">
      <style:text-properties fo:font-weight="bold" style:font-weight-asian="bold" style:font-weight-complex="bold"/>
    </style:style>
    <style:style style:name="T90_5" style:family="text">
      <style:text-properties fo:font-weight="bold" style:font-weight-asian="bold" style:font-weight-complex="bold"/>
    </style:style>
    <style:style style:name="T90_6" style:family="text">
      <style:text-properties fo:font-weight="bold" style:font-weight-asian="bold" style:font-weight-complex="bold"/>
    </style:style>
    <style:style style:name="T90_7" style:family="text">
      <style:text-properties fo:font-weight="bold" style:font-weight-asian="bold" style:font-weight-complex="bold"/>
    </style:style>
    <style:style style:name="T90_8" style:family="text">
      <style:text-properties fo:font-weight="bold" style:font-weight-asian="bold" style:font-weight-complex="bold"/>
    </style:style>
    <style:style style:name="T90_9" style:family="text">
      <style:text-properties fo:font-weight="bold" style:font-weight-asian="bold" style:font-weight-complex="bold"/>
    </style:style>
    <style:style style:name="T90_10" style:family="text">
      <style:text-properties fo:font-weight="bold" style:font-weight-asian="bold" style:font-weight-complex="bold"/>
    </style:style>
    <style:style style:name="P91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92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93" style:family="paragraph" style:parent-style-name="Heading_20_2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P94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background-color="#ffffff" fo:color="#222222" fo:font-size="10pt" style:font-size-asian="10pt" style:font-size-complex="10pt"/>
    </style:style>
    <style:style style:name="T95_2" style:family="text">
      <style:text-properties fo:background-color="#ffffff" fo:color="#222222" fo:font-size="10pt" style:font-size-asian="10pt" style:font-size-complex="10pt"/>
    </style:style>
    <style:style style:name="T95_3" style:family="text">
      <style:text-properties fo:background-color="#ffffff" fo:color="#222222" fo:font-size="10pt" style:font-size-asian="10pt" style:font-size-complex="10pt"/>
    </style:style>
    <style:style style:name="T95_4" style:family="text">
      <style:text-properties fo:background-color="#ffffff" fo:color="#222222" fo:font-size="10pt" style:font-size-asian="10pt" style:font-size-complex="10pt"/>
    </style:style>
    <style:style style:name="T95_5" style:family="text">
      <style:text-properties fo:background-color="#ffffff" fo:color="#222222" fo:font-size="10pt" style:font-size-asian="10pt" style:font-size-complex="10pt"/>
    </style:style>
    <style:style style:name="T95_6" style:family="text">
      <style:text-properties fo:background-color="#ffffff" fo:color="#222222" fo:font-size="10pt" style:font-size-asian="10pt" style:font-size-complex="10pt"/>
    </style:style>
    <style:style style:name="T95_7" style:family="text">
      <style:text-properties fo:background-color="#ffffff" fo:color="#222222" fo:font-size="10pt" style:font-size-asian="10pt" style:font-size-complex="10pt"/>
    </style:style>
    <style:style style:name="T95_8" style:family="text">
      <style:text-properties fo:background-color="#ffffff" fo:color="#222222" fo:font-size="10pt" style:font-size-asian="10pt" style:font-size-complex="10pt"/>
    </style:style>
    <style:style style:name="T95_9" style:family="text">
      <style:text-properties fo:background-color="#ffffff" fo:color="#222222" fo:font-size="10pt" style:font-size-asian="10pt" style:font-size-complex="10pt"/>
    </style:style>
    <style:style style:name="T95_10" style:family="text">
      <style:text-properties fo:background-color="#ffffff" fo:color="#222222" fo:font-size="10pt" style:font-size-asian="10pt" style:font-size-complex="10pt"/>
    </style:style>
    <style:style style:name="T95_11" style:family="text">
      <style:text-properties fo:background-color="#ffffff" fo:color="#222222" fo:font-size="10pt" style:font-size-asian="10pt" style:font-size-complex="10pt"/>
    </style:style>
    <style:style style:name="T95_12" style:family="text">
      <style:text-properties fo:background-color="#ffffff" fo:color="#222222" fo:font-size="10pt" style:font-size-asian="10pt" style:font-size-complex="10pt"/>
    </style:style>
    <style:style style:name="T95_13" style:family="text">
      <style:text-properties fo:background-color="#ffffff" fo:color="#222222" fo:font-size="10pt" style:font-size-asian="10pt" style:font-size-complex="10pt"/>
    </style:style>
    <style:style style:name="T95_14" style:family="text">
      <style:text-properties fo:background-color="#ffffff" fo:color="#222222" fo:font-size="10pt" style:font-size-asian="10pt" style:font-size-complex="10pt"/>
    </style:style>
    <style:style style:name="T95_15" style:family="text">
      <style:text-properties fo:background-color="#ffffff" fo:color="#222222" fo:font-size="10pt" style:font-size-asian="10pt" style:font-size-complex="10pt"/>
    </style:style>
    <style:style style:name="T95_16" style:family="text">
      <style:text-properties fo:background-color="#ffffff" fo:color="#222222" fo:font-size="10pt" style:font-size-asian="10pt" style:font-size-complex="10pt"/>
    </style:style>
    <style:style style:name="T95_17" style:family="text">
      <style:text-properties fo:background-color="#ffffff" fo:color="#222222" fo:font-size="10pt" style:font-size-asian="10pt" style:font-size-complex="10pt"/>
    </style:style>
    <style:style style:name="T95_18" style:family="text">
      <style:text-properties fo:background-color="#ffffff" fo:color="#222222" fo:font-size="10pt" style:font-size-asian="10pt" style:font-size-complex="10pt"/>
    </style:style>
    <style:style style:name="T95_19" style:family="text">
      <style:text-properties fo:background-color="#ffffff" fo:color="#222222" fo:font-size="10pt" style:font-size-asian="10pt" style:font-size-complex="10pt"/>
    </style:style>
    <style:style style:name="T95_20" style:family="text">
      <style:text-properties fo:background-color="#ffffff" fo:color="#222222" fo:font-size="10pt" style:font-size-asian="10pt" style:font-size-complex="10pt"/>
    </style:style>
    <style:style style:name="T95_21" style:family="text">
      <style:text-properties fo:background-color="#ffffff" fo:color="#222222" fo:font-size="10pt" style:font-size-asian="10pt" style:font-size-complex="10pt"/>
    </style:style>
    <style:style style:name="T95_22" style:family="text">
      <style:text-properties fo:background-color="#ffffff" fo:color="#222222" fo:font-size="10pt" style:font-size-asian="10pt" style:font-size-complex="10pt"/>
    </style:style>
    <style:style style:name="T95_23" style:family="text">
      <style:text-properties fo:background-color="#ffffff" fo:color="#222222" fo:font-size="10pt" style:font-size-asian="10pt" style:font-size-complex="10pt"/>
    </style:style>
    <style:style style:name="T95_24" style:family="text">
      <style:text-properties fo:background-color="#ffffff" fo:color="#222222" fo:font-size="10pt" style:font-size-asian="10pt" style:font-size-complex="10pt"/>
    </style:style>
    <style:style style:name="T95_25" style:family="text">
      <style:text-properties fo:background-color="#ffffff" fo:color="#222222" fo:font-size="10pt" style:font-size-asian="10pt" style:font-size-complex="10pt"/>
    </style:style>
    <style:style style:name="T95_26" style:family="text">
      <style:text-properties fo:background-color="#ffffff" fo:color="#222222" fo:font-size="10pt" style:font-size-asian="10pt" style:font-size-complex="10pt"/>
    </style:style>
    <style:style style:name="T95_27" style:family="text">
      <style:text-properties fo:background-color="#ffffff" fo:color="#222222" fo:font-size="10pt" style:font-size-asian="10pt" style:font-size-complex="10pt"/>
    </style:style>
    <style:style style:name="T95_28" style:family="text">
      <style:text-properties fo:background-color="#ffffff" fo:color="#222222" fo:font-size="10pt" style:font-size-asian="10pt" style:font-size-complex="10pt"/>
    </style:style>
    <style:style style:name="T95_29" style:family="text">
      <style:text-properties fo:background-color="#ffffff" fo:color="#222222" fo:font-size="10pt" style:font-size-asian="10pt" style:font-size-complex="10pt"/>
    </style:style>
    <style:style style:name="T95_30" style:family="text">
      <style:text-properties fo:background-color="#ffffff" fo:color="#222222" fo:font-size="10pt" style:font-size-asian="10pt" style:font-size-complex="10pt"/>
    </style:style>
    <style:style style:name="T95_31" style:family="text">
      <style:text-properties fo:background-color="#ffffff" fo:color="#222222" fo:font-size="10pt" style:font-size-asian="10pt" style:font-size-complex="10pt"/>
    </style:style>
    <style:style style:name="T95_32" style:family="text">
      <style:text-properties fo:background-color="#ffffff" fo:color="#222222" fo:font-size="10pt" style:font-size-asian="10pt" style:font-size-complex="10pt"/>
    </style:style>
    <style:style style:name="T95_33" style:family="text">
      <style:text-properties fo:background-color="#ffffff" fo:color="#222222" fo:font-size="10pt" style:font-size-asian="10pt" style:font-size-complex="10pt"/>
    </style:style>
    <style:style style:name="T95_34" style:family="text">
      <style:text-properties fo:background-color="#ffffff" fo:color="#222222" fo:font-size="10pt" style:font-size-asian="10pt" style:font-size-complex="10pt"/>
    </style:style>
    <style:style style:name="T95_35" style:family="text">
      <style:text-properties fo:background-color="#ffffff" fo:color="#222222" fo:font-size="10pt" style:font-size-asian="10pt" style:font-size-complex="10pt"/>
    </style:style>
    <style:style style:name="T95_36" style:family="text">
      <style:text-properties fo:background-color="#ffffff" fo:color="#222222" fo:font-size="10pt" style:font-size-asian="10pt" style:font-size-complex="10pt"/>
    </style:style>
    <style:style style:name="T95_37" style:family="text">
      <style:text-properties fo:background-color="#ffffff" fo:color="#222222" fo:font-size="10pt" style:font-size-asian="10pt" style:font-size-complex="10pt"/>
    </style:style>
    <style:style style:name="T95_38" style:family="text">
      <style:text-properties fo:background-color="#ffffff" fo:color="#222222" fo:font-size="10pt" style:font-size-asian="10pt" style:font-size-complex="10pt"/>
    </style:style>
    <style:style style:name="T95_39" style:family="text">
      <style:text-properties fo:background-color="#ffffff" fo:color="#222222" fo:font-size="10pt" style:font-size-asian="10pt" style:font-size-complex="10pt"/>
    </style:style>
    <style:style style:name="T95_40" style:family="text">
      <style:text-properties fo:background-color="#ffffff" fo:color="#222222" fo:font-size="10pt" style:font-size-asian="10pt" style:font-size-complex="10pt"/>
    </style:style>
    <style:style style:name="T95_41" style:family="text">
      <style:text-properties fo:background-color="#ffffff" fo:color="#222222" fo:font-size="10pt" style:font-size-asian="10pt" style:font-size-complex="10pt"/>
    </style:style>
    <style:style style:name="T95_42" style:family="text">
      <style:text-properties fo:background-color="#ffffff" fo:color="#222222" fo:font-size="10pt" style:font-size-asian="10pt" style:font-size-complex="10pt"/>
    </style:style>
    <style:style style:name="T95_43" style:family="text">
      <style:text-properties fo:background-color="#ffffff" fo:color="#222222" fo:font-size="10pt" style:font-size-asian="10pt" style:font-size-complex="10pt"/>
    </style:style>
    <style:style style:name="T95_44" style:family="text">
      <style:text-properties fo:background-color="#ffffff" fo:color="#222222" fo:font-size="10pt" style:font-size-asian="10pt" style:font-size-complex="10pt"/>
    </style:style>
    <style:style style:name="T95_45" style:family="text">
      <style:text-properties fo:background-color="#ffffff" fo:color="#222222" fo:font-size="10pt" style:font-size-asian="10pt" style:font-size-complex="10pt"/>
    </style:style>
    <style:style style:name="T95_46" style:family="text">
      <style:text-properties fo:background-color="#ffffff" fo:color="#222222" fo:font-size="10pt" style:font-size-asian="10pt" style:font-size-complex="10pt"/>
    </style:style>
    <style:style style:name="T95_47" style:family="text">
      <style:text-properties fo:background-color="#ffffff" fo:color="#222222" fo:font-size="10pt" style:font-size-asian="10pt" style:font-size-complex="10pt"/>
    </style:style>
    <style:style style:name="T95_48" style:family="text">
      <style:text-properties fo:background-color="#ffffff" fo:color="#222222" fo:font-size="10pt" style:font-size-asian="10pt" style:font-size-complex="10pt"/>
    </style:style>
    <style:style style:name="T95_49" style:family="text">
      <style:text-properties fo:background-color="#ffffff" fo:color="#222222" fo:font-size="10pt" style:font-size-asian="10pt" style:font-size-complex="10pt"/>
    </style:style>
    <style:style style:name="T95_50" style:family="text">
      <style:text-properties fo:background-color="#ffffff" fo:color="#222222" fo:font-size="10pt" style:font-size-asian="10pt" style:font-size-complex="10pt"/>
    </style:style>
    <style:style style:name="T95_51" style:family="text">
      <style:text-properties fo:background-color="#ffffff" fo:color="#222222" fo:font-size="10pt" style:font-size-asian="10pt" style:font-size-complex="10pt"/>
    </style:style>
    <style:style style:name="T95_52" style:family="text">
      <style:text-properties fo:background-color="#ffffff" fo:color="#222222" fo:font-size="10pt" style:font-size-asian="10pt" style:font-size-complex="10pt"/>
    </style:style>
    <style:style style:name="T95_53" style:family="text">
      <style:text-properties fo:background-color="#ffffff" fo:color="#222222" fo:font-size="10pt" style:font-size-asian="10pt" style:font-size-complex="10pt"/>
    </style:style>
    <style:style style:name="T95_54" style:family="text">
      <style:text-properties fo:background-color="#ffffff" fo:color="#222222" fo:font-size="10pt" style:font-size-asian="10pt" style:font-size-complex="10pt"/>
    </style:style>
    <style:style style:name="T95_55" style:family="text">
      <style:text-properties fo:background-color="#ffffff" fo:color="#222222" fo:font-size="10pt" style:font-size-asian="10pt" style:font-size-complex="10pt"/>
    </style:style>
    <style:style style:name="T95_56" style:family="text">
      <style:text-properties fo:background-color="#ffffff" fo:color="#222222" fo:font-size="10pt" style:font-size-asian="10pt" style:font-size-complex="10pt"/>
    </style:style>
    <style:style style:name="T95_57" style:family="text">
      <style:text-properties fo:background-color="#ffffff" fo:color="#222222" fo:font-size="10pt" style:font-size-asian="10pt" style:font-size-complex="10pt"/>
    </style:style>
    <style:style style:name="T95_58" style:family="text">
      <style:text-properties fo:background-color="#ffffff" fo:color="#222222" fo:font-size="10pt" style:font-size-asian="10pt" style:font-size-complex="10pt"/>
    </style:style>
    <style:style style:name="T95_59" style:family="text">
      <style:text-properties fo:background-color="#ffffff" fo:color="#222222" fo:font-size="10pt" style:font-size-asian="10pt" style:font-size-complex="10pt"/>
    </style:style>
    <style:style style:name="T95_60" style:family="text">
      <style:text-properties fo:background-color="#ffffff" fo:color="#222222" fo:font-size="10pt" style:font-size-asian="10pt" style:font-size-complex="10pt"/>
    </style:style>
    <style:style style:name="T95_61" style:family="text">
      <style:text-properties fo:background-color="#ffffff" fo:color="#222222" fo:font-size="10pt" style:font-size-asian="10pt" style:font-size-complex="10pt"/>
    </style:style>
    <style:style style:name="T95_62" style:family="text">
      <style:text-properties fo:background-color="#ffffff" fo:color="#222222" fo:font-size="10pt" style:font-size-asian="10pt" style:font-size-complex="10pt"/>
    </style:style>
    <style:style style:name="T95_63" style:family="text">
      <style:text-properties fo:background-color="#ffffff" fo:color="#222222" fo:font-size="10pt" style:font-size-asian="10pt" style:font-size-complex="10pt"/>
    </style:style>
    <style:style style:name="T95_64" style:family="text">
      <style:text-properties fo:background-color="#ffffff" fo:color="#222222" fo:font-size="10pt" style:font-size-asian="10pt" style:font-size-complex="10pt"/>
    </style:style>
    <style:style style:name="T95_65" style:family="text">
      <style:text-properties fo:background-color="#ffffff" fo:color="#222222" fo:font-size="10pt" style:font-size-asian="10pt" style:font-size-complex="10pt"/>
    </style:style>
    <style:style style:name="T95_66" style:family="text">
      <style:text-properties fo:background-color="#ffffff" fo:color="#222222" fo:font-size="10pt" style:font-size-asian="10pt" style:font-size-complex="10pt"/>
    </style:style>
    <style:style style:name="T95_67" style:family="text">
      <style:text-properties fo:background-color="#ffffff" fo:color="#222222" fo:font-size="10pt" style:font-size-asian="10pt" style:font-size-complex="10pt"/>
    </style:style>
    <style:style style:name="T95_68" style:family="text">
      <style:text-properties fo:background-color="#ffffff" fo:color="#222222" fo:font-size="10pt" style:font-size-asian="10pt" style:font-size-complex="10pt"/>
    </style:style>
    <style:style style:name="T95_69" style:family="text">
      <style:text-properties fo:background-color="#ffffff" fo:color="#222222" fo:font-size="10pt" style:font-size-asian="10pt" style:font-size-complex="10pt"/>
    </style:style>
    <style:style style:name="T95_70" style:family="text">
      <style:text-properties fo:background-color="#ffffff" fo:color="#222222" fo:font-size="10pt" style:font-size-asian="10pt" style:font-size-complex="10pt"/>
    </style:style>
    <style:style style:name="T95_71" style:family="text">
      <style:text-properties fo:background-color="#ffffff" fo:color="#222222" fo:font-size="10pt" style:font-size-asian="10pt" style:font-size-complex="10pt"/>
    </style:style>
    <style:style style:name="T95_72" style:family="text">
      <style:text-properties fo:background-color="#ffffff" fo:color="#222222" fo:font-size="10pt" style:font-size-asian="10pt" style:font-size-complex="10pt"/>
    </style:style>
    <style:style style:name="T95_73" style:family="text">
      <style:text-properties fo:background-color="#ffffff" fo:color="#222222" fo:font-size="10pt" style:font-size-asian="10pt" style:font-size-complex="10pt"/>
    </style:style>
    <style:style style:name="T95_74" style:family="text">
      <style:text-properties fo:background-color="#ffffff" fo:color="#222222" fo:font-size="10pt" style:font-size-asian="10pt" style:font-size-complex="10pt"/>
    </style:style>
    <style:style style:name="T95_75" style:family="text">
      <style:text-properties fo:background-color="#ffffff" fo:color="#222222" fo:font-size="10pt" style:font-size-asian="10pt" style:font-size-complex="10pt"/>
    </style:style>
    <style:style style:name="T95_76" style:family="text">
      <style:text-properties fo:background-color="#ffffff" fo:color="#222222" fo:font-size="10pt" style:font-size-asian="10pt" style:font-size-complex="10pt"/>
    </style:style>
    <style:style style:name="T95_77" style:family="text">
      <style:text-properties fo:background-color="#ffffff" fo:color="#222222" fo:font-size="10pt" style:font-size-asian="10pt" style:font-size-complex="10pt"/>
    </style:style>
    <style:style style:name="T95_78" style:family="text">
      <style:text-properties fo:background-color="#ffffff" fo:color="#222222" fo:font-size="10pt" style:font-size-asian="10pt" style:font-size-complex="10pt"/>
    </style:style>
    <style:style style:name="T95_79" style:family="text">
      <style:text-properties fo:background-color="#ffffff" fo:color="#222222" fo:font-size="10pt" style:font-size-asian="10pt" style:font-size-complex="10pt"/>
    </style:style>
    <style:style style:name="T95_80" style:family="text">
      <style:text-properties fo:background-color="#ffffff" fo:color="#222222" fo:font-size="10pt" style:font-size-asian="10pt" style:font-size-complex="10pt"/>
    </style:style>
    <style:style style:name="T95_81" style:family="text">
      <style:text-properties fo:background-color="#ffffff" fo:color="#222222" fo:font-size="10pt" style:font-size-asian="10pt" style:font-size-complex="10pt"/>
    </style:style>
    <style:style style:name="T95_82" style:family="text">
      <style:text-properties fo:background-color="#ffffff" fo:color="#222222" fo:font-size="10pt" style:font-size-asian="10pt" style:font-size-complex="10pt"/>
    </style:style>
    <style:style style:name="T95_83" style:family="text">
      <style:text-properties fo:background-color="#ffffff" fo:color="#222222" fo:font-size="10pt" style:font-size-asian="10pt" style:font-size-complex="10pt"/>
    </style:style>
    <style:style style:name="T95_84" style:family="text">
      <style:text-properties fo:background-color="#ffffff" fo:color="#222222" fo:font-size="10pt" style:font-size-asian="10pt" style:font-size-complex="10pt"/>
    </style:style>
    <style:style style:name="T95_85" style:family="text">
      <style:text-properties fo:background-color="#ffffff" fo:color="#222222" fo:font-size="10pt" style:font-size-asian="10pt" style:font-size-complex="10pt"/>
    </style:style>
    <style:style style:name="T95_86" style:family="text">
      <style:text-properties fo:background-color="#ffffff" fo:color="#222222" fo:font-size="10pt" style:font-size-asian="10pt" style:font-size-complex="10pt"/>
    </style:style>
    <style:style style:name="T95_87" style:family="text">
      <style:text-properties fo:background-color="#ffffff" fo:color="#222222" fo:font-size="10pt" style:font-size-asian="10pt" style:font-size-complex="10pt"/>
    </style:style>
    <style:style style:name="T95_88" style:family="text">
      <style:text-properties fo:background-color="#ffffff" fo:color="#222222" fo:font-size="10pt" style:font-size-asian="10pt" style:font-size-complex="10pt"/>
    </style:style>
    <style:style style:name="T95_89" style:family="text">
      <style:text-properties fo:background-color="#ffffff" fo:color="#222222" fo:font-size="10pt" style:font-size-asian="10pt" style:font-size-complex="10pt"/>
    </style:style>
  </office:automatic-styles>
  <office:body>
    <office:text>
      <text:h text:style-name="P1" text:outline-level="10"><text:bookmark-start text:name="h.q56kredj2dec"/><text:bookmark-end text:name="h.q56kredj2dec"/><text:span text:style-name="T1_1">Give</text:span><text:span text:style-name="T1_2"><text:s/></text:span><text:span text:style-name="T1_3">your</text:span><text:span text:style-name="T1_4"><text:s/></text:span><text:span text:style-name="T1_5">Raspberry</text:span><text:span text:style-name="T1_6"><text:s/></text:span><text:span text:style-name="T1_7">Pi</text:span><text:span text:style-name="T1_8"><text:s/></text:span><text:span text:style-name="T1_9">Robot</text:span><text:span text:style-name="T1_10"><text:s/></text:span><text:span text:style-name="T1_11">Powers</text:span><text:span text:style-name="T1_12">!<text:s/></text:span><text:span text:style-name="T1_13">Part</text:span><text:span text:style-name="T1_14"><text:s/>2<text:s/></text:span></text:h>
      <text:p text:style-name="P2"/>
      <text:p text:style-name="P3"/>
      <text:p text:style-name="P4"><text:span text:style-name="T4_1">In</text:span><text:span text:style-name="T4_2"><text:s/></text:span><text:span text:style-name="T4_3">part</text:span><text:span text:style-name="T4_4"><text:s/>1<text:s/></text:span><text:span text:style-name="T4_5">of</text:span><text:span text:style-name="T4_6"><text:s/></text:span><text:span text:style-name="T4_7">this</text:span><text:span text:style-name="T4_8"><text:s/></text:span><text:span text:style-name="T4_9">article</text:span><text:span text:style-name="T4_10"><text:s/></text:span><text:span text:style-name="T4_11">in</text:span><text:span text:style-name="T4_12"><text:s/></text:span><text:span text:style-name="T4_13">issues</text:span><text:span text:style-name="T4_14"><text:s/>25<text:s/></text:span><text:span text:style-name="T4_15">we</text:span><text:span text:style-name="T4_16"><text:s/></text:span><text:span text:style-name="T4_17">covered</text:span><text:span text:style-name="T4_18"><text:s/></text:span><text:span text:style-name="T4_19">some</text:span><text:span text:style-name="T4_20"><text:s/></text:span><text:span text:style-name="T4_21">robotics</text:span><text:span text:style-name="T4_22"><text:s/></text:span><text:span text:style-name="T4_23">fundamentals</text:span><text:span text:style-name="T4_24"><text:s/></text:span><text:span text:style-name="T4_25">as</text:span><text:span text:style-name="T4_26"><text:s/></text:span><text:span text:style-name="T4_27">well</text:span><text:span text:style-name="T4_28"><text:s/></text:span><text:span text:style-name="T4_29">as</text:span><text:span text:style-name="T4_30"><text:s/></text:span><text:span text:style-name="T4_31">showing</text:span><text:span text:style-name="T4_32"><text:s/></text:span><text:span text:style-name="T4_33">practically</text:span><text:span text:style-name="T4_34"><text:s/></text:span><text:span text:style-name="T4_35">how</text:span><text:span text:style-name="T4_36"><text:s/></text:span><text:span text:style-name="T4_37">you</text:span><text:span text:style-name="T4_38"><text:s/></text:span><text:span text:style-name="T4_39">can</text:span><text:span text:style-name="T4_40"><text:s/></text:span><text:span text:style-name="T4_41">build</text:span><text:span text:style-name="T4_42"><text:s/></text:span><text:span text:style-name="T4_43">a</text:span><text:span text:style-name="T4_44"><text:s/></text:span><text:span text:style-name="T4_45">fun</text:span><text:span text:style-name="T4_46"><text:s/></text:span><text:span text:style-name="T4_47">little</text:span><text:span text:style-name="T4_48"><text:s/></text:span><text:span text:style-name="T4_49">robot</text:span><text:span text:style-name="T4_50"><text:s/></text:span><text:span text:style-name="T4_51">with</text:span><text:span text:style-name="T4_52"><text:s/></text:span><text:span text:style-name="T4_53">your</text:span><text:span text:style-name="T4_54"><text:s/></text:span><text:span text:style-name="T4_55">raspberry</text:span><text:span text:style-name="T4_56"><text:s/></text:span><text:span text:style-name="T4_57">pi</text:span><text:span text:style-name="T4_58">.<text:s text:c="2"/></text:span><text:span text:style-name="T4_59">I</text:span><text:span text:style-name="T4_60"><text:s/></text:span><text:span text:style-name="T4_61">this</text:span><text:span text:style-name="T4_62"><text:s/></text:span><text:span text:style-name="T4_63">second</text:span><text:span text:style-name="T4_64"><text:s/></text:span><text:span text:style-name="T4_65">part</text:span><text:span text:style-name="T4_66"><text:s/></text:span><text:span text:style-name="T4_67">I</text:span><text:span text:style-name="T4_68"><text:s/></text:span><text:span text:style-name="T4_69">wanted</text:span><text:span text:style-name="T4_70"><text:s/></text:span><text:span text:style-name="T4_71">to</text:span><text:span text:style-name="T4_72"><text:s/></text:span><text:span text:style-name="T4_73">intrduce</text:span><text:span text:style-name="T4_74"><text:s/></text:span><text:span text:style-name="T4_75">so</text:span><text:span text:style-name="T4_76"><text:s/></text:span><text:span text:style-name="T4_77">more</text:span><text:span text:style-name="T4_78"><text:s/></text:span><text:span text:style-name="T4_79">advanced</text:span><text:span text:style-name="T4_80"><text:s/></text:span><text:span text:style-name="T4_81">robot</text:span><text:span text:style-name="T4_82"><text:s/></text:span><text:span text:style-name="T4_83">capabilities</text:span><text:span text:style-name="T4_84"><text:s/></text:span><text:span text:style-name="T4_85">that</text:span><text:span text:style-name="T4_86"><text:s/></text:span><text:span text:style-name="T4_87">the</text:span><text:span text:style-name="T4_88"><text:s/></text:span><text:span text:style-name="T4_89">raspberry</text:span><text:span text:style-name="T4_90"><text:s/></text:span><text:span text:style-name="T4_91">pi</text:span><text:span text:style-name="T4_92"><text:s/></text:span><text:span text:style-name="T4_93">has</text:span><text:span text:style-name="T4_94"><text:s/></text:span><text:span text:style-name="T4_95">innately</text:span><text:span text:style-name="T4_96"><text:s/></text:span><text:span text:style-name="T4_97">and</text:span><text:span text:style-name="T4_98"><text:s/></text:span><text:span text:style-name="T4_99">how</text:span><text:span text:style-name="T4_100"><text:s/></text:span><text:span text:style-name="T4_101">this</text:span><text:span text:style-name="T4_102"><text:s/></text:span><text:span text:style-name="T4_103">can</text:span><text:span text:style-name="T4_104"><text:s/></text:span><text:span text:style-name="T4_105">be</text:span><text:span text:style-name="T4_106"><text:s/></text:span><text:span text:style-name="T4_107">used</text:span><text:span text:style-name="T4_108"><text:s/></text:span><text:span text:style-name="T4_109">to</text:span><text:span text:style-name="T4_110"><text:s/></text:span><text:span text:style-name="T4_111">develop</text:span><text:span text:style-name="T4_112"><text:s/></text:span><text:span text:style-name="T4_113">more</text:span><text:span text:style-name="T4_114"><text:s/></text:span><text:span text:style-name="T4_115">sophisticated</text:span><text:span text:style-name="T4_116"><text:s/></text:span><text:span text:style-name="T4_117">robots</text:span><text:span text:style-name="T4_118">.</text:span></text:p>
      <text:p text:style-name="P5"/>
      <text:p text:style-name="P6"><text:span text:style-name="T6_1">Robotics</text:span><text:span text:style-name="T6_2"><text:s/></text:span><text:span text:style-name="T6_3">is</text:span><text:span text:style-name="T6_4"><text:s/></text:span><text:span text:style-name="T6_5">about</text:span><text:span text:style-name="T6_6"><text:s/></text:span><text:span text:style-name="T6_7">making</text:span><text:span text:style-name="T6_8"><text:s/></text:span><text:span text:style-name="T6_9">computing</text:span><text:span text:style-name="T6_10"><text:s/></text:span><text:span text:style-name="T6_11">real</text:span><text:span text:style-name="T6_12">-</text:span><text:span text:style-name="T6_13">world</text:span><text:span text:style-name="T6_14"><text:s/></text:span><text:span text:style-name="T6_15">and</text:span><text:span text:style-name="T6_16"><text:s/></text:span><text:span text:style-name="T6_17">a</text:span><text:span text:style-name="T6_18"><text:s/></text:span><text:span text:style-name="T6_19">powerfull</text:span><text:span text:style-name="T6_20"><text:s/></text:span><text:span text:style-name="T6_21">way</text:span><text:span text:style-name="T6_22"><text:s/></text:span><text:span text:style-name="T6_23">of</text:span><text:span text:style-name="T6_24"><text:s/></text:span><text:span text:style-name="T6_25">doing</text:span><text:span text:style-name="T6_26"><text:s/></text:span><text:span text:style-name="T6_27">that</text:span><text:span text:style-name="T6_28"><text:s/></text:span><text:span text:style-name="T6_29">is</text:span><text:span text:style-name="T6_30"><text:s/></text:span><text:span text:style-name="T6_31">through</text:span><text:span text:style-name="T6_32"><text:s/></text:span><text:span text:style-name="T6_33">sound</text:span><text:span text:style-name="T6_34">.<text:s text:c="2"/></text:span><text:span text:style-name="T6_35">With</text:span><text:span text:style-name="T6_36"><text:s/></text:span><text:span text:style-name="T6_37">a</text:span><text:span text:style-name="T6_38"><text:s/></text:span><text:span text:style-name="T6_39">low</text:span><text:span text:style-name="T6_40"><text:s/></text:span><text:span text:style-name="T6_41">cost</text:span><text:span text:style-name="T6_42"><text:s/></text:span><text:span text:style-name="T6_43">microphone</text:span><text:span text:style-name="T6_44"><text:s/></text:span><text:span text:style-name="T6_45">and</text:span><text:span text:style-name="T6_46"><text:s/></text:span><text:span text:style-name="T6_47">speaker</text:span><text:span text:style-name="T6_48"><text:s/></text:span><text:span text:style-name="T6_49">a</text:span><text:span text:style-name="T6_50"><text:s/></text:span><text:span text:style-name="T6_51">world</text:span><text:span text:style-name="T6_52"><text:s/></text:span><text:span text:style-name="T6_53">of</text:span><text:span text:style-name="T6_54"><text:s/></text:span><text:span text:style-name="T6_55">possibilities</text:span><text:span text:style-name="T6_56"><text:s/></text:span><text:span text:style-name="T6_57">opens</text:span><text:span text:style-name="T6_58"><text:s/></text:span><text:span text:style-name="T6_59">up</text:span><text:span text:style-name="T6_60">.<text:s text:c="2"/></text:span><text:span text:style-name="T6_61">In</text:span><text:span text:style-name="T6_62"><text:s/></text:span><text:span text:style-name="T6_63">my</text:span><text:span text:style-name="T6_64"><text:s/></text:span><text:span text:style-name="T6_65">pibot</text:span><text:span text:style-name="T6_66"><text:s/></text:span><text:span text:style-name="T6_67">for</text:span><text:span text:style-name="T6_68"><text:s/></text:span><text:span text:style-name="T6_69">instance</text:span><text:span text:style-name="T6_70">,<text:s/></text:span><text:span text:style-name="T6_71">adding</text:span><text:span text:style-name="T6_72"><text:s/></text:span><text:span text:style-name="T6_73">a</text:span><text:span text:style-name="T6_74"><text:s/></text:span><text:span text:style-name="T6_75">speaker</text:span><text:span text:style-name="T6_76"><text:s/></text:span><text:span text:style-name="T6_77">gives</text:span><text:span text:style-name="T6_78"><text:s/></text:span><text:span text:style-name="T6_79">the</text:span><text:span text:style-name="T6_80"><text:s/></text:span><text:span text:style-name="T6_81">rbot</text:span><text:span text:style-name="T6_82"><text:s/></text:span><text:span text:style-name="T6_83">the</text:span><text:span text:style-name="T6_84"><text:s/></text:span><text:span text:style-name="T6_85">power</text:span><text:span text:style-name="T6_86"><text:s/></text:span><text:span text:style-name="T6_87">to</text:span><text:span text:style-name="T6_88"><text:s/></text:span><text:span text:style-name="T6_89">talk</text:span><text:span text:style-name="T6_90">,<text:s/></text:span><text:span text:style-name="T6_91">make</text:span><text:span text:style-name="T6_92"><text:s/></text:span><text:span text:style-name="T6_93">interesting</text:span><text:span text:style-name="T6_94"><text:s/></text:span><text:span text:style-name="T6_95">sounds</text:span><text:span text:style-name="T6_96">,<text:s/></text:span><text:span text:style-name="T6_97">and</text:span><text:span text:style-name="T6_98"><text:s/></text:span><text:span text:style-name="T6_99">also</text:span><text:span text:style-name="T6_100"><text:s/></text:span><text:span text:style-name="T6_101">play</text:span><text:span text:style-name="T6_102"><text:s/></text:span><text:span text:style-name="T6_103">music</text:span><text:span text:style-name="T6_104">,<text:s/></text:span><text:span text:style-name="T6_105">whilst</text:span><text:span text:style-name="T6_106"><text:s/></text:span><text:span text:style-name="T6_107">adding</text:span><text:span text:style-name="T6_108"><text:s/></text:span><text:span text:style-name="T6_109">a</text:span><text:span text:style-name="T6_110"><text:s/></text:span><text:span text:style-name="T6_111">microphone</text:span><text:span text:style-name="T6_112"><text:s/></text:span><text:span text:style-name="T6_113">adds</text:span><text:span text:style-name="T6_114"><text:s/></text:span><text:span text:style-name="T6_115">the</text:span><text:span text:style-name="T6_116"><text:s/></text:span><text:span text:style-name="T6_117">ability</text:span><text:span text:style-name="T6_118"><text:s/></text:span><text:span text:style-name="T6_119">of</text:span><text:span text:style-name="T6_120"><text:s/></text:span><text:span text:style-name="T6_121">voice</text:span><text:span text:style-name="T6_122"><text:s/></text:span><text:span text:style-name="T6_123">recognition</text:span><text:span text:style-name="T6_124">.<text:s/></text:span><text:span text:style-name="T6_125">Some</text:span><text:span text:style-name="T6_126"><text:s/></text:span><text:span text:style-name="T6_127">of</text:span><text:span text:style-name="T6_128"><text:s/></text:span><text:span text:style-name="T6_129">hte</text:span><text:span text:style-name="T6_130"><text:s/></text:span><text:span text:style-name="T6_131">most</text:span><text:span text:style-name="T6_132"><text:s/></text:span><text:span text:style-name="T6_133">well</text:span><text:span text:style-name="T6_134"><text:s/></text:span><text:span text:style-name="T6_135">behaved</text:span><text:span text:style-name="T6_136"><text:s/></text:span><text:span text:style-name="T6_137">robots</text:span><text:span text:style-name="T6_138"><text:s/></text:span><text:span text:style-name="T6_139">use</text:span><text:span text:style-name="T6_140"><text:s/></text:span><text:span text:style-name="T6_141">voice</text:span><text:span text:style-name="T6_142"><text:s/></text:span><text:span text:style-name="T6_143">recognition</text:span><text:span text:style-name="T6_144"><text:s/></text:span><text:span text:style-name="T6_145">and</text:span><text:span text:style-name="T6_146"><text:s/></text:span><text:span text:style-name="T6_147">I</text:span><text:span text:style-name="T6_148">’</text:span><text:span text:style-name="T6_149">ll</text:span><text:span text:style-name="T6_150"><text:s/></text:span><text:span text:style-name="T6_151">show</text:span><text:span text:style-name="T6_152"><text:s/></text:span><text:span text:style-name="T6_153">how</text:span><text:span text:style-name="T6_154"><text:s/></text:span><text:span text:style-name="T6_155">this</text:span><text:span text:style-name="T6_156"><text:s/></text:span><text:span text:style-name="T6_157">can</text:span><text:span text:style-name="T6_158"><text:s/></text:span><text:span text:style-name="T6_159">be</text:span><text:span text:style-name="T6_160"><text:s/></text:span><text:span text:style-name="T6_161">dones</text:span><text:span text:style-name="T6_162"><text:s/></text:span><text:span text:style-name="T6_163">with</text:span><text:span text:style-name="T6_164"><text:s/></text:span><text:span text:style-name="T6_165">the</text:span><text:span text:style-name="T6_166"><text:s/></text:span><text:span text:style-name="T6_167">Raspberry</text:span><text:span text:style-name="T6_168"><text:s/></text:span><text:span text:style-name="T6_169">Pi</text:span><text:span text:style-name="T6_170">.<text:s text:c="2"/></text:span><text:span text:style-name="T6_171">First</text:span><text:span text:style-name="T6_172"><text:s/></text:span><text:span text:style-name="T6_173">though</text:span><text:span text:style-name="T6_174"><text:s/></text:span><text:span text:style-name="T6_175">lets</text:span><text:span text:style-name="T6_176"><text:s/></text:span><text:span text:style-name="T6_177">consider</text:span><text:span text:style-name="T6_178"><text:s/></text:span><text:span text:style-name="T6_179">making</text:span><text:span text:style-name="T6_180"><text:s/></text:span><text:span text:style-name="T6_181">the</text:span><text:span text:style-name="T6_182"><text:s/></text:span><text:span text:style-name="T6_183">robot</text:span><text:span text:style-name="T6_184"><text:s/></text:span><text:span text:style-name="T6_185">talk</text:span><text:span text:style-name="T6_186"><text:s/></text:span><text:span text:style-name="T6_187">using</text:span><text:span text:style-name="T6_188"><text:s/></text:span><text:span text:style-name="T6_189">text</text:span><text:span text:style-name="T6_190">-</text:span><text:span text:style-name="T6_191">to</text:span><text:span text:style-name="T6_192">-</text:span><text:span text:style-name="T6_193">speech</text:span><text:span text:style-name="T6_194">.</text:span></text:p>
      <text:p text:style-name="P7"/>
      <text:p text:style-name="P8"><text:span text:style-name="T8_1">Picture</text:span><text:span text:style-name="T8_2"><text:s/></text:span><text:span text:style-name="T8_3">of</text:span><text:span text:style-name="T8_4"><text:s/></text:span><text:span text:style-name="T8_5">the</text:span><text:span text:style-name="T8_6"><text:s/></text:span><text:span text:style-name="T8_7">PiBot</text:span><text:span text:style-name="T8_8"><text:s/></text:span><text:span text:style-name="T8_9">and</text:span><text:span text:style-name="T8_10"><text:s/></text:span><text:span text:style-name="T8_11">picture</text:span><text:span text:style-name="T8_12"><text:s/></text:span><text:span text:style-name="T8_13">of</text:span><text:span text:style-name="T8_14"><text:s/></text:span><text:span text:style-name="T8_15">attaching</text:span><text:span text:style-name="T8_16"><text:s/></text:span><text:span text:style-name="T8_17">a</text:span><text:span text:style-name="T8_18"><text:s/></text:span><text:span text:style-name="T8_19">simple</text:span><text:span text:style-name="T8_20"><text:s/></text:span><text:span text:style-name="T8_21">speaker</text:span><text:span text:style-name="T8_22"><text:s/></text:span><text:span text:style-name="T8_23">and</text:span><text:span text:style-name="T8_24"><text:s/></text:span><text:span text:style-name="T8_25">microphone</text:span><text:span text:style-name="T8_26"><text:s/></text:span><text:span text:style-name="T8_27">to</text:span><text:span text:style-name="T8_28"><text:s/></text:span><text:span text:style-name="T8_29">the</text:span><text:span text:style-name="T8_30"><text:s/></text:span><text:span text:style-name="T8_31">Raspberry</text:span><text:span text:style-name="T8_32"><text:s/></text:span><text:span text:style-name="T8_33">Pi</text:span><text:span text:style-name="T8_34">.</text:span></text:p>
      <text:h text:style-name="P9" text:outline-level="10"><text:bookmark-start text:name="h.crj2k9no8vd0"/><text:bookmark-end text:name="h.crj2k9no8vd0"/><text:span text:style-name="T9_1">Power</text:span><text:span text:style-name="T9_2"><text:s/></text:span><text:span text:style-name="T9_3">of</text:span><text:span text:style-name="T9_4"><text:s/></text:span><text:span text:style-name="T9_5">Speech</text:span></text:h>
      <text:p text:style-name="P10"/>
      <text:p text:style-name="P11"><text:span text:style-name="T11_1">The</text:span><text:span text:style-name="T11_2"><text:s/></text:span><text:span text:style-name="T11_3">best</text:span><text:span text:style-name="T11_4"><text:s/></text:span><text:span text:style-name="T11_5">Text</text:span><text:span text:style-name="T11_6">-</text:span><text:span text:style-name="T11_7">To</text:span><text:span text:style-name="T11_8">-</text:span><text:span text:style-name="T11_9">Speech</text:span><text:span text:style-name="T11_10"><text:s/>(</text:span><text:span text:style-name="T11_11">or</text:span><text:span text:style-name="T11_12"><text:s/></text:span><text:span text:style-name="T11_13">TTS</text:span><text:span text:style-name="T11_14">)<text:s/></text:span><text:span text:style-name="T11_15">solution</text:span><text:span text:style-name="T11_16"><text:s/></text:span><text:span text:style-name="T11_17">I</text:span><text:span text:style-name="T11_18">’</text:span><text:span text:style-name="T11_19">ve</text:span><text:span text:style-name="T11_20"><text:s/></text:span><text:span text:style-name="T11_21">found</text:span><text:span text:style-name="T11_22"><text:s/></text:span><text:span text:style-name="T11_23">for</text:span><text:span text:style-name="T11_24"><text:s/></text:span><text:span text:style-name="T11_25">the</text:span><text:span text:style-name="T11_26"><text:s/></text:span><text:span text:style-name="T11_27">Raspberry</text:span><text:span text:style-name="T11_28"><text:s/></text:span><text:span text:style-name="T11_29">Pi</text:span><text:span text:style-name="T11_30"><text:s/></text:span><text:span text:style-name="T11_31">is</text:span><text:span text:style-name="T11_32"><text:s/></text:span><text:span text:style-name="T11_33">eSpeak</text:span><text:span text:style-name="T11_34">..</text:span><text:span text:style-name="T11_35">It</text:span><text:span text:style-name="T11_36"><text:s/></text:span><text:span text:style-name="T11_37">has</text:span><text:span text:style-name="T11_38"><text:s/></text:span><text:span text:style-name="T11_39">has</text:span><text:span text:style-name="T11_40"><text:s/></text:span><text:span text:style-name="T11_41">a</text:span><text:span text:style-name="T11_42"><text:s/></text:span><text:span text:style-name="T11_43">good</text:span><text:span text:style-name="T11_44"><text:s/></text:span><text:span text:style-name="T11_45">range</text:span><text:span text:style-name="T11_46"><text:s/></text:span><text:span text:style-name="T11_47">of</text:span><text:span text:style-name="T11_48"><text:s/></text:span><text:span text:style-name="T11_49">voices</text:span><text:span text:style-name="T11_50"><text:s/></text:span><text:span text:style-name="T11_51">and</text:span><text:span text:style-name="T11_52"><text:s/></text:span><text:span text:style-name="T11_53">is</text:span><text:span text:style-name="T11_54"><text:s/></text:span><text:span text:style-name="T11_55">not</text:span><text:span text:style-name="T11_56"><text:s/></text:span><text:span text:style-name="T11_57">too</text:span><text:span text:style-name="T11_58"><text:s/></text:span><text:span text:style-name="T11_59">resoruce</text:span><text:span text:style-name="T11_60"><text:s/></text:span><text:span text:style-name="T11_61">intensive</text:span><text:span text:style-name="T11_62"><text:s/>(</text:span><text:span text:style-name="T11_63">meaning</text:span><text:span text:style-name="T11_64"><text:s/></text:span><text:span text:style-name="T11_65">it</text:span><text:span text:style-name="T11_66"><text:s/></text:span><text:span text:style-name="T11_67">leaves</text:span><text:span text:style-name="T11_68"><text:s/></text:span><text:span text:style-name="T11_69">processing</text:span><text:span text:style-name="T11_70"><text:s/></text:span><text:span text:style-name="T11_71">power</text:span><text:span text:style-name="T11_72"><text:s/></text:span><text:span text:style-name="T11_73">for</text:span><text:span text:style-name="T11_74"><text:s/></text:span><text:span text:style-name="T11_75">other</text:span><text:span text:style-name="T11_76"><text:s/></text:span><text:span text:style-name="T11_77">things</text:span><text:span text:style-name="T11_78"><text:s/></text:span><text:span text:style-name="T11_79">too</text:span><text:span text:style-name="T11_80">!).<text:s/></text:span><text:span text:style-name="T11_81">As</text:span><text:span text:style-name="T11_82"><text:s/></text:span><text:span text:style-name="T11_83">well</text:span><text:span text:style-name="T11_84"><text:s/></text:span><text:span text:style-name="T11_85">as</text:span><text:span text:style-name="T11_86"><text:s/></text:span><text:span text:style-name="T11_87">being</text:span><text:span text:style-name="T11_88"><text:s/></text:span><text:span text:style-name="T11_89">lightweight</text:span><text:span text:style-name="T11_90"><text:s/></text:span><text:span text:style-name="T11_91">eSpeak</text:span><text:span text:style-name="T11_92"><text:s/></text:span><text:span text:style-name="T11_93">provides</text:span><text:span text:style-name="T11_94"><text:s/></text:span><text:span text:style-name="T11_95">a</text:span><text:span text:style-name="T11_96"><text:s/></text:span><text:span text:style-name="T11_97">simple</text:span><text:span text:style-name="T11_98"><text:s/></text:span><text:span text:style-name="T11_99">and</text:span><text:span text:style-name="T11_100"><text:s/></text:span><text:span text:style-name="T11_101">straightforward</text:span><text:span text:style-name="T11_102"><text:s/></text:span><text:span text:style-name="T11_103">command</text:span><text:span text:style-name="T11_104"><text:s/></text:span><text:span text:style-name="T11_105">line</text:span><text:span text:style-name="T11_106"><text:s/></text:span><text:span text:style-name="T11_107">interface</text:span><text:span text:style-name="T11_108"><text:s/></text:span><text:span text:style-name="T11_109">that</text:span><text:span text:style-name="T11_110"><text:s/></text:span><text:span text:style-name="T11_111">can</text:span><text:span text:style-name="T11_112"><text:s/></text:span><text:span text:style-name="T11_113">be</text:span><text:span text:style-name="T11_114"><text:s/></text:span><text:span text:style-name="T11_115">easily</text:span><text:span text:style-name="T11_116"><text:s/></text:span><text:span text:style-name="T11_117">integrated</text:span><text:span text:style-name="T11_118"><text:s/></text:span><text:span text:style-name="T11_119">into</text:span><text:span text:style-name="T11_120"><text:s/></text:span><text:span text:style-name="T11_121">Python</text:span><text:span text:style-name="T11_122"><text:s/></text:span><text:span text:style-name="T11_123">as</text:span><text:span text:style-name="T11_124"><text:s/></text:span><text:span text:style-name="T11_125">well</text:span><text:span text:style-name="T11_126"><text:s/></text:span><text:span text:style-name="T11_127">as</text:span><text:span text:style-name="T11_128"><text:s/></text:span><text:span text:style-name="T11_129">other</text:span><text:span text:style-name="T11_130"><text:s/></text:span><text:span text:style-name="T11_131">languages</text:span><text:span text:style-name="T11_132">.<text:s/></text:span><text:span text:style-name="T11_133">It</text:span><text:span text:style-name="T11_134"><text:s/></text:span><text:span text:style-name="T11_135">even</text:span><text:span text:style-name="T11_136"><text:s/></text:span><text:span text:style-name="T11_137">allows</text:span><text:span text:style-name="T11_138"><text:s/></text:span><text:span text:style-name="T11_139">us</text:span><text:span text:style-name="T11_140"><text:s/></text:span><text:span text:style-name="T11_141">to</text:span><text:span text:style-name="T11_142"><text:s/></text:span><text:span text:style-name="T11_143">record</text:span><text:span text:style-name="T11_144"><text:s/></text:span><text:span text:style-name="T11_145">straight</text:span><text:span text:style-name="T11_146"><text:s/></text:span><text:span text:style-name="T11_147">to</text:span><text:span text:style-name="T11_148"><text:s/></text:span><text:span text:style-name="T11_149">a</text:span><text:span text:style-name="T11_150"><text:s/></text:span><text:span text:style-name="T11_151">WAV</text:span><text:span text:style-name="T11_152"><text:s/></text:span><text:span text:style-name="T11_153">sound</text:span><text:span text:style-name="T11_154"><text:s/></text:span><text:span text:style-name="T11_155">file</text:span><text:span text:style-name="T11_156"><text:s/></text:span><text:span text:style-name="T11_157">with</text:span><text:span text:style-name="T11_158"><text:s/></text:span><text:span text:style-name="T11_159">a</text:span><text:span text:style-name="T11_160"><text:s/></text:span><text:span text:style-name="T11_161">simple</text:span><text:span text:style-name="T11_162"><text:s/></text:span><text:span text:style-name="T11_163">option</text:span><text:span text:style-name="T11_164"><text:s/></text:span><text:span text:style-name="T11_165">in</text:span><text:span text:style-name="T11_166"><text:s/></text:span><text:span text:style-name="T11_167">the</text:span><text:span text:style-name="T11_168"><text:s/></text:span><text:span text:style-name="T11_169">command</text:span><text:span text:style-name="T11_170"><text:s/></text:span><text:span text:style-name="T11_171">linel</text:span><text:span text:style-name="T11_172"><text:s text:c="2"/></text:span><text:span text:style-name="T11_173">Best</text:span><text:span text:style-name="T11_174"><text:s/></text:span><text:span text:style-name="T11_175">of</text:span><text:span text:style-name="T11_176"><text:s/></text:span><text:span text:style-name="T11_177">all</text:span><text:span text:style-name="T11_178"><text:s/></text:span><text:span text:style-name="T11_179">it</text:span><text:span text:style-name="T11_180"><text:s/></text:span><text:span text:style-name="T11_181">has</text:span><text:span text:style-name="T11_182"><text:s/></text:span><text:span text:style-name="T11_183">a</text:span><text:span text:style-name="T11_184"><text:s/></text:span><text:span text:style-name="T11_185">Stephen</text:span><text:span text:style-name="T11_186"><text:s/></text:span><text:span text:style-name="T11_187">Hawking</text:span><text:span text:style-name="T11_188">-</text:span><text:span text:style-name="T11_189">like</text:span><text:span text:style-name="T11_190"><text:s/></text:span><text:span text:style-name="T11_191">style</text:span><text:span text:style-name="T11_192"><text:s/></text:span><text:span text:style-name="T11_193">that</text:span><text:span text:style-name="T11_194"><text:s/></text:span><text:span text:style-name="T11_195">gave</text:span><text:span text:style-name="T11_196"><text:s/></text:span><text:span text:style-name="T11_197">it</text:span><text:span text:style-name="T11_198"><text:s/></text:span><text:span text:style-name="T11_199">a</text:span><text:span text:style-name="T11_200"><text:s/></text:span><text:span text:style-name="T11_201">fitting</text:span><text:span text:style-name="T11_202"><text:s/></text:span><text:span text:style-name="T11_203">dose</text:span><text:span text:style-name="T11_204"><text:s/></text:span><text:span text:style-name="T11_205">of</text:span><text:span text:style-name="T11_206"><text:s/></text:span><text:span text:style-name="T11_207">panache</text:span><text:span text:style-name="T11_208">.<text:s/></text:span><text:span text:style-name="T11_209">It</text:span><text:span text:style-name="T11_210"><text:s/></text:span><text:span text:style-name="T11_211">also</text:span><text:span text:style-name="T11_212"><text:s/></text:span><text:span text:style-name="T11_213">good</text:span><text:span text:style-name="T11_214"><text:s/></text:span><text:span text:style-name="T11_215">fun</text:span><text:span text:style-name="T11_216"><text:s/></text:span><text:span text:style-name="T11_217">finding</text:span><text:span text:style-name="T11_218"><text:s/></text:span><text:span text:style-name="T11_219">out</text:span><text:span text:style-name="T11_220"><text:s/></text:span><text:span text:style-name="T11_221">what</text:span><text:span text:style-name="T11_222"><text:s/></text:span><text:span text:style-name="T11_223">it</text:span><text:span text:style-name="T11_224"><text:s/></text:span><text:span text:style-name="T11_225">mispronounces</text:span><text:span text:style-name="T11_226">!</text:span></text:p>
      <text:p text:style-name="P12"/>
      <text:p text:style-name="P13"><text:span text:style-name="T13_1">The</text:span><text:span text:style-name="T13_2"><text:s/></text:span><text:span text:style-name="T13_3">best</text:span><text:span text:style-name="T13_4"><text:s/></text:span><text:span text:style-name="T13_5">thing</text:span><text:span text:style-name="T13_6"><text:s/></text:span><text:span text:style-name="T13_7">to</text:span><text:span text:style-name="T13_8"><text:s/></text:span><text:span text:style-name="T13_9">do</text:span><text:span text:style-name="T13_10"><text:s/></text:span><text:span text:style-name="T13_11">is</text:span><text:span text:style-name="T13_12"><text:s/></text:span><text:span text:style-name="T13_13">to</text:span><text:span text:style-name="T13_14"><text:s/></text:span><text:span text:style-name="T13_15">just</text:span><text:span text:style-name="T13_16"><text:s/></text:span><text:span text:style-name="T13_17">try</text:span><text:span text:style-name="T13_18"><text:s/></text:span><text:span text:style-name="T13_19">installing</text:span><text:span text:style-name="T13_20"><text:s/></text:span><text:span text:style-name="T13_21">espeak</text:span><text:span text:style-name="T13_22"><text:s/></text:span><text:span text:style-name="T13_23">and</text:span><text:span text:style-name="T13_24"><text:s/></text:span><text:span text:style-name="T13_25">see</text:span><text:span text:style-name="T13_26"><text:s/></text:span><text:span text:style-name="T13_27">if</text:span><text:span text:style-name="T13_28"><text:s/></text:span><text:span text:style-name="T13_29">it</text:span><text:span text:style-name="T13_30"><text:s/></text:span><text:span text:style-name="T13_31">works</text:span><text:span text:style-name="T13_32"><text:s/>"</text:span><text:span text:style-name="T13_33">out</text:span><text:span text:style-name="T13_34"><text:s/></text:span><text:span text:style-name="T13_35">of</text:span><text:span text:style-name="T13_36"><text:s/></text:span><text:span text:style-name="T13_37">the</text:span><text:span text:style-name="T13_38"><text:s/></text:span><text:span text:style-name="T13_39">box</text:span><text:span text:style-name="T13_40">".<text:s/></text:span><text:span text:style-name="T13_41">Don</text:span><text:span text:style-name="T13_42">'</text:span><text:span text:style-name="T13_43">t</text:span><text:span text:style-name="T13_44"><text:s/></text:span><text:span text:style-name="T13_45">forget</text:span><text:span text:style-name="T13_46"><text:s/></text:span><text:span text:style-name="T13_47">to</text:span><text:span text:style-name="T13_48"><text:s/></text:span><text:span text:style-name="T13_49">have</text:span><text:span text:style-name="T13_50"><text:s/></text:span><text:span text:style-name="T13_51">an</text:span><text:span text:style-name="T13_52"><text:s/></text:span><text:span text:style-name="T13_53">amplified</text:span><text:span text:style-name="T13_54"><text:s/></text:span><text:span text:style-name="T13_55">speaker</text:span><text:span text:style-name="T13_56"><text:s/></text:span><text:span text:style-name="T13_57">or</text:span><text:span text:style-name="T13_58"><text:s/></text:span><text:span text:style-name="T13_59">headphones</text:span><text:span text:style-name="T13_60"><text:s/></text:span><text:span text:style-name="T13_61">plugged</text:span><text:span text:style-name="T13_62"><text:s/></text:span><text:span text:style-name="T13_63">in</text:span><text:span text:style-name="T13_64"><text:s/></text:span><text:span text:style-name="T13_65">to</text:span><text:span text:style-name="T13_66"><text:s/></text:span><text:span text:style-name="T13_67">your</text:span><text:span text:style-name="T13_68"><text:s/></text:span><text:span text:style-name="T13_69">Raspberry</text:span><text:span text:style-name="T13_70"><text:s/></text:span><text:span text:style-name="T13_71">Pi</text:span><text:span text:style-name="T13_72"><text:s/></text:span><text:span text:style-name="T13_73">and</text:span><text:span text:style-name="T13_74"><text:s/></text:span><text:span text:style-name="T13_75">switched</text:span><text:span text:style-name="T13_76"><text:s/></text:span><text:span text:style-name="T13_77">on</text:span><text:span text:style-name="T13_78"><text:s/>.<text:s text:c="2"/></text:span><text:span text:style-name="T13_79">For</text:span><text:span text:style-name="T13_80"><text:s/></text:span><text:span text:style-name="T13_81">help</text:span><text:span text:style-name="T13_82"><text:s/></text:span><text:span text:style-name="T13_83">in</text:span><text:span text:style-name="T13_84"><text:s/></text:span><text:span text:style-name="T13_85">setting</text:span><text:span text:style-name="T13_86"><text:s/></text:span><text:span text:style-name="T13_87">up</text:span><text:span text:style-name="T13_88"><text:s/></text:span><text:span text:style-name="T13_89">audio</text:span><text:span text:style-name="T13_90"><text:s/></text:span><text:span text:style-name="T13_91">or</text:span><text:span text:style-name="T13_92"><text:s/></text:span><text:span text:style-name="T13_93">for</text:span><text:span text:style-name="T13_94"><text:s/></text:span><text:span text:style-name="T13_95">debugging</text:span><text:span text:style-name="T13_96"><text:s/></text:span><text:span text:style-name="T13_97">any</text:span><text:span text:style-name="T13_98"><text:s/></text:span><text:span text:style-name="T13_99">audio</text:span><text:span text:style-name="T13_100"><text:s/></text:span><text:span text:style-name="T13_101">problems</text:span><text:span text:style-name="T13_102"><text:s/></text:span><text:span text:style-name="T13_103">you</text:span><text:span text:style-name="T13_104"><text:s/></text:span><text:span text:style-name="T13_105">have</text:span><text:span text:style-name="T13_106"><text:s/></text:span><text:span text:style-name="T13_107">please</text:span><text:span text:style-name="T13_108"><text:s/></text:span><text:span text:style-name="T13_109">see</text:span><text:span text:style-name="T13_110"><text:s/></text:span><text:span text:style-name="T13_111">this</text:span><text:span text:style-name="T13_112"><text:s/></text:span><text:span text:style-name="T13_113">great</text:span><text:span text:style-name="T13_114"><text:s/></text:span><text:span text:style-name="T13_115">post</text:span><text:span text:style-name="T13_116"><text:s/></text:span><text:span text:style-name="T13_117">on</text:span><text:span text:style-name="T13_118"><text:s/></text:span><text:span text:style-name="T13_119">Raspberry</text:span><text:span text:style-name="T13_120"><text:s/></text:span><text:span text:style-name="T13_121">Pi</text:span><text:span text:style-name="T13_122"><text:s/></text:span><text:span text:style-name="T13_123">Spy</text:span><text:span text:style-name="T13_124"><text:s/>(</text:span><text:span text:style-name="T13_125"><text:a xlink:type="simple" xlink:href="http://www.raspberrypi-spy.co.uk/2013/06/raspberry-pi-command-line-audio/"><text:span text:style-name="T13_126">http</text:span></text:a></text:span><text:span text:style-name="T13_127"><text:a xlink:type="simple" xlink:href="http://www.raspberrypi-spy.co.uk/2013/06/raspberry-pi-command-line-audio/"><text:span text:style-name="T13_128">://</text:span></text:a></text:span><text:span text:style-name="T13_129"><text:a xlink:type="simple" xlink:href="http://www.raspberrypi-spy.co.uk/2013/06/raspberry-pi-command-line-audio/"><text:span text:style-name="T13_130">www</text:span></text:a></text:span><text:span text:style-name="T13_131"><text:a xlink:type="simple" xlink:href="http://www.raspberrypi-spy.co.uk/2013/06/raspberry-pi-command-line-audio/"><text:span text:style-name="T13_132">.</text:span></text:a></text:span><text:span text:style-name="T13_133"><text:a xlink:type="simple" xlink:href="http://www.raspberrypi-spy.co.uk/2013/06/raspberry-pi-command-line-audio/"><text:span text:style-name="T13_134">raspberrypi</text:span></text:a></text:span><text:span text:style-name="T13_135"><text:a xlink:type="simple" xlink:href="http://www.raspberrypi-spy.co.uk/2013/06/raspberry-pi-command-line-audio/"><text:span text:style-name="T13_136">-</text:span></text:a></text:span><text:span text:style-name="T13_137"><text:a xlink:type="simple" xlink:href="http://www.raspberrypi-spy.co.uk/2013/06/raspberry-pi-command-line-audio/"><text:span text:style-name="T13_138">spy</text:span></text:a></text:span><text:span text:style-name="T13_139"><text:a xlink:type="simple" xlink:href="http://www.raspberrypi-spy.co.uk/2013/06/raspberry-pi-command-line-audio/"><text:span text:style-name="T13_140">.</text:span></text:a></text:span><text:span text:style-name="T13_141"><text:a xlink:type="simple" xlink:href="http://www.raspberrypi-spy.co.uk/2013/06/raspberry-pi-command-line-audio/"><text:span text:style-name="T13_142">co</text:span></text:a></text:span><text:span text:style-name="T13_143"><text:a xlink:type="simple" xlink:href="http://www.raspberrypi-spy.co.uk/2013/06/raspberry-pi-command-line-audio/"><text:span text:style-name="T13_144">.</text:span></text:a></text:span><text:span text:style-name="T13_145"><text:a xlink:type="simple" xlink:href="http://www.raspberrypi-spy.co.uk/2013/06/raspberry-pi-command-line-audio/"><text:span text:style-name="T13_146">uk</text:span></text:a></text:span><text:span text:style-name="T13_147"><text:a xlink:type="simple" xlink:href="http://www.raspberrypi-spy.co.uk/2013/06/raspberry-pi-command-line-audio/"><text:span text:style-name="T13_148">/2013/06/</text:span></text:a></text:span><text:span text:style-name="T13_149"><text:a xlink:type="simple" xlink:href="http://www.raspberrypi-spy.co.uk/2013/06/raspberry-pi-command-line-audio/"><text:span text:style-name="T13_150">raspberry</text:span></text:a></text:span><text:span text:style-name="T13_151"><text:a xlink:type="simple" xlink:href="http://www.raspberrypi-spy.co.uk/2013/06/raspberry-pi-command-line-audio/"><text:span text:style-name="T13_152">-</text:span></text:a></text:span><text:span text:style-name="T13_153"><text:a xlink:type="simple" xlink:href="http://www.raspberrypi-spy.co.uk/2013/06/raspberry-pi-command-line-audio/"><text:span text:style-name="T13_154">pi</text:span></text:a></text:span><text:span text:style-name="T13_155"><text:a xlink:type="simple" xlink:href="http://www.raspberrypi-spy.co.uk/2013/06/raspberry-pi-command-line-audio/"><text:span text:style-name="T13_156">-</text:span></text:a></text:span><text:span text:style-name="T13_157"><text:a xlink:type="simple" xlink:href="http://www.raspberrypi-spy.co.uk/2013/06/raspberry-pi-command-line-audio/"><text:span text:style-name="T13_158">command</text:span></text:a></text:span><text:span text:style-name="T13_159"><text:a xlink:type="simple" xlink:href="http://www.raspberrypi-spy.co.uk/2013/06/raspberry-pi-command-line-audio/"><text:span text:style-name="T13_160">-</text:span></text:a></text:span><text:span text:style-name="T13_161"><text:a xlink:type="simple" xlink:href="http://www.raspberrypi-spy.co.uk/2013/06/raspberry-pi-command-line-audio/"><text:span text:style-name="T13_162">line</text:span></text:a></text:span><text:span text:style-name="T13_163"><text:a xlink:type="simple" xlink:href="http://www.raspberrypi-spy.co.uk/2013/06/raspberry-pi-command-line-audio/"><text:span text:style-name="T13_164">-</text:span></text:a></text:span><text:span text:style-name="T13_165"><text:a xlink:type="simple" xlink:href="http://www.raspberrypi-spy.co.uk/2013/06/raspberry-pi-command-line-audio/"><text:span text:style-name="T13_166">audio</text:span></text:a></text:span><text:span text:style-name="T13_167"><text:a xlink:type="simple" xlink:href="http://www.raspberrypi-spy.co.uk/2013/06/raspberry-pi-command-line-audio/"><text:span text:style-name="T13_168">/</text:span></text:a></text:span><text:span text:style-name="T13_169">)..</text:span></text:p>
      <text:p text:style-name="P14"/>
      <text:p text:style-name="P15"><text:span text:style-name="T15_1">To</text:span><text:span text:style-name="T15_2"><text:s/></text:span><text:span text:style-name="T15_3">install</text:span><text:span text:style-name="T15_4"><text:s/></text:span><text:span text:style-name="T15_5">eSpeak</text:span><text:span text:style-name="T15_6"><text:s/></text:span><text:span text:style-name="T15_7">type</text:span><text:span text:style-name="T15_8"><text:s/></text:span><text:span text:style-name="T15_9">on</text:span><text:span text:style-name="T15_10"><text:s/></text:span><text:span text:style-name="T15_11">your</text:span><text:span text:style-name="T15_12"><text:s/></text:span><text:span text:style-name="T15_13">command</text:span><text:span text:style-name="T15_14"><text:s/></text:span><text:span text:style-name="T15_15">line</text:span><text:span text:style-name="T15_16">:</text:span></text:p>
      <text:p text:style-name="P16"/>
      <text:p text:style-name="P17"><text:span text:style-name="T17_1">$&gt;<text:s/></text:span><text:span text:style-name="T17_2">sudo</text:span><text:span text:style-name="T17_3"><text:s/></text:span><text:span text:style-name="T17_4">apt</text:span><text:span text:style-name="T17_5">-</text:span><text:span text:style-name="T17_6">get</text:span><text:span text:style-name="T17_7"><text:s/></text:span><text:span text:style-name="T17_8">install</text:span><text:span text:style-name="T17_9"><text:s/></text:span><text:span text:style-name="T17_10">espeak</text:span></text:p>
      <text:p text:style-name="P18"/>
      <text:p text:style-name="P19"><text:span text:style-name="T19_1">This</text:span><text:span text:style-name="T19_2"><text:s/></text:span><text:span text:style-name="T19_3">will</text:span><text:span text:style-name="T19_4"><text:s/></text:span><text:span text:style-name="T19_5">install</text:span><text:span text:style-name="T19_6"><text:s/></text:span><text:span text:style-name="T19_7">espeak</text:span><text:span text:style-name="T19_8"><text:s/></text:span><text:span text:style-name="T19_9">and</text:span><text:span text:style-name="T19_10"><text:s/></text:span><text:span text:style-name="T19_11">espeak</text:span><text:span text:style-name="T19_12">-</text:span><text:span text:style-name="T19_13">data</text:span><text:span text:style-name="T19_14"><text:s/></text:span><text:span text:style-name="T19_15">packages</text:span><text:span text:style-name="T19_16">.<text:s/></text:span><text:span text:style-name="T19_17">Then</text:span><text:span text:style-name="T19_18"><text:s/></text:span><text:span text:style-name="T19_19">try</text:span><text:span text:style-name="T19_20"><text:s/></text:span><text:span text:style-name="T19_21">issuing</text:span><text:span text:style-name="T19_22"><text:s/></text:span><text:span text:style-name="T19_23">a</text:span><text:span text:style-name="T19_24"><text:s/></text:span><text:span text:style-name="T19_25">command</text:span><text:span text:style-name="T19_26"><text:s/></text:span><text:span text:style-name="T19_27">straight</text:span><text:span text:style-name="T19_28"><text:s/></text:span><text:span text:style-name="T19_29">to</text:span><text:span text:style-name="T19_30"><text:s/></text:span><text:span text:style-name="T19_31">espeak</text:span><text:span text:style-name="T19_32">:</text:span></text:p>
      <text:p text:style-name="P20"/>
      <text:p text:style-name="P21"><text:span text:style-name="T21_1">$&gt;<text:s/></text:span><text:span text:style-name="T21_2">espeak</text:span><text:span text:style-name="T21_3"><text:s/>"</text:span><text:span text:style-name="T21_4">Hello</text:span><text:span text:style-name="T21_5">,<text:s/></text:span><text:span text:style-name="T21_6">I</text:span><text:span text:style-name="T21_7">'</text:span><text:span text:style-name="T21_8">m</text:span><text:span text:style-name="T21_9"><text:s/></text:span><text:span text:style-name="T21_10">sure</text:span><text:span text:style-name="T21_11"><text:s/></text:span><text:span text:style-name="T21_12">we</text:span><text:span text:style-name="T21_13"><text:s/></text:span><text:span text:style-name="T21_14">can</text:span><text:span text:style-name="T21_15"><text:s/></text:span><text:span text:style-name="T21_16">be</text:span><text:span text:style-name="T21_17"><text:s/></text:span><text:span text:style-name="T21_18">friends</text:span><text:span text:style-name="T21_19">."</text:span></text:p>
      <text:p text:style-name="P22"/>
      <text:p text:style-name="P23"><text:span text:style-name="T23_1">The</text:span><text:span text:style-name="T23_2"><text:s/></text:span><text:span text:style-name="T23_3">first</text:span><text:span text:style-name="T23_4"><text:s/></text:span><text:span text:style-name="T23_5">time</text:span><text:span text:style-name="T23_6"><text:s/></text:span><text:span text:style-name="T23_7">eSpeak</text:span><text:span text:style-name="T23_8"><text:s/></text:span><text:span text:style-name="T23_9">runs</text:span><text:span text:style-name="T23_10"><text:s/></text:span><text:span text:style-name="T23_11">it</text:span><text:span text:style-name="T23_12"><text:s/></text:span><text:span text:style-name="T23_13">will</text:span><text:span text:style-name="T23_14"><text:s/></text:span><text:span text:style-name="T23_15">probably</text:span><text:span text:style-name="T23_16"><text:s/></text:span><text:span text:style-name="T23_17">have</text:span><text:span text:style-name="T23_18"><text:s/></text:span><text:span text:style-name="T23_19">a</text:span><text:span text:style-name="T23_20"><text:s/></text:span><text:span text:style-name="T23_21">short</text:span><text:span text:style-name="T23_22"><text:s/></text:span><text:span text:style-name="T23_23">delay</text:span><text:span text:style-name="T23_24"><text:s/></text:span><text:span text:style-name="T23_25">before</text:span><text:span text:style-name="T23_26"><text:s/></text:span><text:span text:style-name="T23_27">speaking</text:span><text:span text:style-name="T23_28"><text:s/></text:span><text:span text:style-name="T23_29">which</text:span><text:span text:style-name="T23_30"><text:s/></text:span><text:span text:style-name="T23_31">seems</text:span><text:span text:style-name="T23_32"><text:s/></text:span><text:span text:style-name="T23_33">to</text:span><text:span text:style-name="T23_34"><text:s/></text:span><text:span text:style-name="T23_35">disappear</text:span><text:span text:style-name="T23_36"><text:s/></text:span><text:span text:style-name="T23_37">on</text:span><text:span text:style-name="T23_38"><text:s/></text:span><text:span text:style-name="T23_39">subsequent</text:span><text:span text:style-name="T23_40"><text:s/></text:span><text:span text:style-name="T23_41">executions</text:span><text:span text:style-name="T23_42">.<text:s/></text:span><text:span text:style-name="T23_43">You</text:span><text:span text:style-name="T23_44"><text:s/></text:span><text:span text:style-name="T23_45">will</text:span><text:span text:style-name="T23_46"><text:s/></text:span><text:span text:style-name="T23_47">also</text:span><text:span text:style-name="T23_48"><text:s/></text:span><text:span text:style-name="T23_49">probably</text:span><text:span text:style-name="T23_50"><text:s/></text:span><text:span text:style-name="T23_51">get</text:span><text:span text:style-name="T23_52"><text:s/></text:span><text:span text:style-name="T23_53">quite</text:span><text:span text:style-name="T23_54"><text:s/></text:span><text:span text:style-name="T23_55">a</text:span><text:span text:style-name="T23_56"><text:s/></text:span><text:span text:style-name="T23_57">long</text:span><text:span text:style-name="T23_58"><text:s/></text:span><text:span text:style-name="T23_59">list</text:span><text:span text:style-name="T23_60"><text:s/></text:span><text:span text:style-name="T23_61">of</text:span><text:span text:style-name="T23_62"><text:s/></text:span><text:span text:style-name="T23_63">warnings</text:span><text:span text:style-name="T23_64"><text:s/></text:span><text:span text:style-name="T23_65">about</text:span><text:span text:style-name="T23_66"><text:s/>"</text:span><text:span text:style-name="T23_67">ALSA</text:span><text:span text:style-name="T23_68"><text:s/></text:span><text:span text:style-name="T23_69">lib</text:span><text:span text:style-name="T23_70">",<text:s/>"</text:span><text:span text:style-name="T23_71">server</text:span><text:span text:style-name="T23_72"><text:s/></text:span><text:span text:style-name="T23_73">sockets</text:span><text:span text:style-name="T23_74">"<text:s/></text:span><text:span text:style-name="T23_75">and</text:span><text:span text:style-name="T23_76"><text:s/></text:span><text:span text:style-name="T23_77">the</text:span><text:span text:style-name="T23_78"><text:s/>"</text:span><text:span text:style-name="T23_79">jack</text:span><text:span text:style-name="T23_80"><text:s/></text:span><text:span text:style-name="T23_81">server</text:span><text:span text:style-name="T23_82">"<text:s/>-<text:s/></text:span><text:span text:style-name="T23_83">these</text:span><text:span text:style-name="T23_84"><text:s/></text:span><text:span text:style-name="T23_85">seem</text:span><text:span text:style-name="T23_86"><text:s/></text:span><text:span text:style-name="T23_87">pretty</text:span><text:span text:style-name="T23_88"><text:s/></text:span><text:span text:style-name="T23_89">harmless</text:span><text:span text:style-name="T23_90"><text:s/></text:span><text:span text:style-name="T23_91">and</text:span><text:span text:style-name="T23_92"><text:s/></text:span><text:span text:style-name="T23_93">not</text:span><text:span text:style-name="T23_94"><text:s/></text:span><text:span text:style-name="T23_95">to</text:span><text:span text:style-name="T23_96"><text:s/></text:span><text:span text:style-name="T23_97">be</text:span><text:span text:style-name="T23_98"><text:s/></text:span><text:span text:style-name="T23_99">worried</text:span><text:span text:style-name="T23_100"><text:s/></text:span><text:span text:style-name="T23_101">about</text:span><text:span text:style-name="T23_102">.<text:s/></text:span><text:span text:style-name="T23_103">The</text:span><text:span text:style-name="T23_104"><text:s/></text:span><text:span text:style-name="T23_105">important</text:span><text:span text:style-name="T23_106"><text:s/></text:span><text:span text:style-name="T23_107">thing</text:span><text:span text:style-name="T23_108"><text:s/></text:span><text:span text:style-name="T23_109">is</text:span><text:span text:style-name="T23_110"><text:s/></text:span><text:span text:style-name="T23_111">that</text:span><text:span text:style-name="T23_112"><text:s/></text:span><text:span text:style-name="T23_113">it</text:span><text:span text:style-name="T23_114"><text:s/></text:span><text:span text:style-name="T23_115">speaks</text:span><text:span text:style-name="T23_116"><text:s/></text:span><text:span text:style-name="T23_117">to</text:span><text:span text:style-name="T23_118"><text:s/></text:span><text:span text:style-name="T23_119">you</text:span><text:span text:style-name="T23_120">!</text:span></text:p>
      <text:p text:style-name="P24"><text:span text:style-name="T24_1">More</text:span><text:span text:style-name="T24_2"><text:s/></text:span><text:span text:style-name="T24_3">details</text:span><text:span text:style-name="T24_4"><text:s/></text:span><text:span text:style-name="T24_5">of</text:span><text:span text:style-name="T24_6"><text:s/></text:span><text:span text:style-name="T24_7">TTS</text:span><text:span text:style-name="T24_8"><text:s/></text:span><text:span text:style-name="T24_9">and</text:span><text:span text:style-name="T24_10"><text:s/></text:span><text:span text:style-name="T24_11">working</text:span><text:span text:style-name="T24_12"><text:s/></text:span><text:span text:style-name="T24_13">with</text:span><text:span text:style-name="T24_14"><text:s/></text:span><text:span text:style-name="T24_15">eSpeak</text:span><text:span text:style-name="T24_16"><text:s/></text:span><text:span text:style-name="T24_17">can</text:span><text:span text:style-name="T24_18"><text:s/></text:span><text:span text:style-name="T24_19">be</text:span><text:span text:style-name="T24_20"><text:s/></text:span><text:span text:style-name="T24_21">see</text:span><text:span text:style-name="T24_22"><text:s/></text:span><text:span text:style-name="T24_23">here</text:span><text:span text:style-name="T24_24">.[</text:span><text:span text:style-name="T24_25">Link</text:span><text:span text:style-name="T24_26">]</text:span></text:p>
      <text:p text:style-name="P25"/>
      <text:p text:style-name="P26"><text:span text:style-name="T26_1">Know</text:span><text:span text:style-name="T26_2"><text:s/></text:span><text:span text:style-name="T26_3">that</text:span><text:span text:style-name="T26_4"><text:s/></text:span><text:span text:style-name="T26_5">we</text:span><text:span text:style-name="T26_6"><text:s/></text:span><text:span text:style-name="T26_7">can</text:span><text:span text:style-name="T26_8"><text:s/></text:span><text:span text:style-name="T26_9">give</text:span><text:span text:style-name="T26_10"><text:s/></text:span><text:span text:style-name="T26_11">a</text:span><text:span text:style-name="T26_12"><text:s/></text:span><text:span text:style-name="T26_13">raspberry</text:span><text:span text:style-name="T26_14"><text:s/></text:span><text:span text:style-name="T26_15">pi</text:span><text:span text:style-name="T26_16"><text:s/></text:span><text:span text:style-name="T26_17">robot</text:span><text:span text:style-name="T26_18"><text:s/></text:span><text:span text:style-name="T26_19">the</text:span><text:span text:style-name="T26_20"><text:s/></text:span><text:span text:style-name="T26_21">power</text:span><text:span text:style-name="T26_22"><text:s/></text:span><text:span text:style-name="T26_23">of</text:span><text:span text:style-name="T26_24"><text:s/></text:span><text:span text:style-name="T26_25">speech</text:span><text:span text:style-name="T26_26">.<text:s text:c="2"/></text:span><text:span text:style-name="T26_27">What</text:span><text:span text:style-name="T26_28"><text:s/></text:span><text:span text:style-name="T26_29">do</text:span><text:span text:style-name="T26_30"><text:s/></text:span><text:span text:style-name="T26_31">you</text:span><text:span text:style-name="T26_32"><text:s/></text:span><text:span text:style-name="T26_33">think</text:span><text:span text:style-name="T26_34"><text:s/></text:span><text:span text:style-name="T26_35">it</text:span><text:span text:style-name="T26_36"><text:s/></text:span><text:span text:style-name="T26_37">could</text:span><text:span text:style-name="T26_38"><text:s/></text:span><text:span text:style-name="T26_39">be</text:span><text:span text:style-name="T26_40"><text:s/></text:span><text:span text:style-name="T26_41">used</text:span><text:span text:style-name="T26_42"><text:s/></text:span><text:span text:style-name="T26_43">for</text:span><text:span text:style-name="T26_44">?<text:s text:c="2"/></text:span></text:p>
      <text:p text:style-name="P27"/>
      <text:p text:style-name="P28"><text:span text:style-name="T28_1">On</text:span><text:span text:style-name="T28_2"><text:s/></text:span><text:span text:style-name="T28_3">our</text:span><text:span text:style-name="T28_4"><text:s/></text:span><text:span text:style-name="T28_5">PiBot</text:span><text:span text:style-name="T28_6"><text:s/></text:span><text:span text:style-name="T28_7">we</text:span><text:span text:style-name="T28_8"><text:s/></text:span><text:span text:style-name="T28_9">can</text:span><text:span text:style-name="T28_10"><text:s/></text:span><text:span text:style-name="T28_11">get</text:span><text:span text:style-name="T28_12"><text:s/></text:span><text:span text:style-name="T28_13">the</text:span><text:span text:style-name="T28_14"><text:s/></text:span><text:span text:style-name="T28_15">robot</text:span><text:span text:style-name="T28_16"><text:s/></text:span><text:span text:style-name="T28_17">to</text:span><text:span text:style-name="T28_18"><text:s/></text:span><text:span text:style-name="T28_19">scream</text:span><text:span text:style-name="T28_20"><text:s/>‘</text:span><text:span text:style-name="T28_21">Ouch</text:span><text:span text:style-name="T28_22"><text:s/>:<text:s/></text:span><text:span text:style-name="T28_23">be</text:span><text:span text:style-name="T28_24"><text:s/></text:span><text:span text:style-name="T28_25">careful</text:span><text:span text:style-name="T28_26"><text:s/></text:span><text:span text:style-name="T28_27">there</text:span><text:span text:style-name="T28_28">’<text:s/></text:span><text:span text:style-name="T28_29">every</text:span><text:span text:style-name="T28_30"><text:s/></text:span><text:span text:style-name="T28_31">time</text:span><text:span text:style-name="T28_32"><text:s/></text:span><text:span text:style-name="T28_33">it</text:span><text:span text:style-name="T28_34"><text:s/></text:span><text:span text:style-name="T28_35">bumps</text:span><text:span text:style-name="T28_36"><text:s/></text:span><text:span text:style-name="T28_37">into</text:span><text:span text:style-name="T28_38"><text:s/></text:span><text:span text:style-name="T28_39">anything</text:span><text:span text:style-name="T28_40"><text:s/></text:span></text:p>
      <text:p text:style-name="P29"/>
      <text:p text:style-name="P30"><text:span text:style-name="T30_1">[</text:span><text:span text:style-name="T30_2">code</text:span><text:span text:style-name="T30_3"><text:s/></text:span><text:span text:style-name="T30_4">block</text:span><text:span text:style-name="T30_5"><text:s/></text:span><text:span text:style-name="T30_6">showing</text:span><text:span text:style-name="T30_7"><text:s/></text:span><text:span text:style-name="T30_8">eSpeak</text:span><text:span text:style-name="T30_9"><text:s/></text:span><text:span text:style-name="T30_10">can</text:span><text:span text:style-name="T30_11"><text:s/></text:span><text:span text:style-name="T30_12">be</text:span><text:span text:style-name="T30_13"><text:s/></text:span><text:span text:style-name="T30_14">run</text:span><text:span text:style-name="T30_15"><text:s text:c="2"/></text:span><text:span text:style-name="T30_16">when</text:span><text:span text:style-name="T30_17"><text:s/></text:span><text:span text:style-name="T30_18">its</text:span><text:span text:style-name="T30_19"><text:s/></text:span><text:span text:style-name="T30_20">bump</text:span><text:span text:style-name="T30_21"><text:s/></text:span><text:span text:style-name="T30_22">sensor</text:span><text:span text:style-name="T30_23"><text:s/>(</text:span><text:span text:style-name="T30_24">a</text:span><text:span text:style-name="T30_25"><text:s/></text:span><text:span text:style-name="T30_26">simple</text:span><text:span text:style-name="T30_27"><text:s/></text:span><text:span text:style-name="T30_28">switch</text:span><text:span text:style-name="T30_29">)<text:s/></text:span><text:span text:style-name="T30_30">is</text:span><text:span text:style-name="T30_31"><text:s/></text:span><text:span text:style-name="T30_32">triggered</text:span><text:span text:style-name="T30_33">)]</text:span></text:p>
      <text:p text:style-name="P31"/>
      <text:p text:style-name="P32"/>
      <text:h text:style-name="P33" text:outline-level="10"><text:bookmark-start text:name="h.rm8548j8ulou"/><text:bookmark-end text:name="h.rm8548j8ulou"/><text:span text:style-name="T33_1">Power</text:span><text:span text:style-name="T33_2"><text:s/></text:span><text:span text:style-name="T33_3">to</text:span><text:span text:style-name="T33_4"><text:s/></text:span><text:span text:style-name="T33_5">Listen</text:span></text:h>
      <text:p text:style-name="P34"><text:span text:style-name="T34_1">One</text:span><text:span text:style-name="T34_2"><text:s/></text:span><text:span text:style-name="T34_3">very</text:span><text:span text:style-name="T34_4"><text:s/></text:span><text:span text:style-name="T34_5">cool</text:span><text:span text:style-name="T34_6"><text:s/></text:span><text:span text:style-name="T34_7">project</text:span><text:span text:style-name="T34_8"><text:s/></text:span><text:span text:style-name="T34_9">I</text:span><text:span text:style-name="T34_10">’</text:span><text:span text:style-name="T34_11">ve</text:span><text:span text:style-name="T34_12"><text:s/></text:span><text:span text:style-name="T34_13">just</text:span><text:span text:style-name="T34_14"><text:s/></text:span><text:span text:style-name="T34_15">discovered</text:span><text:span text:style-name="T34_16"><text:s/></text:span><text:span text:style-name="T34_17">is</text:span><text:span text:style-name="T34_18"><text:s/></text:span><text:span text:style-name="T34_19">called</text:span><text:span text:style-name="T34_20"><text:s/></text:span><text:span text:style-name="T34_21">Jasper</text:span><text:span text:style-name="T34_22">.<text:s/></text:span><text:span text:style-name="T34_23">This</text:span><text:span text:style-name="T34_24"><text:s/></text:span><text:span text:style-name="T34_25">project</text:span><text:span text:style-name="T34_26"><text:s/></text:span><text:span text:style-name="T34_27">claims</text:span><text:span text:style-name="T34_28"><text:s/></text:span><text:span text:style-name="T34_29">that</text:span><text:span text:style-name="T34_30"><text:s/></text:span><text:span text:style-name="T34_31">you</text:span><text:span text:style-name="T34_32"><text:s/></text:span><text:span text:style-name="T34_33">can</text:span><text:span text:style-name="T34_34"><text:s/></text:span><text:span text:style-name="T34_35">Control</text:span><text:span text:style-name="T34_36"><text:s/></text:span><text:span text:style-name="T34_37">anything</text:span></text:p>
      <text:p text:style-name="P35"><text:span text:style-name="T35_1">with</text:span><text:span text:style-name="T35_2"><text:s/></text:span><text:span text:style-name="T35_3">your</text:span><text:span text:style-name="T35_4"><text:s/></text:span><text:span text:style-name="T35_5">voice</text:span><text:span text:style-name="T35_6"><text:s/></text:span><text:span text:style-name="T35_7">and</text:span><text:span text:style-name="T35_8"><text:s/></text:span><text:span text:style-name="T35_9">goes</text:span><text:span text:style-name="T35_10"><text:s/></text:span><text:span text:style-name="T35_11">onto</text:span><text:span text:style-name="T35_12"><text:s/></text:span><text:span text:style-name="T35_13">explain</text:span><text:span text:style-name="T35_14">:<text:s text:c="2"/></text:span><text:span text:style-name="T35_15">Jasper</text:span><text:span text:style-name="T35_16"><text:s/></text:span><text:span text:style-name="T35_17">is</text:span><text:span text:style-name="T35_18"><text:s/></text:span><text:span text:style-name="T35_19">an</text:span><text:span text:style-name="T35_20"><text:s/></text:span><text:span text:style-name="T35_21">open</text:span><text:span text:style-name="T35_22"><text:s/></text:span><text:span text:style-name="T35_23">source</text:span><text:span text:style-name="T35_24"><text:s/></text:span><text:span text:style-name="T35_25">platform</text:span><text:span text:style-name="T35_26"><text:s/></text:span><text:span text:style-name="T35_27">for</text:span><text:span text:style-name="T35_28"><text:s/></text:span><text:span text:style-name="T35_29">developing</text:span><text:span text:style-name="T35_30"><text:s/></text:span><text:span text:style-name="T35_31">always</text:span><text:span text:style-name="T35_32">-</text:span><text:span text:style-name="T35_33">on</text:span><text:span text:style-name="T35_34">,<text:s/></text:span><text:span text:style-name="T35_35">voice</text:span><text:span text:style-name="T35_36">-</text:span><text:span text:style-name="T35_37">controlled</text:span><text:span text:style-name="T35_38"><text:s/></text:span><text:span text:style-name="T35_39">applications</text:span><text:span text:style-name="T35_40">.<text:s text:c="2"/></text:span><text:span text:style-name="T35_41">In</text:span><text:span text:style-name="T35_42"><text:s/></text:span><text:span text:style-name="T35_43">terms</text:span><text:span text:style-name="T35_44"><text:s/></text:span><text:span text:style-name="T35_45">of</text:span><text:span text:style-name="T35_46"><text:s/></text:span><text:span text:style-name="T35_47">getting</text:span><text:span text:style-name="T35_48"><text:s/></text:span><text:span text:style-name="T35_49">voice</text:span><text:span text:style-name="T35_50"><text:s/></text:span><text:span text:style-name="T35_51">control</text:span><text:span text:style-name="T35_52"><text:s/></text:span><text:span text:style-name="T35_53">on</text:span><text:span text:style-name="T35_54"><text:s/></text:span><text:span text:style-name="T35_55">your</text:span><text:span text:style-name="T35_56"><text:s/></text:span><text:span text:style-name="T35_57">robot</text:span><text:span text:style-name="T35_58"><text:s/></text:span><text:span text:style-name="T35_59">these</text:span><text:span text:style-name="T35_60"><text:s/></text:span><text:span text:style-name="T35_61">guys</text:span><text:span text:style-name="T35_62"><text:s/></text:span><text:span text:style-name="T35_63">have</text:span><text:span text:style-name="T35_64"><text:s/></text:span><text:span text:style-name="T35_65">done</text:span><text:span text:style-name="T35_66"><text:s/></text:span><text:span text:style-name="T35_67">the</text:span><text:span text:style-name="T35_68"><text:s/></text:span><text:span text:style-name="T35_69">hardwork</text:span><text:span text:style-name="T35_70"><text:s/></text:span><text:span text:style-name="T35_71">and</text:span><text:span text:style-name="T35_72"><text:s/></text:span><text:span text:style-name="T35_73">its</text:span><text:span text:style-name="T35_74"><text:s/></text:span><text:span text:style-name="T35_75">a</text:span><text:span text:style-name="T35_76"><text:s/></text:span><text:span text:style-name="T35_77">exciting</text:span><text:span text:style-name="T35_78"><text:s/></text:span><text:span text:style-name="T35_79">choice</text:span><text:span text:style-name="T35_80"><text:s/></text:span><text:span text:style-name="T35_81">to</text:span><text:span text:style-name="T35_82"><text:s/></text:span><text:span text:style-name="T35_83">link</text:span><text:span text:style-name="T35_84"><text:s/></text:span><text:span text:style-name="T35_85">this</text:span><text:span text:style-name="T35_86"><text:s/></text:span><text:span text:style-name="T35_87">software</text:span><text:span text:style-name="T35_88"><text:s/></text:span><text:span text:style-name="T35_89">with</text:span><text:span text:style-name="T35_90"><text:s/></text:span><text:span text:style-name="T35_91">robotic</text:span><text:span text:style-name="T35_92"><text:s/></text:span><text:span text:style-name="T35_93">applications</text:span><text:span text:style-name="T35_94">.<text:s text:c="2"/></text:span><text:span text:style-name="T35_95">More</text:span><text:span text:style-name="T35_96"><text:s/></text:span><text:span text:style-name="T35_97">details</text:span><text:span text:style-name="T35_98"><text:s/></text:span><text:span text:style-name="T35_99">on</text:span><text:span text:style-name="T35_100"><text:s/></text:span><text:span text:style-name="T35_101">Jasper</text:span><text:span text:style-name="T35_102"><text:s/></text:span><text:span text:style-name="T35_103">can</text:span><text:span text:style-name="T35_104"><text:s/></text:span><text:span text:style-name="T35_105">be</text:span><text:span text:style-name="T35_106"><text:s/></text:span><text:span text:style-name="T35_107">seen</text:span><text:span text:style-name="T35_108"><text:s/></text:span><text:span text:style-name="T35_109">on</text:span><text:span text:style-name="T35_110"><text:s/></text:span><text:span text:style-name="T35_111">their</text:span><text:span text:style-name="T35_112"><text:s/></text:span><text:span text:style-name="T35_113">website</text:span><text:span text:style-name="T35_114">:</text:span><text:span text:style-name="T35_115">:<text:s/></text:span><text:span text:style-name="T35_116"><text:a xlink:type="simple" xlink:href="http://jasperproject.github.io/documentation/software/"><text:span text:style-name="T35_117">http</text:span></text:a></text:span><text:span text:style-name="T35_118"><text:a xlink:type="simple" xlink:href="http://jasperproject.github.io/documentation/software/"><text:span text:style-name="T35_119">://</text:span></text:a></text:span><text:span text:style-name="T35_120"><text:a xlink:type="simple" xlink:href="http://jasperproject.github.io/documentation/software/"><text:span text:style-name="T35_121">jasperproject</text:span></text:a></text:span><text:span text:style-name="T35_122"><text:a xlink:type="simple" xlink:href="http://jasperproject.github.io/documentation/software/"><text:span text:style-name="T35_123">.</text:span></text:a></text:span><text:span text:style-name="T35_124"><text:a xlink:type="simple" xlink:href="http://jasperproject.github.io/documentation/software/"><text:span text:style-name="T35_125">github</text:span></text:a></text:span><text:span text:style-name="T35_126"><text:a xlink:type="simple" xlink:href="http://jasperproject.github.io/documentation/software/"><text:span text:style-name="T35_127">.</text:span></text:a></text:span><text:span text:style-name="T35_128"><text:a xlink:type="simple" xlink:href="http://jasperproject.github.io/documentation/software/"><text:span text:style-name="T35_129">io</text:span></text:a></text:span><text:span text:style-name="T35_130"><text:a xlink:type="simple" xlink:href="http://jasperproject.github.io/documentation/software/"><text:span text:style-name="T35_131">/</text:span></text:a></text:span><text:span text:style-name="T35_132"><text:a xlink:type="simple" xlink:href="http://jasperproject.github.io/documentation/software/"><text:span text:style-name="T35_133">documentation</text:span></text:a></text:span><text:span text:style-name="T35_134"><text:a xlink:type="simple" xlink:href="http://jasperproject.github.io/documentation/software/"><text:span text:style-name="T35_135">/</text:span></text:a></text:span><text:span text:style-name="T35_136"><text:a xlink:type="simple" xlink:href="http://jasperproject.github.io/documentation/software/"><text:span text:style-name="T35_137">software</text:span></text:a></text:span><text:span text:style-name="T35_138"><text:a xlink:type="simple" xlink:href="http://jasperproject.github.io/documentation/software/"><text:span text:style-name="T35_139">/</text:span></text:a></text:span><text:span text:style-name="T35_140"><text:s/>(</text:span></text:p>
      <text:p text:style-name="P36"/>
      <text:p text:style-name="P37"><text:span text:style-name="T37_1">We</text:span><text:span text:style-name="T37_2"><text:s/></text:span><text:span text:style-name="T37_3">got</text:span><text:span text:style-name="T37_4"><text:s/></text:span><text:span text:style-name="T37_5">the</text:span><text:span text:style-name="T37_6"><text:s/></text:span><text:span text:style-name="T37_7">Jasper</text:span><text:span text:style-name="T37_8"><text:s/></text:span><text:span text:style-name="T37_9">workng</text:span><text:span text:style-name="T37_10"><text:s/></text:span><text:span text:style-name="T37_11">with</text:span><text:span text:style-name="T37_12"><text:s/></text:span><text:span text:style-name="T37_13">our</text:span><text:span text:style-name="T37_14"><text:s/></text:span><text:span text:style-name="T37_15">PiBot</text:span><text:span text:style-name="T37_16"><text:s/></text:span><text:span text:style-name="T37_17">and</text:span><text:span text:style-name="T37_18"><text:s/></text:span><text:span text:style-name="T37_19">its</text:span><text:span text:style-name="T37_20"><text:s/></text:span><text:span text:style-name="T37_21">very</text:span><text:span text:style-name="T37_22"><text:s/></text:span><text:span text:style-name="T37_23">satisfying</text:span><text:span text:style-name="T37_24"><text:s/></text:span><text:span text:style-name="T37_25">to</text:span><text:span text:style-name="T37_26"><text:s/></text:span><text:span text:style-name="T37_27">be</text:span><text:span text:style-name="T37_28"><text:s/></text:span><text:span text:style-name="T37_29">able</text:span><text:span text:style-name="T37_30"><text:s/></text:span><text:span text:style-name="T37_31">to</text:span><text:span text:style-name="T37_32"><text:s/></text:span><text:span text:style-name="T37_33">use</text:span><text:span text:style-name="T37_34"><text:s/></text:span><text:span text:style-name="T37_35">your</text:span><text:span text:style-name="T37_36"><text:s/></text:span><text:span text:style-name="T37_37">voice</text:span><text:span text:style-name="T37_38"><text:s/></text:span><text:span text:style-name="T37_39">to</text:span><text:span text:style-name="T37_40"><text:s/></text:span><text:span text:style-name="T37_41">command</text:span><text:span text:style-name="T37_42"><text:s/></text:span><text:span text:style-name="T37_43">the</text:span><text:span text:style-name="T37_44"><text:s/></text:span><text:span text:style-name="T37_45">robot</text:span><text:span text:style-name="T37_46"><text:s/></text:span><text:span text:style-name="T37_47">around</text:span><text:span text:style-name="T37_48">.<text:s text:c="2"/></text:span></text:p>
      <text:p text:style-name="P38"/>
      <text:p text:style-name="P39"><text:span text:style-name="T39_1">Each</text:span><text:span text:style-name="T39_2"><text:s/></text:span><text:span text:style-name="T39_3">module</text:span><text:span text:style-name="T39_4"><text:s/></text:span><text:span text:style-name="T39_5">you</text:span><text:span text:style-name="T39_6"><text:s/></text:span><text:span text:style-name="T39_7">add</text:span><text:span text:style-name="T39_8"><text:s/></text:span><text:span text:style-name="T39_9">for</text:span><text:span text:style-name="T39_10"><text:s/></text:span><text:span text:style-name="T39_11">Jasper</text:span><text:span text:style-name="T39_12"><text:s/></text:span><text:span text:style-name="T39_13">needs</text:span><text:span text:style-name="T39_14"><text:s/></text:span><text:span text:style-name="T39_15">to</text:span><text:span text:style-name="T39_16"><text:s/></text:span><text:span text:style-name="T39_17">contain</text:span><text:span text:style-name="T39_18"><text:s/></text:span><text:span text:style-name="T39_19">a</text:span><text:span text:style-name="T39_20"><text:s/></text:span><text:span text:style-name="T39_21">WORDS</text:span><text:span text:style-name="T39_22"><text:s/></text:span><text:span text:style-name="T39_23">string</text:span><text:span text:style-name="T39_24"><text:s/></text:span><text:span text:style-name="T39_25">array</text:span><text:span text:style-name="T39_26">,<text:s/></text:span><text:span text:style-name="T39_27">an</text:span><text:span text:style-name="T39_28"><text:s/></text:span><text:span text:style-name="T39_29">isValid</text:span><text:span text:style-name="T39_30">()<text:s/></text:span><text:span text:style-name="T39_31">function</text:span><text:span text:style-name="T39_32"><text:s/></text:span><text:span text:style-name="T39_33">and</text:span><text:span text:style-name="T39_34"><text:s/></text:span><text:span text:style-name="T39_35">a</text:span><text:span text:style-name="T39_36"><text:s/></text:span><text:span text:style-name="T39_37">handle</text:span><text:span text:style-name="T39_38">()<text:s/></text:span><text:span text:style-name="T39_39">function</text:span><text:span text:style-name="T39_40">.</text:span></text:p>
      <text:p text:style-name="P40"/>
      <text:p text:style-name="P41"><text:span text:style-name="T41_1">The</text:span><text:span text:style-name="T41_2"><text:s/></text:span><text:span text:style-name="T41_3">WORDS</text:span><text:span text:style-name="T41_4"><text:s/></text:span><text:span text:style-name="T41_5">string</text:span><text:span text:style-name="T41_6"><text:s/></text:span><text:span text:style-name="T41_7">array</text:span><text:span text:style-name="T41_8"><text:s/></text:span><text:span text:style-name="T41_9">holds</text:span><text:span text:style-name="T41_10"><text:s/></text:span><text:span text:style-name="T41_11">the</text:span><text:span text:style-name="T41_12"><text:s/></text:span><text:span text:style-name="T41_13">words</text:span><text:span text:style-name="T41_14"><text:s/></text:span><text:span text:style-name="T41_15">that</text:span><text:span text:style-name="T41_16"><text:s/></text:span><text:span text:style-name="T41_17">you</text:span><text:span text:style-name="T41_18"><text:s/></text:span><text:span text:style-name="T41_19">want</text:span><text:span text:style-name="T41_20"><text:s/></text:span><text:span text:style-name="T41_21">to</text:span><text:span text:style-name="T41_22"><text:s/></text:span><text:span text:style-name="T41_23">extract</text:span><text:span text:style-name="T41_24"><text:s/></text:span><text:span text:style-name="T41_25">from</text:span><text:span text:style-name="T41_26"><text:s/></text:span><text:span text:style-name="T41_27">the</text:span><text:span text:style-name="T41_28"><text:s/></text:span><text:span text:style-name="T41_29">speech</text:span><text:span text:style-name="T41_30">,<text:s/></text:span><text:span text:style-name="T41_31">here</text:span><text:span text:style-name="T41_32"><text:s/></text:span><text:span text:style-name="T41_33">we</text:span><text:span text:style-name="T41_34"><text:s/></text:span><text:span text:style-name="T41_35">just</text:span><text:span text:style-name="T41_36"><text:s/></text:span><text:span text:style-name="T41_37">want</text:span><text:span text:style-name="T41_38"><text:s/></text:span><text:span text:style-name="T41_39">to</text:span><text:span text:style-name="T41_40"><text:s/></text:span><text:span text:style-name="T41_41">use</text:span><text:span text:style-name="T41_42"><text:s/>“</text:span><text:span text:style-name="T41_43">dance</text:span><text:span text:style-name="T41_44">”<text:s/></text:span><text:span text:style-name="T41_45">so</text:span><text:span text:style-name="T41_46"><text:s/></text:span><text:span text:style-name="T41_47">we</text:span><text:span text:style-name="T41_48">’</text:span><text:span text:style-name="T41_49">ll</text:span><text:span text:style-name="T41_50"><text:s/></text:span><text:span text:style-name="T41_51">declare</text:span><text:span text:style-name="T41_52"><text:s/></text:span><text:span text:style-name="T41_53">it</text:span><text:span text:style-name="T41_54"><text:s/></text:span><text:span text:style-name="T41_55">like</text:span><text:span text:style-name="T41_56"><text:s/></text:span><text:span text:style-name="T41_57">this</text:span><text:span text:style-name="T41_58">:</text:span></text:p>
      <text:p text:style-name="P42"/>
      <text:p text:style-name="P43"><text:span text:style-name="T43_1">WORDS</text:span><text:span text:style-name="T43_2"><text:s/>=<text:s/>[“</text:span><text:span text:style-name="T43_3">dance</text:span><text:span text:style-name="T43_4">”]</text:span></text:p>
      <text:p text:style-name="P44"/>
      <text:p text:style-name="P45"><text:span text:style-name="T45_1">we</text:span><text:span text:style-name="T45_2">’</text:span><text:span text:style-name="T45_3">ll</text:span><text:span text:style-name="T45_4"><text:s/></text:span><text:span text:style-name="T45_5">also</text:span><text:span text:style-name="T45_6"><text:s/></text:span><text:span text:style-name="T45_7">want</text:span><text:span text:style-name="T45_8"><text:s/></text:span><text:span text:style-name="T45_9">to</text:span><text:span text:style-name="T45_10"><text:s/></text:span><text:span text:style-name="T45_11">set</text:span><text:span text:style-name="T45_12"><text:s/></text:span><text:span text:style-name="T45_13">the</text:span><text:span text:style-name="T45_14"><text:s/></text:span><text:span text:style-name="T45_15">priority</text:span><text:span text:style-name="T45_16"><text:s/></text:span><text:span text:style-name="T45_17">this</text:span><text:span text:style-name="T45_18"><text:s/></text:span><text:span text:style-name="T45_19">module</text:span><text:span text:style-name="T45_20"><text:s/></text:span><text:span text:style-name="T45_21">has</text:span><text:span text:style-name="T45_22"><text:s/></text:span><text:span text:style-name="T45_23">over</text:span><text:span text:style-name="T45_24"><text:s/></text:span><text:span text:style-name="T45_25">other</text:span><text:span text:style-name="T45_26"><text:s/></text:span><text:span text:style-name="T45_27">modules</text:span><text:span text:style-name="T45_28">,<text:s/></text:span><text:span text:style-name="T45_29">the</text:span><text:span text:style-name="T45_30"><text:s/></text:span><text:span text:style-name="T45_31">higher</text:span><text:span text:style-name="T45_32"><text:s/></text:span><text:span text:style-name="T45_33">the</text:span><text:span text:style-name="T45_34"><text:s/></text:span><text:span text:style-name="T45_35">number</text:span><text:span text:style-name="T45_36">,<text:s/></text:span><text:span text:style-name="T45_37">the</text:span><text:span text:style-name="T45_38"><text:s/></text:span><text:span text:style-name="T45_39">more</text:span><text:span text:style-name="T45_40"><text:s/></text:span><text:span text:style-name="T45_41">important</text:span><text:span text:style-name="T45_42"><text:s/></text:span><text:span text:style-name="T45_43">and</text:span><text:span text:style-name="T45_44"><text:s/></text:span><text:span text:style-name="T45_45">further</text:span><text:span text:style-name="T45_46"><text:s/></text:span><text:span text:style-name="T45_47">in</text:span><text:span text:style-name="T45_48"><text:s/></text:span><text:span text:style-name="T45_49">front</text:span><text:span text:style-name="T45_50"><text:s/></text:span><text:span text:style-name="T45_51">of</text:span><text:span text:style-name="T45_52"><text:s/></text:span><text:span text:style-name="T45_53">other</text:span><text:span text:style-name="T45_54"><text:s/></text:span><text:span text:style-name="T45_55">modules</text:span><text:span text:style-name="T45_56"><text:s/></text:span><text:span text:style-name="T45_57">with</text:span><text:span text:style-name="T45_58"><text:s/></text:span><text:span text:style-name="T45_59">similar</text:span><text:span text:style-name="T45_60"><text:s/></text:span><text:span text:style-name="T45_61">words</text:span><text:span text:style-name="T45_62"><text:s/></text:span><text:span text:style-name="T45_63">it</text:span><text:span text:style-name="T45_64"><text:s/></text:span><text:span text:style-name="T45_65">will</text:span><text:span text:style-name="T45_66"><text:s/></text:span><text:span text:style-name="T45_67">be</text:span><text:span text:style-name="T45_68">,<text:s/></text:span><text:span text:style-name="T45_69">we</text:span><text:span text:style-name="T45_70">’</text:span><text:span text:style-name="T45_71">ll</text:span><text:span text:style-name="T45_72"><text:s/></text:span><text:span text:style-name="T45_73">set</text:span><text:span text:style-name="T45_74"><text:s/></text:span><text:span text:style-name="T45_75">ours</text:span><text:span text:style-name="T45_76"><text:s/></text:span><text:span text:style-name="T45_77">at</text:span><text:span text:style-name="T45_78"><text:s/>1<text:s/></text:span><text:span text:style-name="T45_79">for</text:span><text:span text:style-name="T45_80"><text:s/></text:span><text:span text:style-name="T45_81">now</text:span><text:span text:style-name="T45_82">.</text:span></text:p>
      <text:p text:style-name="P46"/>
      <text:p text:style-name="P47"><text:span text:style-name="T47_1">PRIOIRTY</text:span><text:span text:style-name="T47_2"><text:s/>=<text:s/>1</text:span></text:p>
      <text:p text:style-name="P48"/>
      <text:p text:style-name="P49"><text:span text:style-name="T49_1">The</text:span><text:span text:style-name="T49_2"><text:s/></text:span><text:span text:style-name="T49_3">isValid</text:span><text:span text:style-name="T49_4">()<text:s/></text:span><text:span text:style-name="T49_5">function</text:span><text:span text:style-name="T49_6"><text:s/></text:span><text:span text:style-name="T49_7">checks</text:span><text:span text:style-name="T49_8"><text:s/></text:span><text:span text:style-name="T49_9">the</text:span><text:span text:style-name="T49_10"><text:s/></text:span><text:span text:style-name="T49_11">speech</text:span><text:span text:style-name="T49_12"><text:s/></text:span><text:span text:style-name="T49_13">to</text:span><text:span text:style-name="T49_14"><text:s/></text:span><text:span text:style-name="T49_15">text</text:span><text:span text:style-name="T49_16"><text:s/></text:span><text:span text:style-name="T49_17">input</text:span><text:span text:style-name="T49_18"><text:s/></text:span><text:span text:style-name="T49_19">from</text:span><text:span text:style-name="T49_20"><text:s/></text:span><text:span text:style-name="T49_21">the</text:span><text:span text:style-name="T49_22"><text:s/></text:span><text:span text:style-name="T49_23">user</text:span><text:span text:style-name="T49_24">,<text:s/></text:span><text:span text:style-name="T49_25">to</text:span><text:span text:style-name="T49_26"><text:s/></text:span><text:span text:style-name="T49_27">select</text:span><text:span text:style-name="T49_28"><text:s/></text:span><text:span text:style-name="T49_29">this</text:span><text:span text:style-name="T49_30"><text:s/></text:span><text:span text:style-name="T49_31">module</text:span><text:span text:style-name="T49_32"><text:s/></text:span><text:span text:style-name="T49_33">as</text:span><text:span text:style-name="T49_34"><text:s/></text:span><text:span text:style-name="T49_35">the</text:span><text:span text:style-name="T49_36"><text:s/></text:span><text:span text:style-name="T49_37">correct</text:span><text:span text:style-name="T49_38"><text:s/></text:span><text:span text:style-name="T49_39">module</text:span><text:span text:style-name="T49_40">.<text:s/></text:span><text:span text:style-name="T49_41">All</text:span><text:span text:style-name="T49_42"><text:s/></text:span><text:span text:style-name="T49_43">the</text:span><text:span text:style-name="T49_44"><text:s/></text:span><text:span text:style-name="T49_45">words</text:span><text:span text:style-name="T49_46"><text:s/></text:span><text:span text:style-name="T49_47">in</text:span><text:span text:style-name="T49_48"><text:s/></text:span><text:span text:style-name="T49_49">the</text:span><text:span text:style-name="T49_50"><text:s/></text:span><text:span text:style-name="T49_51">search</text:span><text:span text:style-name="T49_52"><text:s/></text:span><text:span text:style-name="T49_53">function</text:span><text:span text:style-name="T49_54"><text:s/></text:span><text:span text:style-name="T49_55">need</text:span><text:span text:style-name="T49_56"><text:s/></text:span><text:span text:style-name="T49_57">to</text:span><text:span text:style-name="T49_58"><text:s/></text:span><text:span text:style-name="T49_59">be</text:span><text:span text:style-name="T49_60"><text:s/></text:span><text:span text:style-name="T49_61">in</text:span><text:span text:style-name="T49_62"><text:s/></text:span><text:span text:style-name="T49_63">the</text:span><text:span text:style-name="T49_64"><text:s/></text:span><text:span text:style-name="T49_65">WORDS</text:span><text:span text:style-name="T49_66"><text:s/></text:span><text:span text:style-name="T49_67">string</text:span><text:span text:style-name="T49_68"><text:s/></text:span><text:span text:style-name="T49_69">array</text:span><text:span text:style-name="T49_70">.<text:s/></text:span><text:span text:style-name="T49_71">This</text:span><text:span text:style-name="T49_72"><text:s/></text:span><text:span text:style-name="T49_73">will</text:span><text:span text:style-name="T49_74"><text:s/></text:span><text:span text:style-name="T49_75">check</text:span><text:span text:style-name="T49_76"><text:s/></text:span><text:span text:style-name="T49_77">the</text:span><text:span text:style-name="T49_78"><text:s/></text:span><text:span text:style-name="T49_79">input</text:span><text:span text:style-name="T49_80"><text:s/></text:span><text:span text:style-name="T49_81">from</text:span><text:span text:style-name="T49_82"><text:s/></text:span><text:span text:style-name="T49_83">the</text:span><text:span text:style-name="T49_84"><text:s/></text:span><text:span text:style-name="T49_85">user</text:span><text:span text:style-name="T49_86"><text:s/></text:span><text:span text:style-name="T49_87">and</text:span><text:span text:style-name="T49_88"><text:s/></text:span><text:span text:style-name="T49_89">return</text:span><text:span text:style-name="T49_90"><text:s/></text:span><text:span text:style-name="T49_91">true</text:span><text:span text:style-name="T49_92"><text:s/></text:span><text:span text:style-name="T49_93">if</text:span><text:span text:style-name="T49_94"><text:s/></text:span><text:span text:style-name="T49_95">this</text:span><text:span text:style-name="T49_96"><text:s/></text:span><text:span text:style-name="T49_97">module</text:span><text:span text:style-name="T49_98"><text:s/></text:span><text:span text:style-name="T49_99">is</text:span><text:span text:style-name="T49_100"><text:s/></text:span><text:span text:style-name="T49_101">related</text:span><text:span text:style-name="T49_102"><text:s/></text:span><text:span text:style-name="T49_103">to</text:span><text:span text:style-name="T49_104"><text:s/></text:span><text:span text:style-name="T49_105">the</text:span><text:span text:style-name="T49_106"><text:s/></text:span><text:span text:style-name="T49_107">input</text:span><text:span text:style-name="T49_108"><text:s/></text:span><text:span text:style-name="T49_109">text</text:span><text:span text:style-name="T49_110">.</text:span></text:p>
      <text:p text:style-name="P50"/>
      <text:p text:style-name="P51"><text:span text:style-name="T51_1">def</text:span><text:span text:style-name="T51_2"><text:s/></text:span><text:span text:style-name="T51_3">isValid</text:span><text:span text:style-name="T51_4">(</text:span><text:span text:style-name="T51_5">text</text:span><text:span text:style-name="T51_6">):<text:line-break/><text:s text:c="8"/></text:span><text:span text:style-name="T51_7">return</text:span><text:span text:style-name="T51_8"><text:s/></text:span><text:span text:style-name="T51_9">bool</text:span><text:span text:style-name="T51_10">(</text:span><text:span text:style-name="T51_11">re</text:span><text:span text:style-name="T51_12">.</text:span><text:span text:style-name="T51_13">search</text:span><text:span text:style-name="T51_14">(</text:span><text:span text:style-name="T51_15">r</text:span><text:span text:style-name="T51_16">'\</text:span><text:span text:style-name="T51_17">bdance</text:span><text:span text:style-name="T51_18">\</text:span><text:span text:style-name="T51_19">b</text:span><text:span text:style-name="T51_20">',<text:s/></text:span><text:span text:style-name="T51_21">text</text:span><text:span text:style-name="T51_22">,<text:s/></text:span><text:span text:style-name="T51_23">re</text:span><text:span text:style-name="T51_24">.</text:span><text:span text:style-name="T51_25">IGNORECASE</text:span><text:span text:style-name="T51_26">))</text:span></text:p>
      <text:p text:style-name="P52"/>
      <text:p text:style-name="P53"><text:span text:style-name="T53_1">The</text:span><text:span text:style-name="T53_2"><text:s/></text:span><text:span text:style-name="T53_3">handle</text:span><text:span text:style-name="T53_4">()<text:s/></text:span><text:span text:style-name="T53_5">function</text:span><text:span text:style-name="T53_6"><text:s/></text:span><text:span text:style-name="T53_7">will</text:span><text:span text:style-name="T53_8"><text:s/></text:span><text:span text:style-name="T53_9">basically</text:span><text:span text:style-name="T53_10"><text:s/></text:span><text:span text:style-name="T53_11">perform</text:span><text:span text:style-name="T53_12"><text:s/></text:span><text:span text:style-name="T53_13">an</text:span><text:span text:style-name="T53_14"><text:s/></text:span><text:span text:style-name="T53_15">action</text:span><text:span text:style-name="T53_16"><text:s/></text:span><text:span text:style-name="T53_17">in</text:span><text:span text:style-name="T53_18"><text:s/></text:span><text:span text:style-name="T53_19">relation</text:span><text:span text:style-name="T53_20"><text:s/></text:span><text:span text:style-name="T53_21">to</text:span><text:span text:style-name="T53_22"><text:s/></text:span><text:span text:style-name="T53_23">the</text:span><text:span text:style-name="T53_24"><text:s/></text:span><text:span text:style-name="T53_25">input</text:span><text:span text:style-name="T53_26">.<text:s/></text:span><text:span text:style-name="T53_27">Here</text:span><text:span text:style-name="T53_28"><text:s/></text:span><text:span text:style-name="T53_29">is</text:span><text:span text:style-name="T53_30"><text:s/></text:span><text:span text:style-name="T53_31">where</text:span><text:span text:style-name="T53_32"><text:s/></text:span><text:span text:style-name="T53_33">Jasper</text:span><text:span text:style-name="T53_34"><text:s/></text:span><text:span text:style-name="T53_35">will</text:span><text:span text:style-name="T53_36"><text:s/></text:span><text:span text:style-name="T53_37">respond</text:span><text:span text:style-name="T53_38"><text:s/></text:span><text:span text:style-name="T53_39">to</text:span><text:span text:style-name="T53_40"><text:s/></text:span><text:span text:style-name="T53_41">his</text:span><text:span text:style-name="T53_42"><text:s/></text:span><text:span text:style-name="T53_43">input</text:span><text:span text:style-name="T53_44">.<text:s/></text:span><text:span text:style-name="T53_45">In</text:span><text:span text:style-name="T53_46"><text:s/></text:span><text:span text:style-name="T53_47">this</text:span><text:span text:style-name="T53_48"><text:s/></text:span><text:span text:style-name="T53_49">example</text:span><text:span text:style-name="T53_50"><text:s/></text:span><text:span text:style-name="T53_51">I</text:span><text:span text:style-name="T53_52">’</text:span><text:span text:style-name="T53_53">ve</text:span><text:span text:style-name="T53_54"><text:s/></text:span><text:span text:style-name="T53_55">just</text:span><text:span text:style-name="T53_56"><text:s/></text:span><text:span text:style-name="T53_57">got</text:span><text:span text:style-name="T53_58"><text:s/></text:span><text:span text:style-name="T53_59">Jasper</text:span><text:span text:style-name="T53_60"><text:s/></text:span><text:span text:style-name="T53_61">to</text:span><text:span text:style-name="T53_62"><text:s/></text:span><text:span text:style-name="T53_63">acknowledge</text:span><text:span text:style-name="T53_64"><text:s/></text:span><text:span text:style-name="T53_65">that</text:span><text:span text:style-name="T53_66"><text:s/></text:span><text:span text:style-name="T53_67">he</text:span><text:span text:style-name="T53_68">’</text:span><text:span text:style-name="T53_69">s</text:span><text:span text:style-name="T53_70"><text:s/></text:span><text:span text:style-name="T53_71">going</text:span><text:span text:style-name="T53_72"><text:s/></text:span><text:span text:style-name="T53_73">to</text:span><text:span text:style-name="T53_74"><text:s/></text:span><text:span text:style-name="T53_75">dance</text:span><text:span text:style-name="T53_76"><text:s/></text:span><text:span text:style-name="T53_77">and</text:span><text:span text:style-name="T53_78"><text:s/></text:span><text:span text:style-name="T53_79">then</text:span><text:span text:style-name="T53_80"><text:s/></text:span><text:span text:style-name="T53_81">call</text:span><text:span text:style-name="T53_82"><text:s/></text:span><text:span text:style-name="T53_83">a</text:span><text:span text:style-name="T53_84"><text:s/></text:span><text:span text:style-name="T53_85">function</text:span><text:span text:style-name="T53_86"><text:s/></text:span><text:span text:style-name="T53_87">from</text:span><text:span text:style-name="T53_88"><text:s/></text:span><text:span text:style-name="T53_89">the</text:span><text:span text:style-name="T53_90"><text:s/></text:span><text:span text:style-name="T53_91">module</text:span><text:span text:style-name="T53_92"><text:s/></text:span><text:span text:style-name="T53_93">PiBot</text:span><text:span text:style-name="T53_94"><text:s/></text:span><text:span text:style-name="T53_95">to</text:span><text:span text:style-name="T53_96"><text:s/></text:span><text:span text:style-name="T53_97">get</text:span><text:span text:style-name="T53_98"><text:s/></text:span><text:span text:style-name="T53_99">our</text:span><text:span text:style-name="T53_100"><text:s/></text:span><text:span text:style-name="T53_101">Jasper</text:span><text:span text:style-name="T53_102"><text:s/></text:span><text:span text:style-name="T53_103">dancing</text:span><text:span text:style-name="T53_104"><text:s/></text:span><text:span text:style-name="T53_105">via</text:span><text:span text:style-name="T53_106"><text:s/></text:span><text:span text:style-name="T53_107">PiBot</text:span><text:span text:style-name="T53_108">!<text:s/></text:span></text:p>
      <text:p text:style-name="P54"/>
      <text:p text:style-name="P55"><text:span text:style-name="T55_1">def</text:span><text:span text:style-name="T55_2"><text:s/></text:span><text:span text:style-name="T55_3">handle</text:span><text:span text:style-name="T55_4">(</text:span><text:span text:style-name="T55_5">text</text:span><text:span text:style-name="T55_6">,<text:s/></text:span><text:span text:style-name="T55_7">mic</text:span><text:span text:style-name="T55_8">,<text:s/></text:span><text:span text:style-name="T55_9">profile</text:span><text:span text:style-name="T55_10">):<text:line-break/><text:s text:c="8"/></text:span><text:span text:style-name="T55_11">mic</text:span><text:span text:style-name="T55_12">.</text:span><text:span text:style-name="T55_13">say</text:span><text:span text:style-name="T55_14">(“</text:span><text:span text:style-name="T55_15">Yeah</text:span><text:span text:style-name="T55_16">,<text:s/></text:span><text:span text:style-name="T55_17">sure</text:span><text:span text:style-name="T55_18">,<text:s/></text:span><text:span text:style-name="T55_19">watch</text:span><text:span text:style-name="T55_20"><text:s/></text:span><text:span text:style-name="T55_21">these</text:span><text:span text:style-name="T55_22"><text:s/></text:span><text:span text:style-name="T55_23">moves</text:span><text:span text:style-name="T55_24">.”)<text:s text:c="2"/>#<text:s/></text:span><text:span text:style-name="T55_25">Tell</text:span><text:span text:style-name="T55_26"><text:s/></text:span><text:span text:style-name="T55_27">the</text:span><text:span text:style-name="T55_28"><text:s/></text:span><text:span text:style-name="T55_29">user</text:span><text:span text:style-name="T55_30"><text:s/></text:span><text:span text:style-name="T55_31">to</text:span><text:span text:style-name="T55_32"><text:s/></text:span><text:span text:style-name="T55_33">watch</text:span><text:span text:style-name="T55_34"><text:s/></text:span><text:span text:style-name="T55_35">my</text:span><text:span text:style-name="T55_36"><text:s/></text:span><text:span text:style-name="T55_37">dance</text:span><text:span text:style-name="T55_38"><text:s/></text:span><text:span text:style-name="T55_39">moves</text:span></text:p>
      <text:p text:style-name="P56"><text:span text:style-name="T56_1"><text:s text:c="8"/></text:span><text:span text:style-name="T56_2">PiBot</text:span><text:span text:style-name="T56_3">.</text:span><text:span text:style-name="T56_4">dance</text:span><text:span text:style-name="T56_5"><text:s text:c="2"/>#<text:s/></text:span><text:span text:style-name="T56_6">Make</text:span><text:span text:style-name="T56_7"><text:s/></text:span><text:span text:style-name="T56_8">PiBot</text:span><text:span text:style-name="T56_9"><text:s/></text:span><text:span text:style-name="T56_10">Dance</text:span></text:p>
      <text:p text:style-name="P57"/>
      <text:p text:style-name="P58"/>
      <text:p text:style-name="P59"/>
      <text:p text:style-name="P60"><text:span text:style-name="T60_1">***</text:span><text:span text:style-name="T60_2">full</text:span><text:span text:style-name="T60_3"><text:s/></text:span><text:span text:style-name="T60_4">script</text:span><text:span text:style-name="T60_5"><text:s/></text:span><text:span text:style-name="T60_6">next</text:span><text:span text:style-name="T60_7"><text:s/></text:span><text:span text:style-name="T60_8">page</text:span><text:span text:style-name="T60_9">***</text:span></text:p>
      <text:p text:style-name="P61"/>
      <text:p text:style-name="P62"/>
      <text:p text:style-name="P63"/>
      <text:p text:style-name="P64"/>
      <text:p text:style-name="P65"/>
      <text:p text:style-name="P66"><text:span text:style-name="T66_1">Full</text:span><text:span text:style-name="T66_2"><text:s/></text:span><text:span text:style-name="T66_3">script</text:span><text:span text:style-name="T66_4">:</text:span></text:p>
      <text:p text:style-name="P67"/>
      <text:p text:style-name="P68"><text:span text:style-name="T68_1">__</text:span><text:span text:style-name="T68_2">author</text:span><text:span text:style-name="T68_3">__<text:s/>=<text:s/>'</text:span><text:span text:style-name="T68_4">alexgray</text:span><text:span text:style-name="T68_5">'</text:span></text:p>
      <text:p text:style-name="P69"/>
      <text:p text:style-name="P70"><text:span text:style-name="T70_1">import</text:span><text:span text:style-name="T70_2"><text:s/></text:span><text:span text:style-name="T70_3">PiBot</text:span></text:p>
      <text:p text:style-name="P71"><text:span text:style-name="T71_1">import</text:span><text:span text:style-name="T71_2"><text:s/></text:span><text:span text:style-name="T71_3">re</text:span></text:p>
      <text:p text:style-name="P72"/>
      <text:p text:style-name="P73"><text:span text:style-name="T73_1">WORDS</text:span><text:span text:style-name="T73_2"><text:s/>=<text:s/>["</text:span><text:span text:style-name="T73_3">dance</text:span><text:span text:style-name="T73_4">"]</text:span></text:p>
      <text:p text:style-name="P74"><text:span text:style-name="T74_1">PRIORITY</text:span><text:span text:style-name="T74_2"><text:s/>=<text:s/>1</text:span></text:p>
      <text:p text:style-name="P75"/>
      <text:p text:style-name="P76"><text:span text:style-name="T76_1">def</text:span><text:span text:style-name="T76_2"><text:s/></text:span><text:span text:style-name="T76_3">is</text:span><text:span text:style-name="T76_4">_</text:span><text:span text:style-name="T76_5">valid</text:span><text:span text:style-name="T76_6">(</text:span><text:span text:style-name="T76_7">text</text:span><text:span text:style-name="T76_8">):</text:span></text:p>
      <text:p text:style-name="P77"><text:span text:style-name="T77_1"><text:s text:c="4"/>"""</text:span></text:p>
      <text:p text:style-name="P78"><text:span text:style-name="T78_1"><text:s text:c="8"/></text:span><text:span text:style-name="T78_2">Returns</text:span><text:span text:style-name="T78_3"><text:s/></text:span><text:span text:style-name="T78_4">True</text:span><text:span text:style-name="T78_5"><text:s/></text:span><text:span text:style-name="T78_6">if</text:span><text:span text:style-name="T78_7"><text:s/></text:span><text:span text:style-name="T78_8">the</text:span><text:span text:style-name="T78_9"><text:s/></text:span><text:span text:style-name="T78_10">input</text:span><text:span text:style-name="T78_11"><text:s/></text:span><text:span text:style-name="T78_12">is</text:span><text:span text:style-name="T78_13"><text:s/></text:span><text:span text:style-name="T78_14">related</text:span><text:span text:style-name="T78_15"><text:s/></text:span><text:span text:style-name="T78_16">to</text:span><text:span text:style-name="T78_17"><text:s/>"</text:span><text:span text:style-name="T78_18">dance</text:span><text:span text:style-name="T78_19">".</text:span></text:p>
      <text:p text:style-name="P79"/>
      <text:p text:style-name="P80"><text:span text:style-name="T80_1"><text:s text:c="8"/></text:span><text:span text:style-name="T80_2">Arguments</text:span><text:span text:style-name="T80_3">:</text:span></text:p>
      <text:p text:style-name="P81"><text:span text:style-name="T81_1"><text:s text:c="8"/></text:span><text:span text:style-name="T81_2">text</text:span><text:span text:style-name="T81_3"><text:s/>--<text:s/></text:span><text:span text:style-name="T81_4">user</text:span><text:span text:style-name="T81_5">-</text:span><text:span text:style-name="T81_6">input</text:span><text:span text:style-name="T81_7">,<text:s/></text:span><text:span text:style-name="T81_8">typically</text:span><text:span text:style-name="T81_9"><text:s/></text:span><text:span text:style-name="T81_10">transcribed</text:span><text:span text:style-name="T81_11"><text:s/></text:span><text:span text:style-name="T81_12">speech</text:span></text:p>
      <text:p text:style-name="P82"><text:span text:style-name="T82_1"><text:s text:c="4"/>"""</text:span></text:p>
      <text:p text:style-name="P83"/>
      <text:p text:style-name="P84"><text:span text:style-name="T84_1"><text:s text:c="4"/></text:span><text:span text:style-name="T84_2">return</text:span><text:span text:style-name="T84_3"><text:s/></text:span><text:span text:style-name="T84_4">bool</text:span><text:span text:style-name="T84_5">(</text:span><text:span text:style-name="T84_6">re</text:span><text:span text:style-name="T84_7">.</text:span><text:span text:style-name="T84_8">search</text:span><text:span text:style-name="T84_9">(</text:span><text:span text:style-name="T84_10">r</text:span><text:span text:style-name="T84_11">'\</text:span><text:span text:style-name="T84_12">bdance</text:span><text:span text:style-name="T84_13">\</text:span><text:span text:style-name="T84_14">b</text:span><text:span text:style-name="T84_15">',<text:s/></text:span><text:span text:style-name="T84_16">text</text:span><text:span text:style-name="T84_17">,<text:s/></text:span><text:span text:style-name="T84_18">re</text:span><text:span text:style-name="T84_19">.</text:span><text:span text:style-name="T84_20">IGNORECASE</text:span><text:span text:style-name="T84_21">))</text:span></text:p>
      <text:p text:style-name="P85"/>
      <text:p text:style-name="P86"/>
      <text:p text:style-name="P87"/>
      <text:p text:style-name="P88"><text:span text:style-name="T88_1">def</text:span><text:span text:style-name="T88_2"><text:s/></text:span><text:span text:style-name="T88_3">handle</text:span><text:span text:style-name="T88_4">(</text:span><text:span text:style-name="T88_5">text</text:span><text:span text:style-name="T88_6">,<text:s/></text:span><text:span text:style-name="T88_7">mic</text:span><text:span text:style-name="T88_8">,<text:s/></text:span><text:span text:style-name="T88_9">profile</text:span><text:span text:style-name="T88_10">):</text:span></text:p>
      <text:p text:style-name="P89"><text:span text:style-name="T89_1"><text:s text:c="4"/></text:span><text:span text:style-name="T89_2">mic</text:span><text:span text:style-name="T89_3">.</text:span><text:span text:style-name="T89_4">say</text:span><text:span text:style-name="T89_5">(“</text:span><text:span text:style-name="T89_6">Yeah</text:span><text:span text:style-name="T89_7">','<text:s/></text:span><text:span text:style-name="T89_8">sure</text:span><text:span text:style-name="T89_9">','<text:s/></text:span><text:span text:style-name="T89_10">watch</text:span><text:span text:style-name="T89_11"><text:s/></text:span><text:span text:style-name="T89_12">these</text:span><text:span text:style-name="T89_13"><text:s/></text:span><text:span text:style-name="T89_14">moves</text:span><text:span text:style-name="T89_15">'.'”)<text:s text:c="2"/>#<text:s/></text:span><text:span text:style-name="T89_16">Tell</text:span><text:span text:style-name="T89_17"><text:s/></text:span><text:span text:style-name="T89_18">the</text:span><text:span text:style-name="T89_19"><text:s/></text:span><text:span text:style-name="T89_20">user</text:span><text:span text:style-name="T89_21"><text:s/></text:span><text:span text:style-name="T89_22">to</text:span><text:span text:style-name="T89_23"><text:s/></text:span><text:span text:style-name="T89_24">watch</text:span><text:span text:style-name="T89_25"><text:s/></text:span><text:span text:style-name="T89_26">my</text:span><text:span text:style-name="T89_27"><text:s/></text:span><text:span text:style-name="T89_28">dance</text:span><text:span text:style-name="T89_29"><text:s/></text:span><text:span text:style-name="T89_30">moves</text:span></text:p>
      <text:p text:style-name="P90"><text:span text:style-name="T90_1"><text:s text:c="4"/></text:span><text:span text:style-name="T90_2">PiBot</text:span><text:span text:style-name="T90_3">.</text:span><text:span text:style-name="T90_4">dance</text:span><text:span text:style-name="T90_5"><text:s text:c="2"/>#<text:s/></text:span><text:span text:style-name="T90_6">Make</text:span><text:span text:style-name="T90_7"><text:s/></text:span><text:span text:style-name="T90_8">PiBot</text:span><text:span text:style-name="T90_9"><text:s/></text:span><text:span text:style-name="T90_10">Dance</text:span></text:p>
      <text:p text:style-name="P91"/>
      <text:p text:style-name="P92"/>
      <text:h text:style-name="P93" text:outline-level="10"><text:bookmark-start text:name="h.2yhcr26chpr8"/><text:bookmark-end text:name="h.2yhcr26chpr8"/><text:span text:style-name="T93_1">Power</text:span><text:span text:style-name="T93_2"><text:s/></text:span><text:span text:style-name="T93_3">To</text:span><text:span text:style-name="T93_4"><text:s/></text:span><text:span text:style-name="T93_5">See</text:span><text:span text:style-name="T93_6"><text:s/></text:span></text:h>
      <text:p text:style-name="P94"/>
      <text:p text:style-name="P95"><text:span text:style-name="T95_1">The</text:span><text:span text:style-name="T95_2"><text:s/></text:span><text:span text:style-name="T95_3">third</text:span><text:span text:style-name="T95_4"><text:s/></text:span><text:span text:style-name="T95_5">topic</text:span><text:span text:style-name="T95_6"><text:s/></text:span><text:span text:style-name="T95_7">advanced</text:span><text:span text:style-name="T95_8"><text:s/></text:span><text:span text:style-name="T95_9">topic</text:span><text:span text:style-name="T95_10"><text:s/></text:span><text:span text:style-name="T95_11">that</text:span><text:span text:style-name="T95_12"><text:s/></text:span><text:span text:style-name="T95_13">I</text:span><text:span text:style-name="T95_14"><text:s/></text:span><text:span text:style-name="T95_15">wnat</text:span><text:span text:style-name="T95_16"><text:s/></text:span><text:span text:style-name="T95_17">to</text:span><text:span text:style-name="T95_18"><text:s/></text:span><text:span text:style-name="T95_19">cover</text:span><text:span text:style-name="T95_20"><text:s/></text:span><text:span text:style-name="T95_21">is</text:span><text:span text:style-name="T95_22"><text:s/></text:span><text:span text:style-name="T95_23">the</text:span><text:span text:style-name="T95_24"><text:s/></text:span><text:span text:style-name="T95_25">power</text:span><text:span text:style-name="T95_26"><text:s/></text:span><text:span text:style-name="T95_27">to</text:span><text:span text:style-name="T95_28"><text:s/></text:span><text:span text:style-name="T95_29">see</text:span><text:span text:style-name="T95_30">,<text:s text:c="2"/></text:span><text:span text:style-name="T95_31">The</text:span><text:span text:style-name="T95_32"><text:s/></text:span><text:span text:style-name="T95_33">Raspberry</text:span><text:span text:style-name="T95_34"><text:s/></text:span><text:span text:style-name="T95_35">Pi</text:span><text:span text:style-name="T95_36"><text:s/></text:span><text:span text:style-name="T95_37">Foundation</text:span><text:span text:style-name="T95_38"><text:s/></text:span><text:span text:style-name="T95_39">has</text:span><text:span text:style-name="T95_40"><text:s/></text:span><text:span text:style-name="T95_41">released</text:span><text:span text:style-name="T95_42"><text:s/></text:span><text:span text:style-name="T95_43">more</text:span><text:span text:style-name="T95_44"><text:s/></text:span><text:span text:style-name="T95_45">source</text:span><text:span text:style-name="T95_46"><text:s/></text:span><text:span text:style-name="T95_47">code</text:span><text:span text:style-name="T95_48"><text:s/></text:span><text:span text:style-name="T95_49">for</text:span><text:span text:style-name="T95_50"><text:s/></text:span><text:span text:style-name="T95_51">its</text:span><text:span text:style-name="T95_52"><text:s/></text:span><text:span text:style-name="T95_53">GPU</text:span><text:span text:style-name="T95_54"><text:s/>(</text:span><text:span text:style-name="T95_55">graphical</text:span><text:span text:style-name="T95_56"><text:s/></text:span><text:span text:style-name="T95_57">processing</text:span><text:span text:style-name="T95_58"><text:s/></text:span><text:span text:style-name="T95_59">unit</text:span><text:span text:style-name="T95_60">)<text:s/></text:span><text:span text:style-name="T95_61">recently</text:span><text:span text:style-name="T95_62"><text:s/></text:span><text:span text:style-name="T95_63">and</text:span><text:span text:style-name="T95_64"><text:s/></text:span><text:span text:style-name="T95_65">this</text:span><text:span text:style-name="T95_66"><text:s/></text:span><text:span text:style-name="T95_67">has</text:span><text:span text:style-name="T95_68"><text:s/></text:span><text:span text:style-name="T95_69">made</text:span><text:span text:style-name="T95_70"><text:s/></text:span><text:span text:style-name="T95_71">it</text:span><text:span text:style-name="T95_72"><text:s/></text:span><text:span text:style-name="T95_73">possible</text:span><text:span text:style-name="T95_74"><text:s/></text:span><text:span text:style-name="T95_75">to</text:span><text:span text:style-name="T95_76"><text:s/></text:span><text:span text:style-name="T95_77">run</text:span><text:span text:style-name="T95_78"><text:s/>‘</text:span><text:span text:style-name="T95_79">open</text:span><text:span text:style-name="T95_80"><text:s/></text:span><text:span text:style-name="T95_81">CV</text:span><text:span text:style-name="T95_82"><text:s/></text:span><text:span text:style-name="T95_83">on</text:span><text:span text:style-name="T95_84"><text:s/></text:span><text:span text:style-name="T95_85">the</text:span><text:span text:style-name="T95_86"><text:s/></text:span><text:span text:style-name="T95_87">Rapsberrry</text:span><text:span text:style-name="T95_88"><text:s/></text:span><text:span text:style-name="T95_89">Pi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